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2.75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p.t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 table:number-columns-repeated="2"/>
        <table:table-column table:style-name="ACOL-0" table:number-columns-repeated="3"/>
        <table:table-column table:style-name="ACOL-0" table:number-columns-repeated="250"/>
        <table:table-row table:style-name="AROW-0">
          <table:table-cell table:style-name="Gnumeric-default" office:value-type="string">
            <text:p>Benchmark</text:p>
          </table:table-cell>
          <table:table-cell table:style-name="Gnumeric-default" office:value-type="string">
            <text:p>MockInstantiationCount</text:p>
          </table:table-cell>
          <table:table-cell table:style-name="Gnumeric-default" office:value-type="string">
            <text:p>TestRelatedMethodsCount</text:p>
          </table:table-cell>
          <table:table-cell table:style-name="Gnumeric-default" office:value-type="string">
            <text:p>TestRelatedMethodsInstantiatingMockCount</text:p>
          </table:table-cell>
          <table:table-cell table:style-name="Gnumeric-default" office:value-type="string">
            <text:p>DistinctPkgsInstantiatingMocks</text:p>
          </table:table-cell>
          <table:table-cell table:style-name="Gnumeric-default" office:value-type="string">
            <text:p>DistinctMockAPIsCalled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ma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youdia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wesomeMa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y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astjs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36">
            <text:p>45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qtt-dem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qtt-sd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artha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uobi_Java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powermock.api.mockito.PowerMockito::mock(Ljava/lang/Class;)Ljava/lang/Object; org.mockito.Mockito::same(Ljava/lang/Object;)Ljava/lang/Object; org.mockito.ArgumentCaptor::capture()Ljava/lang/Object; org.powermock.api.mockito.expectation.PowerMockitoStubber::when(Ljava/lang/Class;Ljava/lang/String;[Ljava/lang/Object;)V org.powermock.api.mockito.PowerMockito::field(Ljava/lang/Class;Ljava/lang/String;)Ljava/lang/reflect/Field; org.powermock.api.support.membermodification.MemberModifier::field(Ljava/lang/Class;Ljava/lang/String;)Ljava/lang/reflect/Field; org.mockito.Mockito::when(Ljava/lang/Object;)Lorg/mockito/stubbing/OngoingStubbing; org.mockito.stubbing.OngoingStubbing::thenReturn(Ljava/lang/Object;)Lorg/mockito/stubbing/OngoingStubbing; org.powermock.api.mockito.expectation.ConstructorExpectationSetup::withNoArguments()Lorg/mockito/stubbing/OngoingStubbing; org.powermock.api.mockito.PowerMockito::doNothing()Lorg/powermock/api/mockito/expectation/PowerMockitoStubber; org.powermock.api.mockito.PowerMockito::mockStatic(Ljava/lang/Class;[Ljava/lang/Class;)V org.mockito.ArgumentCaptor::forClass(Ljava/lang/Class;)Lorg/mockito/ArgumentCaptor; org.powermock.api.mockito.PowerMockito::when(Ljava/lang/Object;Ljava/lang/String;[Ljava/lang/Object;)Lorg/mockito/stubbing/OngoingStubbing; org.mockito.ArgumentCaptor::getValue()Ljava/lang/Object; org.powermock.api.mockito.PowerMockito::whenNew(Ljava/lang/Class;)Lorg/powermock/api/mockito/expectation/ConstructorExpectationSetup; org.mockito.Matchers::any()Ljava/lang/Object; org.mockito.Mockito::times(I)Lorg/mockito/verification/VerificationMode; org.mockito.Mockito::verify(Ljava/lang/Object;Lorg/mockito/verification/VerificationMode;)Ljava/lang/Object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mServic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nvokeWeiyu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Intervie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UnserializePoc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oggab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il-plu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pen-api-sd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esensitiz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eserialize-te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afka-Insigh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oubanWebSpi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es-rsa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m-demo-netty-tcp-websocke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nCha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blogLoginDem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ataprocess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cket-mqt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ddrpars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ble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01">
            <text:p>3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enix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aptcha-kil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ttpNett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ace-recognition-lo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erialization-te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ayuicodetoo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warmu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anal2kud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md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pdate-center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atcros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enchmark-thrif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ustAu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x-chatbo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etty-UD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ctopus-Forum-v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q-leari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ykit-holida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asyexce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ustAu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ttp-api-invok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dwork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zeroFlo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vbinspec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CDClassifi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cl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6">
            <text:p>1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perf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AFBuil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ex-engine-relevancy-profi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ataverse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164">
            <text:p>116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Mockito::mock(Ljava/lang/Class;Lorg/mockito/stubbing/Answer;)Ljava/lang/Object; org.mockito.stubbing.LenientStubber::when(Ljava/lang/Object;)Lorg/mockito/stubbing/OngoingStubbing; org.mockito.ArgumentCaptor::capture()Ljava/lang/Object; org.mockito.Mockito::doThrow([Ljava/lang/Throwable;)Lorg/mockito/stubbing/Stubber; org.mockito.Mockito::lenient()Lorg/mockito/stubbing/LenientStubber; org.mockito.Mockito::when(Ljava/lang/Object;)Lorg/mockito/stubbing/OngoingStubbing; org.mockito.Mockito::doNothing()Lorg/mockito/stubbing/Stubber; org.mockito.stubbing.OngoingStubbing::thenReturn(Ljava/lang/Object;)Lorg/mockito/stubbing/OngoingStubbing; org.mockito.ArgumentMatchers::eq(Ljava/lang/Object;)Ljava/lang/Object; org.mockito.Mockito::doReturn(Ljava/lang/Object;)Lorg/mockito/stubbing/Stubber; org.mockito.Matchers::anyString()Ljava/lang/String; org.mockito.stubbing.Stubber::when(Ljava/lang/Object;)Ljava/lang/Object; org.mockito.ArgumentMatchers::anyString()Ljava/lang/String; org.mockito.ArgumentCaptor::forClass(Ljava/lang/Class;)Lorg/mockito/ArgumentCaptor; org.mockito.ArgumentMatchers::any(Ljava/lang/Class;)Ljava/lang/Object; org.mockito.ArgumentCaptor::getValue(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ASPlan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xml-docle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ftp-fetch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anyInt()I org.mockito.Mockito::never()Lorg/mockito/verification/VerificationMode; org.mockito.Mockito::any(Ljava/lang/Class;)Ljava/lang/Object; org.mockito.Mockito::when(Ljava/lang/Object;)Lorg/mockito/stubbing/OngoingStubbing; org.mockito.stubbing.OngoingStubbing::thenReturn(Ljava/lang/Object;)Lorg/mockito/stubbing/OngoingStubbing; org.mockito.Matchers::eq(Ljava/lang/Object;)Ljava/lang/Object; org.mockito.Matchers::eq(I)I org.mockito.Mockito::eq(Ljava/lang/Object;)Ljava/lang/Object; org.mockito.Mockito::verify(Ljava/lang/Object;)Ljava/lang/Object; org.mockito.Mockito::verify(Ljava/lang/Object;Lorg/mockito/verification/VerificationMode;)Ljava/lang/Object; org.mockito.stubbing.OngoingStubbing::thenThrow([Ljava/lang/Throwable;)Lorg/mockito/stubbing/OngoingStubbing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umtree-spoon-ast-diff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9">
            <text:p>1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ecuba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rushpa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4">
            <text:p>3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SUtlilt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reversepr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cf2pdf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ssertj-assertions-gen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7">
            <text:p>1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ynamodb-online-index-violation-detector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5">
            <text:p>18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stubbing.Stubber::when(Ljava/lang/Object;)Ljava/lang/Object; org.mockito.Mockito::doThrow(Ljava/lang/Throwable;)Lorg/mockito/stubbing/Stubber; org.mockito.Mockito::when(Ljava/lang/Object;)Lorg/mockito/stubbing/OngoingStubbing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 org.mockito.Mockito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clipse-plugin-clean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atchers::eq(Ljava/lang/Object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hitespace-interpre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ucene-hdfs-directo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annel-directory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any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lacier-cl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FLi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9">
            <text:p>39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astlogg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eismichadoo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cial-graph-influenc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x3m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afka-spark-consum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ogstash-forwarder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quasar-groov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ARQLFed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prmf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estControlByteCod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spy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ushBo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rbi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ruzeir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inkbenc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penDataMas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o_go_glast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ecre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mark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7">
            <text:p>1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lur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roche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dap-in-memo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raphbuil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tec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vspherecontrol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easymock.IExpectationSetters::andReturn(Ljava/lang/Object;)Lorg/easymock/IExpectationSetters; org.easymock.EasyMock::createMock(Ljava/lang/Class;)Ljava/lang/Object; org.easymock.EasyMock::expect(Ljava/lang/Object;)Lorg/easymock/IExpectationSetters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laz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afka-broker-discovery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stubbing.OngoingStubbing::then(Lorg/mockito/stubbing/Answer;)Lorg/mockito/stubbing/OngoingStubbing; org.mockito.Mockito::mock(Ljava/lang/Class;)Ljava/lang/Object; org.mockito.internal.util.reflection.Whitebox::setInternalState(Ljava/lang/Object;Ljava/lang/String;Ljava/lang/Object;)V org.mockito.stubbing.Stubber::when(Ljava/lang/Object;)Ljava/lang/Object; org.mockito.Mockito::spy(Ljava/lang/Object;)Ljava/lang/Object; org.mockito.Mockito::when(Ljava/lang/Object;)Lorg/mockito/stubbing/OngoingStubbing; org.mockito.stubbing.OngoingStubbing::thenReturn(Ljava/lang/Object;)Lorg/mockito/stubbing/OngoingStubbing; org.mockito.Mockito::doReturn(Ljava/lang/Object;)Lorg/mockito/stubbing/Stubber; org.mockito.Mockito::verify(Ljava/lang/Object;)Ljava/lang/Object; org.mockito.Mockito::times(I)Lorg/mockito/verification/VerificationMode; org.mockito.Mockito::verify(Ljava/lang/Object;Lorg/mockito/verification/VerificationMode;)Ljava/lang/Object; org.mockito.Mockito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luewe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c-log-analyz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ikifori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ards-against-humanit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ntact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stubbing.Stubber::when(Ljava/lang/Object;)Ljava/lang/Object; org.mockito.Matchers::anyString()Ljava/lang/String; org.mockito.Mockito::doCallRealMethod()Lorg/mockito/stubbing/Stubber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q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wagger-conver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tree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nLMetsExpor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xcel-to-js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ummydroi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ouble-propagation-target-genera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aml-codege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Mpq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itCo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ernarytre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de-genera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ogback-deco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ynthetic-produc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daboo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cl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labelpropaga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tmp-li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rawle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eq(Z)Z org.mockito.Mockito::mock(Ljava/lang/Class;)Ljava/lang/Object; org.mockito.Mockito::when(Ljava/lang/Object;)Lorg/mockito/stubbing/OngoingStubbing; org.mockito.stubbing.OngoingStubbing::thenReturn(Ljava/lang/Object;[Ljava/lang/Object;)Lorg/mockito/stubbing/OngoingStubbing; org.mockito.Matchers::anyObject(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assandra-opstoo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nfraworld-cornersto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assandra-stres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orkbenc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loudsyn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urento-module-cre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asy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de-analy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spy(Ljava/lang/Object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umo-report-generator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doThrow(Ljava/lang/Class;)Lorg/mockito/stubbing/Stubber; org.mockito.Mockito::anyInt()I org.mockito.Mockito::reset([Ljava/lang/Object;)V org.mockito.Mockito::when(Ljava/lang/Object;)Lorg/mockito/stubbing/OngoingStubbing; org.mockito.Mockito::doNothing()Lorg/mockito/stubbing/Stubber; org.mockito.stubbing.OngoingStubbing::thenReturn(Ljava/lang/Object;)Lorg/mockito/stubbing/OngoingStubbing; org.mockito.Mockito::anyString()Ljava/lang/String; org.mockito.MockitoAnnotations::initMocks(Ljava/lang/Object;)V org.mockito.stubbing.Stubber::when(Ljava/lang/Object;)Ljava/lang/Object; org.mockito.Matchers::any(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OWL2VOWL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powermock.api.mockito.expectation.ConstructorExpectationSetup::withArguments(Ljava/lang/Object;[Ljava/lang/Object;)Lorg/mockito/stubbing/OngoingStubbing; org.mockito.stubbing.Stubber::when(Ljava/lang/Object;)Ljava/lang/Object; org.mockito.invocation.InvocationOnMock::getArguments()[Ljava/lang/Object; org.mockito.Mockito::any(Ljava/lang/Class;)Ljava/lang/Object; org.mockito.Mockito::doNothing()Lorg/mockito/stubbing/Stubber; org.powermock.api.mockito.PowerMockito::whenNew(Ljava/lang/Class;)Lorg/powermock/api/mockito/expectation/ConstructorExpectationSetup; org.mockito.Matchers::anyCollection()Ljava/util/Collection; org.mockito.stubbing.OngoingStubbing::thenReturn(Ljava/lang/Object;)Lorg/mockito/stubbing/OngoingStubbing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vectalig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cstrea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ramte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osquito-report-api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Matchers::any(Ljava/lang/Class;)Ljava/lang/Object; org.mockito.Mockito::any()Ljava/lang/Object; org.mockito.ArgumentCaptor::getAllValues()Ljava/util/List; org.mockito.ArgumentCaptor::capture()Ljava/lang/Object; org.mockito.Mockito::when(Ljava/lang/Object;)Lorg/mockito/stubbing/OngoingStubbing; org.mockito.stubbing.OngoingStubbing::thenReturn(Ljava/lang/Object;)Lorg/mockito/stubbing/OngoingStubbing; org.mockito.MockitoAnnotations::initMocks(Ljava/lang/Object;)V org.mockito.Matchers::eq(Ljava/lang/Object;)Ljava/lang/Object; org.mockito.ArgumentCaptor::forClass(Ljava/lang/Class;)Lorg/mockito/ArgumentCaptor; org.mockito.ArgumentCaptor::getValue()Ljava/lang/Object; org.mockito.Matchers::any()Ljava/lang/Object; org.mockito.Mockito::verify(Ljava/lang/Object;)Ljava/lang/Object; org.mockito.Mockito::verify(Ljava/lang/Object;Lorg/mockito/verification/VerificationMode;)Ljava/lang/Object; org.mockito.Mockito::times(I)Lorg/mockito/verification/VerificationMode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arql-greml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penshift-elasticsearch-plugin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35">
            <text:p>13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atchers::anyVararg()Ljava/lang/Object; org.mockito.Mockito::doAnswer(Lorg/mockito/stubbing/Answer;)Lorg/mockito/stubbing/Stubber; org.mockito.Mockito::reset([Ljava/lang/Object;)V org.mockito.Matchers::any(Ljava/lang/Class;)Ljava/lang/Object; org.mockito.Mockito::never()Lorg/mockito/verification/VerificationMode; org.mockito.Matchers::anyInt()I org.mockito.Mockito::spy(Ljava/lang/Object;)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stubbing.OngoingStubbing::thenThrow([Ljava/lang/Class;)Lorg/mockito/stubbing/OngoingStubbing; org.mockito.Mockito::doReturn(Ljava/lang/Object;)Lorg/mockito/stubbing/Stubber; org.mockito.Mockito::anyString()Ljava/lang/String; org.mockito.Matchers::eq(Ljava/lang/Object;)Ljava/lang/Object; org.mockito.Matchers::anyString()Ljava/lang/String; org.mockito.stubbing.Stubber::when(Ljava/lang/Object;)Ljava/lang/Object; org.mockito.invocation.InvocationOnMock::getArguments()[Ljava/lang/Object; org.mockito.Matchers::anyBoolean()Z org.mockito.Mockito::verify(Ljava/lang/Object;)Ljava/lang/Object; org.mockito.Mockito::verify(Ljava/lang/Object;Lorg/mockito/verification/VerificationMode;)Ljava/lang/Object; org.mockito.Mockito::times(I)Lorg/mockito/verification/VerificationMode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crepo-import-export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mock(Ljava/lang/Class;)Ljava/lang/Object; org.mockito.Mockito::atLeastOnce()Lorg/mockito/verification/VerificationMode; org.mockito.Mockito::never()Lorg/mockito/verification/VerificationMode; org.mockito.ArgumentCaptor::capture()Ljava/lang/Object; org.mockito.Mockito::when(Ljava/lang/Object;)Lorg/mockito/stubbing/OngoingStubbing; org.mockito.stubbing.OngoingStubbing::thenReturn(Ljava/lang/Object;)Lorg/mockito/stubbing/OngoingStubbing; org.mockito.Matchers::isA(Ljava/lang/Class;)Ljava/lang/Object; org.mockito.MockitoAnnotations::initMocks(Ljava/lang/Object;)V org.mockito.Matchers::eq(Ljava/lang/Object;)Ljava/lang/Object; org.mockito.ArgumentCaptor::forClass(Ljava/lang/Class;)Lorg/mockito/ArgumentCaptor; org.mockito.ArgumentCaptor::getValue()Ljava/lang/Object; org.mockito.Matchers::any()Ljava/lang/Object; org.mockito.Mockito::verify(Ljava/lang/Object;)Ljava/lang/Object; org.mockito.Mockito::verify(Ljava/lang/Object;Lorg/mockito/verification/VerificationMode;)Ljava/lang/Object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flatableDonke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iquidDonke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calaShad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eobfusc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EPlu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sastraw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jconso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vailability-Monitor-for-Kafka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eq(J)J org.mockito.Matchers::eq(Ljava/lang/Object;)Ljava/lang/Object; org.mockito.internal.util.reflection.Whitebox::setInternalState(Ljava/lang/Object;Ljava/lang/String;Ljava/lang/Object;)V org.mockito.Matchers::any(Ljava/lang/Class;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halion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Mockito::anyList()Ljava/util/List; org.mockito.Mockito::spy(Ljava/lang/Object;)Ljava/lang/Object; org.mockito.verification.VerificationWithTimeout::atLeast(I)Lorg/mockito/verification/VerificationMode; org.mockito.verification.VerificationWithTimeout::atLeastOnce()Lorg/mockito/verification/VerificationMode; org.mockito.InOrder::verify(Ljava/lang/Object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Mockito::timeout(J)Lorg/mockito/verification/VerificationWithTimeou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omJabba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awkEy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internal/progress/NewOngoingStubbing; org.mockito.Matchers::any(Ljava/lang/Class;)Ljava/lang/Object; org.mockito.internal.progress.NewOngoingStubbing::thenReturn(Ljava/lang/Object;)Lorg/mockito/internal/progress/New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verseDependenc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og-merg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dfs_to_cos_too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wasp-oriz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inese-whisper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ql-to-mongo-db-query-conver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2">
            <text:p>2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son-data-generator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3">
            <text:p>17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Mockito::verify(Ljava/lang/Object;)Ljava/lang/Object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xpro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nsumerGrap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IVA_Layout_Analysis_Evalu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DNA-Too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anner-schema-diff-too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wlexec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BDDMockito::given(Ljava/lang/Object;)Lorg/mockito/BDDMockito$BDDMyOngoingStubbing; org.mockito.BDDMockito$BDDMyOngoingStubbing::willReturn(Ljava/lang/Object;)Lorg/mockito/BDDMockito$BDDMy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Kri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thMLCa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utabilityDetector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436">
            <text:p>43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atchers::any(Ljava/lang/Class;)Ljava/lang/Object; org.mockito.Mockito::never()Lorg/mockito/verification/VerificationMode; org.mockito.Mockito::when(Ljava/lang/Object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Mockito::verify(Ljava/lang/Object;)Ljava/lang/Object; org.mockito.Mockito::verify(Ljava/lang/Object;Lorg/mockito/verification/VerificationMode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missary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170">
            <text:p>117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org.mockito.Mockito::mock(Ljava/lang/Class;)Ljava/lang/Object; org.mockito.Matchers::isNull(Ljava/lang/Class;)Ljava/lang/Object; org.mockito.Matchers::any(Ljava/lang/Class;)Ljava/lang/Object; org.mockito.Matchers::anyInt()I org.mockito.Mockito::spy(Ljava/lang/Object;)Ljava/lang/Object; org.mockito.Mockito::any(Ljava/lang/Class;)Ljava/lang/Object; org.mockito.Mockito::when(Ljava/lang/Object;)Lorg/mockito/stubbing/OngoingStubbing; org.mockito.Mockito::doNothing()Lorg/mockito/stubbing/Stubber; org.mockito.Matchers::anyObject()Ljava/lang/Object; org.mockito.Mockito::doReturn(Ljava/lang/Object;)Lorg/mockito/stubbing/Stubber; org.mockito.stubbing.OngoingStubbing::thenReturn(Ljava/lang/Object;)Lorg/mockito/stubbing/OngoingStubbing; org.mockito.Matchers::isA(Ljava/lang/Class;)Ljava/lang/Object; org.mockito.Matchers::eq(Ljava/lang/Object;)Ljava/lang/Object; org.mockito.Matchers::anyString()Ljava/lang/String; org.mockito.stubbing.Stubber::when(Ljava/lang/Object;)Ljava/lang/Object; org.mockito.invocation.InvocationOnMock::getArguments()[Ljava/lang/Object; org.mockito.Matchers::any()Ljava/lang/Object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 org.mockito.Mockito::validateMockitoUsage()V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osstars-rating-core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408">
            <text:p>408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Mockito::spy(Ljava/lang/Object;)Ljava/lang/Object; org.mockito.ArgumentMatchers::anyString()Ljava/lang/String; org.mockito.Mockito::when(Ljava/lang/Object;)Lorg/mockito/stubbing/OngoingStubbing; org.mockito.stubbing.OngoingStubbing::thenReturn(Ljava/lang/Object;[Ljava/lang/Object;)Lorg/mockito/stubbing/OngoingStubbing; org.mockito.ArgumentMatchers::any(Ljava/lang/Class;)Ljava/lang/Object; org.mockito.stubbing.OngoingStubbing::thenReturn(Ljava/lang/Object;)Lorg/mockito/stubbing/OngoingStubbing; org.mockito.stubbing.OngoingStubbing::thenThrow([Ljava/lang/Throwable;)Lorg/mockito/stubbing/OngoingStubbing; org.mockito.ArgumentMatchers::anyInt()I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hadowsocks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ubernetes-javascript-op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yzantine_dem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otifications-java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kdetails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any(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vcard2fritzXM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oda-nokiacmdatapars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sv-to-or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crd-postcorrec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7">
            <text:p>2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junit-xml-merg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powermock.api.mockito.expectation.ConstructorExpectationSetup::withNoArguments()Lorg/mockito/stubbing/OngoingStubbing; org.mockito.internal.util.reflection.Whitebox::getInternalState(Ljava/lang/Object;Ljava/lang/String;)Ljava/lang/Object; org.powermock.api.mockito.PowerMockito::whenNew(Ljava/lang/Class;)Lorg/powermock/api/mockito/expectation/ConstructorExpectationSetup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atewa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orageDrain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nomedCTPars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eedSD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axonomy-sd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rkdown2docum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ddrpars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alidator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Mockito::doThrow(Ljava/lang/Class;)Lorg/mockito/stubbing/Stubber; org.mockito.stubbing.Stubber::when(Ljava/lang/Object;)Ljava/lang/Object; org.mockito.Mockito::doThrow([Ljava/lang/Throwable;)Lorg/mockito/stubbing/Stubber; org.mockito.Mockito::when(Ljava/lang/Object;)Lorg/mockito/stubbing/OngoingStubbing; org.mockito.ArgumentMatchers::any(Ljava/lang/Class;)Ljava/lang/Object; org.mockito.Mockito::times(I)Lorg/mockito/verification/VerificationMode; org.mockito.Mockito::verify(Ljava/lang/Object;Lorg/mockito/verification/VerificationMode;)Ljava/lang/Object; org.mockito.stubbing.OngoingStubbing::thenReturn(Ljava/lang/Object;)Lorg/mockito/stubbing/OngoingStubbing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rd2influxd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ackageBuil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imeSheetGen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5">
            <text:p>3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PEDetec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neops-invento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por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plicaD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igned-community-detec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sar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down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afka-topology-buil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atchers::eq(Ljava/lang/Object;)Ljava/lang/Object; org.mockito.stubbing.Stubber::when(Ljava/lang/Object;)Ljava/lang/Object; org.mockito.Matchers::anyList()Ljava/util/List; org.mockito.Mockito::when(Ljava/lang/Object;)Lorg/mockito/stubbing/OngoingStubbing; org.mockito.Mockito::doNothing()Lorg/mockito/stubbing/Stubber; org.mockito.Mockito::doReturn(Ljava/lang/Object;)Lorg/mockito/stubbing/Stubber; org.mockito.Mockito::times(I)Lorg/mockito/verification/VerificationMode; org.mockito.Mockito::verify(Ljava/lang/Object;Lorg/mockito/verification/VerificationMode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imilarity-uniform-fuzzy-has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earsiaser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utserv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ymon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421">
            <text:p>421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atLeastOnce()Lorg/mockito/verification/VerificationMode; org.mockito.Mockito::never()Lorg/mockito/verification/VerificationMode; org.mockito.Mockito::verify(Ljava/lang/Object;Lorg/mockito/verification/VerificationMode;)Ljava/lang/Object; org.mockito.Mockito::times(I)Lorg/mockito/verification/VerificationMode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kafka-connect-splun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vg2p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estingbot-Tunne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2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ankP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grad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iff-checkstyle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powermock.api.mockito.PowerMockito::doReturn(Ljava/lang/Object;)Lorg/powermock/api/mockito/expectation/PowerMockitoStubber; org.powermock.api.mockito.PowerMockito::mock(Ljava/lang/Class;)Ljava/lang/Object; org.powermock.api.mockito.expectation.PowerMockitoStubber::when(Ljava/lang/Object;)Ljava/lang/Object; org.mockito.Mockito::when(Ljava/lang/Object;)Lorg/mockito/stubbing/OngoingStubbing; org.mockito.stubbing.OngoingStubbing::thenReturn(Ljava/lang/Object;)Lorg/mockito/stubbing/OngoingStubbing; org.powermock.reflect.Whitebox::invokeMethod(Ljava/lang/Object;Ljava/lang/String;[Ljava/lang/Object;)Ljava/lang/Object; org.powermock.api.mockito.PowerMockito::when(Ljava/lang/Object;)Lorg/mockito/stubbing/OngoingStubb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rf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etty-websocket-prox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cksim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9">
            <text:p>4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rgon2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OCDri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dfbox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dfs-to-ft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deSplit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esigniteJava</text:p>
          </table:table-cell>
          <table:table-cell table:style-name="Gnumeric-default" office:value-type="float" office:value="155">
            <text:p>155</text:p>
          </table:table-cell>
          <table:table-cell table:style-name="Gnumeric-default" office:value-type="float" office:value="150">
            <text:p>15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NDI-Injection-Exploi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faker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396">
            <text:p>39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anyInt()I org.mockito.stubbing.Stubber::when(Ljava/lang/Object;)Ljava/lang/Object; org.mockito.Mockito::spy(Ljava/lang/Object;)Ljava/lang/Object; org.mockito.Mockito::when(Ljava/lang/Object;)Lorg/mockito/stubbing/OngoingStubbing; org.mockito.Mockito::doReturn(Ljava/lang/Object;)Lorg/mockito/stubbing/Stubber; org.mockito.stubbing.OngoingStubbing::thenReturn(Ljava/lang/Object;)Lorg/mockito/stubbing/OngoingStubbing; org.mockito.Mockito::verify(Ljava/lang/Object;)Ljava/lang/Object; org.mockito.MockitoAnnotations::initMocks(Ljava/lang/Object;)V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ultiBitExchange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6">
            <text:p>1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reset([Ljava/lang/Object;)V org.mockito.ArgumentCaptor::capture()Ljava/lang/Object; org.mockito.ArgumentCaptor::forClass(Ljava/lang/Class;)Lorg/mockito/ArgumentCaptor; org.mockito.Mockito::when(Ljava/lang/Object;)Lorg/mockito/stubbing/OngoingStubbing; org.mockito.ArgumentCaptor::getValue()Ljava/lang/Object; org.mockito.Mockito::times(I)Lorg/mockito/verification/VerificationMode; org.mockito.Mockito::verify(Ljava/lang/Object;Lorg/mockito/verification/VerificationMode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file-rea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flectas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ridentSDK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27">
            <text:p>12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odaddy-logg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atLeastOnce()Lorg/mockito/verification/VerificationMode; org.mockito.ArgumentCaptor::getAllValues()Ljava/util/List; org.mockito.ArgumentCaptor::capture()Ljava/lang/Object; org.mockito.ArgumentCaptor::getValue()Ljava/lang/Object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eron-starter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torm-hack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yamlbean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udit4j-cor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4">
            <text:p>22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ag-databas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atchers::any(Ljava/lang/Class;)Ljava/lang/Object; org.mockito.Mockito::when(Ljava/lang/Object;)Lorg/mockito/stubbing/OngoingStubbing; org.mockito.Mockito::times(I)Lorg/mockito/verification/VerificationMode; org.mockito.Mockito::verify(Ljava/lang/Object;Lorg/mockito/verification/VerificationMode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ckson-dataformat-csv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1">
            <text:p>1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ZStreamingQuo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ckson-datatype-jdk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ittrex-java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aterFlo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aigan-config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ArgumentCaptor::capture()Ljava/lang/Object; org.mockito.Mockito::doThrow(Ljava/lang/Throwable;)Lorg/mockito/stubbing/Stubber; org.mockito.Mockito::mock(Ljava/lang/Class;Ljava/lang/String;)Ljava/lang/Object; org.mockito.Mockito::when(Ljava/lang/Object;)Lorg/mockito/stubbing/OngoingStubbing; org.mockito.stubbing.OngoingStubbing::thenReturn(Ljava/lang/Object;)Lorg/mockito/stubbing/OngoingStubbing; org.mockito.Matchers::anyObject()Ljava/lang/Object; org.mockito.Matchers::eq(Ljava/lang/Object;)Ljava/lang/Object; org.mockito.Matchers::anyString()Ljava/lang/String; org.mockito.stubbing.Stubber::when(Ljava/lang/Object;)Ljava/lang/Object; org.mockito.Answers::toString()Ljava/lang/String; org.mockito.ArgumentCaptor::forClass(Ljava/lang/Class;)Lorg/mockito/ArgumentCaptor; org.mockito.ArgumentCaptor::getValue()Ljava/lang/Object; org.mockito.Mockito::verify(Ljava/lang/Object;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ckson-datatype-jsr3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0">
            <text:p>79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ittrex-java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aterFlo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link-kafka-produc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ckson-module-jaxb-annotation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st-hateoas-client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atchers::anyVararg()Ljava/lang/Object; org.mockito.Matchers::any(Ljava/lang/Class;)Ljava/lang/Object; org.mockito.Mockito::never()Lorg/mockito/verification/VerificationMode; org.mockito.ArgumentCaptor::capture()Ljava/lang/Object; org.mockito.Mockito::when(Ljava/lang/Object;)Lorg/mockito/stubbing/OngoingStubbing; org.mockito.stubbing.OngoingStubbing::thenReturn(Ljava/lang/Object;)Lorg/mockito/stubbing/OngoingStubbing; org.mockito.stubbing.OngoingStubbing::thenThrow([Ljava/lang/Class;)Lorg/mockito/stubbing/OngoingStubbing; org.mockito.MockitoAnnotations::initMocks(Ljava/lang/Object;)V org.mockito.Matchers::eq(Ljava/lang/Object;)Ljava/lang/Object; org.mockito.Matchers::anyLong()J org.mockito.Matchers::anyString()Ljava/lang/String; org.mockito.ArgumentCaptor::forClass(Ljava/lang/Class;)Lorg/mockito/ArgumentCaptor; org.mockito.ArgumentCaptor::getValue()Ljava/lang/Object; org.mockito.Mockito::verify(Ljava/lang/Object;)Ljava/lang/Object; org.mockito.Matchers::any()Ljava/lang/Object; org.mockito.Mockito::times(I)Lorg/mockito/verification/VerificationMode; org.mockito.Mockito::verify(Ljava/lang/Object;Lorg/mockito/verification/VerificationMode;)Ljava/lang/Object; org.mockito.Mockito::verifyNoMore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ckson-module-parameter-nam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BDDMockito::then(Ljava/lang/Object;)Lorg/mockito/BDDMockito$Then; org.mockito.BDDMockito::given(Ljava/lang/Object;)Lorg/mockito/BDDMockito$BDDMyOngoingStubbing; org.mockito.BDDMockito$BDDMyOngoingStubbing::willThrow([Ljava/lang/Throwable;)Lorg/mockito/BDDMockito$BDDMyOngoingStubbing; org.mockito.Matchers::any()Ljava/lang/Object; org.mockito.BDDMockito$BDDMyOngoingStubbing::willReturn(Ljava/lang/Object;)Lorg/mockito/BDDMockito$BDDMyOngoingStubbing; org.mockito.BDDMockito$Then::should(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ittrex-java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oodstox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6">
            <text:p>69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axMa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ettis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alto-xm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lanisphere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ne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7">
            <text:p>2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mServic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utils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ybercaptor-ser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bk_weixinbysogo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dfs-to-ft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LiFastJs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ma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youdia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wesomeMa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ti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y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dap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BDDMockito::given(Ljava/lang/Object;)Lorg/mockito/BDDMockito$BDDMyOngoingStubbing; org.mockito.Matchers::any(Ljava/lang/Class;)Ljava/lang/Object; org.mockito.BDDMockito$BDDMyOngoingStubbing::willThrow([Ljava/lang/Throwable;)Lorg/mockito/BDDMockito$BDDMyOngoingStubbing; org.mockito.Matchers::any()Ljava/lang/Object; org.mockito.BDDMockito$BDDMyOngoingStubbing::willReturn(Ljava/lang/Object;)Lorg/mockito/BDDMockito$BDDMy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ixewayBacken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ArgumentCaptor::capture()Ljava/lang/Object; org.mockito.Mockito::when(Ljava/lang/Object;)Lorg/mockito/stubbing/OngoingStubbing; org.mockito.ArgumentCaptor::getValue()Ljava/lang/Object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 org.mockito.Mockito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eonetworki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eridwen-standard-interchange-protocol-libra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tpc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AFCre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rltrigger-plugin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Matchers::any(Ljava/lang/Class;)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Mockito::verify(Ljava/lang/Object;Lorg/mockito/verification/VerificationMode;)Ljava/lang/Object; org.mockito.Mockito::times(I)Lorg/mockito/verification/VerificationMode; org.mockito.Mockito::anyString()Ljava/lang/Str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-boot-ftp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spy(Ljava/lang/Object;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opcua-scann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powermock.api.mockito.PowerMockito::mockStatic(Ljava/lang/Class;[Ljava/lang/Class;)V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radesco-boleto-registr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udit4j-cor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4">
            <text:p>22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lasticsearch-http-user-au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oGPS_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oubei-ts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SqlPars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92">
            <text:p>4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ma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youdia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wesomeMa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y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ataPermissionHel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rderByHel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ybatis-PageHel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qlshee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ynamic-add-da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afka-connect-logmin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oda-conver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4">
            <text:p>17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ygieia-core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46">
            <text:p>14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Matchers::any(Ljava/lang/Class;)Ljava/lang/Object; org.mockito.Mockito::spy(Ljava/lang/Object;)Ljava/lang/Object; org.mockito.Mockito::anyLong()J org.mockito.Mockito::any(Ljava/lang/Class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oda-bean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oda-mone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oda-tim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86">
            <text:p>448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hreeten-extr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15">
            <text:p>19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oda-tim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78">
            <text:p>447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xf-examp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ubsteps-core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33">
            <text:p>13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atchers::argThat(Lorg/hamcrest/Matcher;)Ljava/lang/Object; org.mockito.Mockito::spy(Ljava/lang/Object;)Ljava/lang/Object; org.mockito.Mockito::when(Ljava/lang/Object;)Lorg/mockito/stubbing/OngoingStubbing; org.mockito.Mockito::times(I)Lorg/mockito/verification/VerificationMode; org.mockito.Mockito::verify(Ljava/lang/Object;Lorg/mockito/verification/VerificationMode;)Ljava/lang/Object; org.mockito.Mockito::verify(Ljava/lang/Object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ftp-fetch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anyInt()I org.mockito.Mockito::never()Lorg/mockito/verification/VerificationMode; org.mockito.Mockito::any(Ljava/lang/Class;)Ljava/lang/Object; org.mockito.Mockito::when(Ljava/lang/Object;)Lorg/mockito/stubbing/OngoingStubbing; org.mockito.stubbing.OngoingStubbing::thenReturn(Ljava/lang/Object;)Lorg/mockito/stubbing/OngoingStubbing; org.mockito.Matchers::eq(Ljava/lang/Object;)Ljava/lang/Object; org.mockito.Matchers::eq(I)I org.mockito.Mockito::eq(Ljava/lang/Object;)Ljava/lang/Object; org.mockito.Mockito::verify(Ljava/lang/Object;)Ljava/lang/Object; org.mockito.Mockito::verify(Ljava/lang/Object;Lorg/mockito/verification/VerificationMode;)Ljava/lang/Object; org.mockito.stubbing.OngoingStubbing::thenThrow([Ljava/lang/Throwable;)Lorg/mockito/stubbing/OngoingStubbing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culp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lacier-cl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p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icroblog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utch-sepa-iso200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Socke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Fi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nagui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stubbing.OngoingStubbing::then(Lorg/mockito/stubbing/Answer;)Lorg/mockito/stubbing/OngoingStubbing; org.mockito.Matchers::eq(Ljava/lang/Object;)Ljava/lang/Object; org.mockito.Mockito::mock(Ljava/lang/Class;)Ljava/lang/Object; org.mockito.Matchers::anyString()Ljava/lang/String; org.mockito.Matchers::any(Ljava/lang/Class;)Ljava/lang/Object; org.mockito.invocation.InvocationOnMock::getArguments()[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-security-oauth2-google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anyMap()Ljava/util/Map; org.mockito.BDDMockito::given(Ljava/lang/Object;)Lorg/mockito/BDDMockito$BDDMyOngoingStubbing; org.mockito.Matchers::anyString()Ljava/lang/String; org.mockito.Matchers::any(Ljava/lang/Class;)Ljava/lang/Object; org.mockito.ArgumentCaptor::capture()Ljava/lang/Object; org.mockito.ArgumentCaptor::getValue()Ljava/lang/Object; org.mockito.Mockito::verify(Ljava/lang/Object;)Ljava/lang/Object; org.mockito.BDDMockito$BDDMyOngoingStubbing::willReturn(Ljava/lang/Object;)Lorg/mockito/BDDMockito$BDDMy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rammarviz2_sr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pleSeed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87">
            <text:p>38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mock(Ljava/lang/Class;)Ljava/lang/Object; org.mockito.Matchers::anyListOf(Ljava/lang/Class;)Ljava/util/List; org.mockito.Mockito::never()Lorg/mockito/verification/VerificationMode; org.mockito.Mockito::any(Ljava/lang/Class;)Ljava/lang/Object; org.mockito.Mockito::when(Ljava/lang/Object;)Lorg/mockito/stubbing/OngoingStubbing; org.mockito.Mockito::verify(Ljava/lang/Object;Lorg/mockito/verification/VerificationMode;)Ljava/lang/Object; org.mockito.Mockito::verify(Ljava/lang/Object;)Ljava/lang/Object; org.mockito.stubbing.OngoingStubbing::thenReturn(Ljava/lang/Object;)Lorg/mockito/stubbing/OngoingStubbing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esto-third-function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ddon-self-administra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ble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01">
            <text:p>3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eatureflow-java-sd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llector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ockito::only()Lorg/mockito/verification/VerificationMode; org.mockito.Matchers::any(Ljava/lang/Class;)Ljava/lang/Object; org.mockito.Mockito::spy(Ljava/lang/Object;)Ljava/lang/Object; org.mockito.Mockito::when(Ljava/lang/Object;)Lorg/mockito/stubbing/OngoingStubbing; org.mockito.stubbing.OngoingStubbing::thenReturn(Ljava/lang/Object;)Lorg/mockito/stubbing/OngoingStubbing; org.mockito.Mockito::verify(Ljava/lang/Object;Lorg/mockito/verification/VerificationMode;)Ljava/lang/Object; org.mockito.Mockito::verify(Ljava/lang/Object;)Ljava/lang/Object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nifi-api-client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7">
            <text:p>1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young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omoProjec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iaosh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elpscout-api-java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ffeepot-bean-w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gk-tether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oubanWebSpi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andy-URI-Templat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2">
            <text:p>1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dConfi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4">
            <text:p>6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xtclassgen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ameResourceBo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igcommerce-sd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hopify-sdk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74">
            <text:p>17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OpenBanking-UK-Datamodel-Java-SD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plo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s6draf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5">
            <text:p>2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ws-codepipeline-plugin-for-jenkins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152">
            <text:p>15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InOrder::verify(Ljava/lang/Object;Lorg/mockito/verification/VerificationMode;)Ljava/lang/Object; org.mockito.Matchers::any(Ljava/lang/Class;)Ljava/lang/Object; org.mockito.Mockito::never()Lorg/mockito/verification/VerificationMode; org.mockito.ArgumentCaptor::capture()Ljava/lang/Object; org.mockito.Matchers::anyInt()I org.mockito.InOrder::verify(Ljava/lang/Object;)Ljava/lang/Object; org.mockito.Mockito::when(Ljava/lang/Object;)Lorg/mockito/stubbing/OngoingStubbing; org.mockito.stubbing.OngoingStubbing::thenReturn(Ljava/lang/Object;)Lorg/mockito/stubbing/OngoingStubbing; org.mockito.Matchers::isA(Ljava/lang/Class;)Ljava/lang/Object; org.mockito.MockitoAnnotations::initMocks(Ljava/lang/Object;)V org.mockito.Matchers::anyString()Ljava/lang/String; org.mockito.ArgumentCaptor::forClass(Ljava/lang/Class;)Lorg/mockito/ArgumentCaptor; org.mockito.ArgumentCaptor::getValue()Ljava/lang/Object; org.mockito.Mockito::verify(Ljava/lang/Object;)Ljava/lang/Object; org.mockito.Mockito::verify(Ljava/lang/Object;Lorg/mockito/verification/VerificationMode;)Ljava/lang/Object; org.mockito.Mockito::times(I)Lorg/mockito/verification/VerificationMode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os-device-contro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el-reporter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yslog4j-graylog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ax-vsm_class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ti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por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nnector4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rch-unit-build-plugin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mvc-showcas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luetooth-manager</text:p>
          </table:table-cell>
          <table:table-cell table:style-name="Gnumeric-default" office:value-type="float" office:value="222">
            <text:p>222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inOrder([Ljava/lang/Object;)Lorg/mockito/InOrder; org.mockito.internal.util.reflection.Whitebox::setInternalState(Ljava/lang/Object;Ljava/lang/String;Ljava/lang/Object;)V org.mockito.InOrder::verify(Ljava/lang/Object;Lorg/mockito/verification/VerificationMode;)Ljava/lang/Object; org.mockito.Matchers::any(Ljava/lang/Class;)Ljava/lang/Object; org.mockito.Mockito::never()Lorg/mockito/verification/VerificationMode; org.mockito.ArgumentCaptor::capture()Ljava/lang/Object; org.mockito.Mockito::spy(Ljava/lang/Object;)Ljava/lang/Object; org.mockito.Matchers::anyList()Ljava/util/List; org.powermock.api.mockito.PowerMockito::spy(Ljava/lang/Object;)Ljava/lang/Object; org.mockito.stubbing.OngoingStubbing::thenReturn(Ljava/lang/Object;)Lorg/mockito/stubbing/OngoingStubbing; org.mockito.Mockito::doReturn(Ljava/lang/Object;)Lorg/mockito/stubbing/Stubber; org.mockito.Matchers::eq(Ljava/lang/Object;)Ljava/lang/Object; org.mockito.stubbing.Stubber::when(Ljava/lang/Object;)Ljava/lang/Object; org.mockito.Matchers::anyString()Ljava/lang/String; org.mockito.ArgumentCaptor::forClass(Ljava/lang/Class;)Lorg/mockito/ArgumentCaptor; org.mockito.Mockito::times(I)Lorg/mockito/verification/VerificationMode; org.mockito.Mockito::verify(Ljava/lang/Object;Lorg/mockito/verification/VerificationMode;)Ljava/lang/Object; org.mockito.Mockito::verifyNoMoreInteractions([Ljava/lang/Object;)V org.mockito.Matchers::any()Ljava/lang/Object; org.mockito.stubbing.OngoingStubbing::thenAnswer(Lorg/mockito/stubbing/Answer;)Lorg/mockito/stubbing/OngoingStubbing; org.mockito.Mockito::verifyZeroInteractions([Ljava/lang/Object;)V org.mockito.Mockito::mock(Ljava/lang/Class;)Ljava/lang/Object; org.mockito.Mockito::doThrow(Ljava/lang/Class;)Lorg/mockito/stubbing/Stubber; org.mockito.Mockito::doAnswer(Lorg/mockito/stubbing/Answer;)Lorg/mockito/stubbing/Stubber; org.mockito.Mockito::atLeastOnce()Lorg/mockito/verification/VerificationMode; org.mockito.Mockito::reset([Ljava/lang/Object;)V org.mockito.ArgumentCaptor::getAllValues()Ljava/util/List; org.mockito.Matchers::anyInt()I org.mockito.invocation.InvocationOnMock::getArgumentAt(ILjava/lang/Class;)Ljava/lang/Object; org.mockito.InOrder::verify(Ljava/lang/Object;)Ljava/lang/Object; org.mockito.internal.util.reflection.Whitebox::getInternalState(Ljava/lang/Object;Ljava/lang/String;)Ljava/lang/Object; org.mockito.Mockito::when(Ljava/lang/Object;)Lorg/mockito/stubbing/OngoingStubbing; org.mockito.stubbing.OngoingStubbing::thenReturn(Ljava/lang/Object;[Ljava/lang/Object;)Lorg/mockito/stubbing/OngoingStubbing; org.mockito.Mockito::doNothing()Lorg/mockito/stubbing/Stubber; org.mockito.stubbing.OngoingStubbing::thenThrow([Ljava/lang/Class;)Lorg/mockito/stubbing/OngoingStubbing; org.mockito.InOrder::verifyNoMoreInteractions()V org.mockito.Mockito::atMost(I)Lorg/mockito/verification/VerificationMode; org.mockito.invocation.InvocationOnMock::getArguments()[Ljava/lang/Object; org.powermock.api.mockito.PowerMockito::when(Ljava/lang/Object;Ljava/lang/String;[Ljava/lang/Object;)Lorg/mockito/stubbing/OngoingStubbing; org.mockito.ArgumentCaptor::getValue()Ljava/lang/Object; org.mockito.Matchers::anyBoolean()Z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otdb-jdbc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stubbing.Stubber::doReturn(Ljava/lang/Object;)Lorg/mockito/stubbing/Stubber; org.mockito.Matchers::any(Ljava/lang/Class;)Ljava/lang/Object; org.mockito.ArgumentCaptor::capture()Ljava/lang/Object; org.mockito.Mockito::when(Ljava/lang/Object;)Lorg/mockito/stubbing/OngoingStubbing; org.mockito.stubbing.OngoingStubbing::thenReturn(Ljava/lang/Object;)Lorg/mockito/stubbing/OngoingStubbing; org.mockito.Mockito::doReturn(Ljava/lang/Object;)Lorg/mockito/stubbing/Stubber; org.mockito.MockitoAnnotations::initMocks(Ljava/lang/Object;)V org.mockito.stubbing.Stubber::when(Ljava/lang/Object;)Ljava/lang/Object; org.mockito.ArgumentCaptor::forClass(Ljava/lang/Class;)Lorg/mockito/ArgumentCaptor; org.mockito.ArgumentCaptor::getValue()Ljava/lang/Object; org.mockito.Mockito::times(I)Lorg/mockito/verification/VerificationMode; org.mockito.Mockito::verify(Ljava/lang/Object;Lorg/mockito/verification/VerificationMode;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kafka-connect-mixpane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powermock.api.easymock.PowerMock::createMock(Ljava/lang/Class;)Ljava/lang/Object; org.powermock.api.easymock.PowerMock::verifyAll()V org.powermock.api.easymock.PowerMock::replayAll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loklak_jlib_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ypher_batch_wri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awkEy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internal/progress/NewOngoingStubbing; org.mockito.Matchers::any(Ljava/lang/Class;)Ljava/lang/Object; org.mockito.internal.progress.NewOngoingStubbing::thenReturn(Ljava/lang/Object;)Lorg/mockito/internal/progress/New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cronof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5">
            <text:p>1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easymock.IExpectationSetters::andReturn(Ljava/lang/Object;)Lorg/easymock/IExpectationSetters; org.easymock.IExpectationSetters::andThrow(Ljava/lang/Throwable;)Lorg/easymock/IExpectationSetters; org.easymock.EasyMock::expect(Ljava/lang/Object;)Lorg/easymock/IExpectationSetters; org.easymock.EasyMock::reset([Ljava/lang/Object;)V org.easymock.EasyMock::eq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estjs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dfboxDem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ql-to-mongo-db-query-conver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2">
            <text:p>2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ritelatex-git-bridge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atchers::anyInt()I org.mockito.invocation.InvocationOnMock::getArguments()[Ljava/lang/Object; org.mockito.Mockito::when(Ljava/lang/Object;)Lorg/mockito/stubbing/OngoingStubbing; org.mockito.Mockito::verify(Ljava/lang/Object;)Ljava/lang/Object; org.mockito.stubbing.OngoingStubbing::thenReturn(Ljava/lang/Object;)Lorg/mockito/stubbing/OngoingStubbing; org.mockito.Matchers::any()Ljava/lang/Object; org.mockito.Mockito::anyString()Ljava/lang/String; org.mockito.stubbing.OngoingStubbing::thenThrow([Ljava/lang/Throwable;)Lorg/mockito/stubbing/OngoingStubbing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reeSwitch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ungeon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Mockito::only()Lorg/mockito/verification/VerificationMode; org.mockito.Mockito::any(Ljava/lang/Class;)Ljava/lang/Object; org.mockito.Mockito::when(Ljava/lang/Object;)Lorg/mockito/stubbing/OngoingStubbing; org.mockito.Mockito::verify(Ljava/lang/Object;Lorg/mockito/verification/VerificationMode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oogle-sites-libera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AX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errit-code-review-plugin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opt-simp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6">
            <text:p>58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util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77">
            <text:p>27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easymock.IExpectationSetters::times(I)Lorg/easymock/IExpectationSetters; org.easymock.IExpectationSetters::andReturn(Ljava/lang/Object;)Lorg/easymock/IExpectationSetters; org.easymock.IExpectationSetters::andThrow(Ljava/lang/Throwable;)Lorg/easymock/IExpectationSetters; org.easymock.EasyMock::createMock(Ljava/lang/Class;)Ljava/lang/Object; org.easymock.IExpectationSetters::andAnswer(Lorg/easymock/IAnswer;)Lorg/easymock/IExpectationSetters; org.easymock.EasyMock::expectLastCall()Lorg/easymock/IExpectationSetters; org.easymock.EasyMock::verify([Ljava/lang/Object;)V org.easymock.EasyMock::replay([Ljava/lang/Object;)V org.easymock.EasyMock::expect(Ljava/lang/Object;)Lorg/easymock/IExpectationSetters; org.easymock.EasyMock::reset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torage-sdrs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rg.mockito.Matchers::any(Ljava/lang/Class;)Ljava/lang/Object; org.mockito.Matchers::notNull()Ljava/lang/Object; org.mockito.Mockito::never()Lorg/mockito/verification/VerificationMode; org.mockito.ArgumentCaptor::capture()Ljava/lang/Object; org.mockito.Mockito::spy(Ljava/lang/Object;)Ljava/lang/Object; org.mockito.stubbing.OngoingStubbing::thenReturn(Ljava/lang/Object;)Lorg/mockito/stubbing/OngoingStubbing; org.mockito.Mockito::doReturn(Ljava/lang/Object;)Lorg/mockito/stubbing/Stubber; org.mockito.Matchers::eq(Ljava/lang/Object;)Ljava/lang/Object; org.mockito.Matchers::startsWith(Ljava/lang/String;)Ljava/lang/String; org.mockito.Matchers::anyString()Ljava/lang/String; org.mockito.stubbing.Stubber::when(Ljava/lang/Object;)Ljava/lang/Object; org.mockito.ArgumentCaptor::forClass(Ljava/lang/Class;)Lorg/mockito/ArgumentCaptor; org.mockito.Matchers::any()Ljava/lang/Object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 org.mockito.Mockito::mock(Ljava/lang/Class;)Ljava/lang/Object; org.mockito.Mockito::mock(Ljava/lang/Class;Lorg/mockito/stubbing/Answer;)Ljava/lang/Object; org.mockito.Mockito::spy(Ljava/lang/Class;)Ljava/lang/Object; org.mockito.Matchers::anyInt()I org.mockito.Mockito::when(Ljava/lang/Object;)Lorg/mockito/stubbing/OngoingStubbing; org.mockito.Mockito::doNothing()Lorg/mockito/stubbing/Stubber; org.powermock.api.mockito.PowerMockito::mockStatic(Ljava/lang/Class;[Ljava/lang/Class;)V org.mockito.stubbing.OngoingStubbing::thenCallRealMethod()Lorg/mockito/stubbing/OngoingStubbing; org.mockito.ArgumentCaptor::getValue()Ljava/lang/Object; org.mockito.Mockito::verify(Ljava/lang/Object;)Ljava/lang/Object; org.powermock.api.mockito.PowerMockito::verifyStatic(Ljava/lang/Class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umologic-kinesis-connec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ubernetes-javascript-op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otifications-java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edict4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etatmo-api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ArgumentMatchers::any(Ljava/lang/Class;)Ljava/lang/Object; org.mockito.stubbing.OngoingStubbing::thenReturn(Ljava/lang/Object;)Lorg/mockito/stubbing/OngoingStubbing; org.mockito.ArgumentMatchers::eq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elivery-pipeline-plugin</text:p>
          </table:table-cell>
          <table:table-cell table:style-name="Gnumeric-default" office:value-type="float" office:value="156">
            <text:p>156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Matchers::any(Ljava/lang/Class;)Ljava/lang/Object; org.mockito.Mockito::isNull()Ljava/lang/Object; org.mockito.Mockito::doThrow([Ljava/lang/Throwable;)Lorg/mockito/stubbing/Stubber; org.mockito.Mockito::when(Ljava/lang/Object;)Lorg/mockito/stubbing/OngoingStubbing; org.mockito.stubbing.OngoingStubbing::thenReturn(Ljava/lang/Object;)Lorg/mockito/stubbing/OngoingStubbing; org.mockito.Matchers::anyObject()Ljava/lang/Object; org.mockito.Matchers::anyString()Ljava/lang/String; org.mockito.stubbing.Stubber::when(Ljava/lang/Object;)Ljava/lang/Object; org.mockito.Mockito::doCallRealMethod()Lorg/mockito/stubbing/Stubber; org.powermock.api.mockito.PowerMockito::mockStatic(Ljava/lang/Class;[Ljava/lang/Class;)V org.mockito.stubbing.OngoingStubbing::thenCallRealMethod()Lorg/mockito/stubbing/OngoingStubbing; org.mockito.ArgumentMatchers::anyString()Ljava/lang/String; org.mockito.AdditionalMatchers::or(Ljava/lang/Object;Ljava/lang/Object;)Ljava/lang/Object; org.mockito.Mockito::times(I)Lorg/mockito/verification/VerificationMode; org.mockito.Mockito::verify(Ljava/lang/Object;Lorg/mockito/verification/VerificationMode;)Ljava/lang/Object; org.mockito.Mockito::verify(Ljava/lang/Object;)Ljava/lang/Object; org.mockito.stubbing.OngoingStubbing::thenThrow([Ljava/lang/Throwable;)Lorg/mockito/stubbing/OngoingStubbing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piTestingFramewor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ucumber-reporting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441">
            <text:p>44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powermock.api.mockito.PowerMockito::mock(Ljava/lang/Class;)Ljava/lang/Object; org.powermock.api.support.membermodification.MemberModifier::field(Ljava/lang/Class;Ljava/lang/String;)Ljava/lang/reflect/Field; org.powermock.api.mockito.PowerMockito::spy(Ljava/lang/Object;)Ljava/lang/Object; org.mockito.stubbing.OngoingStubbing::thenReturn(Ljava/lang/Object;)Lorg/mockito/stubbing/OngoingStubbing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office-365-connector-plugin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196">
            <text:p>19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powermock.api.mockito.PowerMockito::mock(Ljava/lang/Class;)Ljava/lang/Object; org.mockito.stubbing.OngoingStubbing::thenReturn(Ljava/lang/Object;)Lorg/mockito/stubbing/OngoingStubbing; org.mockito.Matchers::eq(Ljava/lang/Object;)Ljava/lang/Object; org.powermock.api.mockito.PowerMockito::mockStatic(Ljava/lang/Class;[Ljava/lang/Class;)V org.mockito.invocation.InvocationOnMock::getArguments()[Ljava/lang/Object; org.mockito.Matchers::any()Ljava/lang/Object; org.powermock.api.mockito.PowerMockito::whenNew(Ljava/lang/Class;)Lorg/powermock/api/mockito/expectation/ConstructorExpectationSetup; org.powermock.core.spi.testresult.Result::toString()Ljava/lang/String; org.mockito.stubbing.OngoingStubbing::thenThrow([Ljava/lang/Throwable;)Lorg/mockito/stubbing/OngoingStubbing; org.powermock.api.mockito.expectation.ConstructorExpectationSetup::withAnyArguments()Lorg/mockito/stubbing/OngoingStubbing; org.powermock.api.mockito.PowerMockito::when(Ljava/lang/Object;)Lorg/mockito/stubbing/OngoingStubbing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dfs_to_cos_too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astjs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19">
            <text:p>54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est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ynamodb-hive-serd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BatchPerformanceMonitoring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igesteroid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isearch-sdk-java</text:p>
          </table:table-cell>
          <table:table-cell table:style-name="Gnumeric-default" office:value-type="float" office:value="113">
            <text:p>113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atchers::any(Ljava/lang/Class;)Ljava/lang/Object; org.mockito.ArgumentCaptor::capture()Ljava/lang/Object; org.mockito.stubbing.OngoingStubbing::thenReturn(Ljava/lang/Object;)Lorg/mockito/stubbing/OngoingStubbing; org.mockito.Mockito::anyString()Ljava/lang/String; org.mockito.Matchers::eq(Ljava/lang/Object;)Ljava/lang/Object; org.mockito.BDDMockito::given(Ljava/lang/Object;)Lorg/mockito/BDDMockito$BDDMyOngoingStubbing; org.mockito.stubbing.Stubber::when(Ljava/lang/Object;)Ljava/lang/Object; org.mockito.ArgumentCaptor::forClass(Ljava/lang/Class;)Lorg/mockito/ArgumentCaptor; org.mockito.Mockito::eq(Ljava/lang/Object;)Ljava/lang/Object; org.powermock.api.mockito.PowerMockito::whenNew(Ljava/lang/Class;)Lorg/powermock/api/mockito/expectation/ConstructorExpectationSetup; org.mockito.Mockito::verify(Ljava/lang/Object;Lorg/mockito/verification/VerificationMode;)Ljava/lang/Object; org.mockito.Matchers::any()Ljava/lang/Object; org.mockito.stubbing.OngoingStubbing::thenThrow([Ljava/lang/Throwable;)Lorg/mockito/stubbing/OngoingStubbing; org.mockito.Mockito::mock(Ljava/lang/Class;)Ljava/lang/Object; org.powermock.api.mockito.PowerMockito::mock(Ljava/lang/Class;)Ljava/lang/Object; org.mockito.Mockito::reset([Ljava/lang/Object;)V org.mockito.Mockito::doThrow(Ljava/lang/Throwable;)Lorg/mockito/stubbing/Stubber; org.mockito.Mockito::when(Ljava/lang/Object;)Lorg/mockito/stubbing/OngoingStubbing; org.powermock.api.mockito.verification.ConstructorArgumentsVerification::withArguments(Ljava/lang/Object;[Ljava/lang/Object;)V org.mockito.BDDMockito$BDDMyOngoingStubbing::willReturn(Ljava/lang/Object;)Lorg/mockito/BDDMockito$BDDMyOngoingStubbing; org.mockito.stubbing.OngoingStubbing::then(Lorg/mockito/stubbing/Answer;)Lorg/mockito/stubbing/OngoingStubbing; org.powermock.api.mockito.PowerMockito::verifyNew(Ljava/lang/Class;)Lorg/powermock/api/mockito/verification/ConstructorArgumentsVerification; org.mockito.ArgumentCaptor::getValue()Ljava/lang/Object; org.mockito.Mockito::verify(Ljava/lang/Object;)Ljava/lang/Object; org.powermock.api.mockito.expectation.ConstructorExpectationSetup::withAnyArguments(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lasticsearch-querybuilder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igquery-to-datast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wbf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390">
            <text:p>39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rg.mockito.Mockito::mock(Ljava/lang/Class;)Ljava/lang/Object; org.mockito.Mockito::doThrow(Ljava/lang/Class;)Lorg/mockito/stubbing/Stubber; org.mockito.Mockito::doAnswer(Lorg/mockito/stubbing/Answer;)Lorg/mockito/stubbing/Stubber; org.mockito.Mockito::reset([Ljava/lang/Object;)V org.mockito.Mockito::spy(Ljava/lang/Object;)Ljava/lang/Object; org.mockito.Mockito::any(Ljava/lang/Class;)Ljava/lang/Object; org.mockito.Mockito::when(Ljava/lang/Object;)Lorg/mockito/stubbing/OngoingStubbing; org.mockito.stubbing.OngoingStubbing::thenThrow(Ljava/lang/Class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Matchers::isA(Ljava/lang/Class;)Ljava/lang/Object; org.mockito.stubbing.Stubber::when(Ljava/lang/Object;)Ljava/lang/Object; org.mockito.stubbing.OngoingStubbing::thenCallRealMethod()Lorg/mockito/stubbing/OngoingStubbing; org.mockito.invocation.InvocationOnMock::getArguments()[Ljava/lang/Object; org.mockito.Mockito::eq(Ljava/lang/Object;)Ljava/lang/Object; org.mockito.Mockito::isA(Ljava/lang/Class;)Ljava/lang/Object; org.mockito.Mockito::verifyNoMoreInteractions([Ljava/lang/Object;)V org.mockito.Mockito::verify(Ljava/lang/Object;)Ljava/lang/Object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-petclin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raptor-mauth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argThat(Lorg/hamcrest/Matcher;)Ljava/lang/Object; org.mockito.Mockito::spy(Ljava/lang/Object;)Ljava/lang/Object; org.mockito.Mockito::when(Ljava/lang/Object;)Lorg/mockito/stubbing/OngoingStubbing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eb-java-spring-petclin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petclin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afer-spring-petclin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etclin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hymeleafexamples-petclin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xebia-petclin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etclin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azelcast-kryo-examp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collections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154">
            <text:p>115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easymock.IExpectationSetters::andReturn(Ljava/lang/Object;)Lorg/easymock/IExpectationSetters; org.easymock.EasyMock::createMock(Ljava/lang/Class;)Ljava/lang/Object; org.easymock.IExpectationSetters::andStubReturn(Ljava/lang/Object;)V org.easymock.EasyMock::verify([Ljava/lang/Object;)V org.easymock.EasyMock::expect(Ljava/lang/Object;)Lorg/easymock/IExpectationSetters; org.easymock.EasyMock::replay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hecksim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9">
            <text:p>4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anguage-tools-b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ean-query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only()Lorg/mockito/verification/VerificationMode; org.mockito.Mockito::when(Ljava/lang/Object;)Lorg/mockito/stubbing/OngoingStubbing; org.mockito.Matchers::any()Ljava/lang/Object; org.mockito.stubbing.OngoingStubbing::thenThrow([Ljava/lang/Class;)Lorg/mockito/stubbing/OngoingStubbing; org.mockito.Mockito::verify(Ljava/lang/Object;)Ljava/lang/Object; org.mockito.Mockito::verify(Ljava/lang/Object;Lorg/mockito/verification/VerificationMode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luegreen-manager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float" office:value="421">
            <text:p>421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org.mockito.Mockito::inOrder([Ljava/lang/Object;)Lorg/mockito/InOrder; org.mockito.Matchers::isNull()Ljava/lang/Object; org.mockito.InOrder::verify(Ljava/lang/Object;Lorg/mockito/verification/VerificationMode;)Ljava/lang/Object; org.mockito.Matchers::anyMapOf(Ljava/lang/Class;Ljava/lang/Class;)Ljava/util/Map; org.mockito.Matchers::any(Ljava/lang/Class;)Ljava/lang/Object; org.mockito.Mockito::never()Lorg/mockito/verification/VerificationMode; org.mockito.stubbing.OngoingStubbing::thenReturn(Ljava/lang/Object;)Lorg/mockito/stubbing/OngoingStubbing; org.mockito.Matchers::eq(Ljava/lang/Object;)Ljava/lang/Object; org.mockito.Matchers::anyString()Ljava/lang/String; org.mockito.stubbing.Stubber::when(Ljava/lang/Object;)Ljava/lang/Object; org.mockito.Matchers::contains(Ljava/lang/String;)Ljava/lang/String; org.mockito.Mockito::times(I)Lorg/mockito/verification/VerificationMode; org.mockito.Mockito::verify(Ljava/lang/Object;Lorg/mockito/verification/VerificationMode;)Ljava/lang/Object; org.mockito.Mockito::verifyNoMoreInteractions([Ljava/lang/Object;)V org.mockito.stubbing.OngoingStubbing::thenThrow([Ljava/lang/Throwable;)Lorg/mockito/stubbing/OngoingStubbing; org.mockito.Mockito::verifyZeroInteractions([Ljava/lang/Object;)V org.mockito.Mockito::mock(Ljava/lang/Class;)Ljava/lang/Object; org.mockito.Matchers::anyListOf(Ljava/lang/Class;)Ljava/util/List; org.mockito.Matchers::argThat(Lorg/hamcrest/Matcher;)Ljava/lang/Object; org.mockito.Matchers::matches(Ljava/lang/String;)Ljava/lang/String; org.mockito.Mockito::reset([Ljava/lang/Object;)V org.mockito.Mockito::atLeastOnce()Lorg/mockito/verification/VerificationMode; org.mockito.Matchers::anyInt()I org.mockito.Mockito::doThrow(Ljava/lang/Throwable;)Lorg/mockito/stubbing/Stubber; org.mockito.InOrder::verify(Ljava/lang/Object;)Ljava/lang/Object; org.mockito.Mockito::when(Ljava/lang/Object;)Lorg/mockito/stubbing/OngoingStubbing; org.mockito.stubbing.OngoingStubbing::thenThrow([Ljava/lang/Class;)Lorg/mockito/stubbing/OngoingStubbing; org.mockito.stubbing.OngoingStubbing::then(Lorg/mockito/stubbing/Answer;)Lorg/mockito/stubbing/OngoingStubbing; org.mockito.Matchers::eq(Z)Z org.mockito.Matchers::anyMap()Ljava/util/Map; org.mockito.Matchers::anyLong()J org.mockito.invocation.InvocationOnMock::getArguments()[Ljava/lang/Object; org.mockito.Matchers::anyBoolean()Z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meTe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pocke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ab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ZQ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eech-mfc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uzzy-matcher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Matchers::any(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notsose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snoo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3fac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eo_airlin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mail-preview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 org.mockito.Mockito::verify(Ljava/lang/Object;)Ljava/lang/Object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wid-gen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ixewayBacken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ArgumentCaptor::capture()Ljava/lang/Object; org.mockito.Mockito::when(Ljava/lang/Object;)Lorg/mockito/stubbing/OngoingStubbing; org.mockito.ArgumentCaptor::getValue()Ljava/lang/Object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 org.mockito.Mockito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osstars-rating-core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408">
            <text:p>408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Mockito::spy(Ljava/lang/Object;)Ljava/lang/Object; org.mockito.ArgumentMatchers::anyString()Ljava/lang/String; org.mockito.Mockito::when(Ljava/lang/Object;)Lorg/mockito/stubbing/OngoingStubbing; org.mockito.stubbing.OngoingStubbing::thenReturn(Ljava/lang/Object;[Ljava/lang/Object;)Lorg/mockito/stubbing/OngoingStubbing; org.mockito.ArgumentMatchers::any(Ljava/lang/Class;)Ljava/lang/Object; org.mockito.stubbing.OngoingStubbing::thenReturn(Ljava/lang/Object;)Lorg/mockito/stubbing/OngoingStubbing; org.mockito.stubbing.OngoingStubbing::thenThrow([Ljava/lang/Throwable;)Lorg/mockito/stubbing/OngoingStubbing; org.mockito.ArgumentMatchers::anyInt()I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mmons-release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ynab-sdk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stubbing.Stubber::when(Ljava/lang/Object;)Ljava/lang/Object; org.mockito.Matchers::anyString()Ljava/lang/String; org.mockito.Matchers::any(Ljava/lang/Class;)Ljava/lang/Object; org.mockito.Mockito::any(Ljava/lang/Class;)Ljava/lang/Object; org.mockito.Mockito::doReturn(Ljava/lang/Object;)Lorg/mockito/stubbing/Stubber; org.mockito.Matchers::any()Ljava/lang/Object; org.mockito.Mockito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ve-backen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ArgumentCaptor::capture()Ljava/lang/Object; org.mockito.ArgumentCaptor::forClass(Ljava/lang/Class;)Lorg/mockito/ArgumentCaptor; org.mockito.Mockito::any(Ljava/lang/Class;)Ljava/lang/Object; org.mockito.Mockito::when(Ljava/lang/Object;)Lorg/mockito/stubbing/OngoingStubbing; org.mockito.ArgumentCaptor::getValue()Ljava/lang/Object; org.mockito.Mockito::times(I)Lorg/mockito/verification/VerificationMode; org.mockito.Mockito::verify(Ljava/lang/Object;Lorg/mockito/verification/VerificationMode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kafka-connect-cosmosdb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stubbing.OngoingStubbing::then(Lorg/mockito/stubbing/Answer;)Lorg/mockito/stubbing/OngoingStubbing; org.mockito.Mockito::mock(Ljava/lang/Class;)Ljava/lang/Object; org.mockito.Mockito::any()Ljava/lang/Object; org.mockito.ArgumentMatchers::anyString()Ljava/lang/String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Mockito::anyString()Ljava/lang/String; org.mockito.invocation.InvocationOnMock::getArgument(I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racca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6">
            <text:p>4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.vorburger.exe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eo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6">
            <text:p>1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endulum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mock(Ljava/lang/Class;Lorg/mockito/stubbing/Answer;)Ljava/lang/Object; org.mockito.Mockito::anyInt()I org.mockito.Mockito::any()Ljava/lang/Object; org.mockito.ArgumentCaptor::capture()Ljava/lang/Object; org.mockito.Mockito::spy(Ljava/lang/Object;)Ljava/lang/Object; org.mockito.Mockito::any(Ljava/lang/Class;)Ljava/lang/Object; org.mockito.Mockito::when(Ljava/lang/Object;)Lorg/mockito/stubbing/OngoingStubbing; org.mockito.stubbing.OngoingStubbing::thenReturn(Ljava/lang/Object;[Ljava/lang/Object;)Lorg/mockito/stubbing/OngoingStubbing; org.mockito.Answers::get()Lorg/mockito/stubbing/Answer; org.mockito.stubbing.OngoingStubbing::thenReturn(Ljava/lang/Object;)Lorg/mockito/stubbing/OngoingStubbing; org.mockito.Mockito::doReturn(Ljava/lang/Object;)Lorg/mockito/stubbing/Stubber; org.mockito.Mockito::anyString()Ljava/lang/String; org.mockito.stubbing.OngoingStubbing::then(Lorg/mockito/stubbing/Answer;)Lorg/mockito/stubbing/OngoingStubbing; org.mockito.Mockito::longThat(Lorg/mockito/ArgumentMatcher;)J org.mockito.invocation.InvocationOnMock::getArgument(ILjava/lang/Class;)Ljava/lang/Object; org.mockito.stubbing.Stubber::when(Ljava/lang/Object;)Ljava/lang/Object; org.mockito.Mockito::atLeast(I)Lorg/mockito/verification/VerificationMode; org.mockito.Mockito::doCallRealMethod()Lorg/mockito/stubbing/Stubber; org.mockito.ArgumentCaptor::getValue()Ljava/lang/Object; org.mockito.Mockito::verify(Ljava/lang/Object;Lorg/mockito/verification/VerificationMode;)Ljava/lang/Object; org.mockito.Mockito::verify(Ljava/lang/Object;)Ljava/lang/Object; org.mockito.Mockito::times(I)Lorg/mockito/verification/VerificationMode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ygieia-core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46">
            <text:p>14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Matchers::any(Ljava/lang/Class;)Ljava/lang/Object; org.mockito.Mockito::spy(Ljava/lang/Object;)Ljava/lang/Object; org.mockito.Mockito::anyLong()J org.mockito.Mockito::any(Ljava/lang/Class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nhance-gatewa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magetozxspe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DFstarToo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3">
            <text:p>1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de-analy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spy(Ljava/lang/Object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ultiChainJava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md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astjs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19">
            <text:p>54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isruptor-spring-manager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easymock.IExpectationSetters::andReturn(Ljava/lang/Object;)Lorg/easymock/IExpectationSetters; org.easymock.IExpectationSetters::andThrow(Ljava/lang/Throwable;)Lorg/easymock/IExpectationSetters; org.easymock.EasyMock::expectLastCall()Lorg/easymock/IExpectationSetters; org.easymock.EasyMock::createMock(Ljava/lang/Class;)Ljava/lang/Object; org.easymock.IExpectationSetters::andStubReturn(Ljava/lang/Object;)V org.easymock.EasyMock::verify([Ljava/lang/Object;)V org.easymock.EasyMock::replay([Ljava/lang/Object;)V org.easymock.EasyMock::expect(Ljava/lang/Object;)Lorg/easymock/IExpectationSetters; org.easymock.EasyMock::createStrictMock(Ljava/lang/Class;)Ljava/lang/Object; org.easymock.EasyMock::reset([Ljava/lang/Object;)V org.easymock.EasyMock::isA(Ljava/lang/Class;)Ljava/lang/Object; org.easymock.IExpectationSetters::anyTimes()Lorg/easymock/IExpectationSetters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ebsite-backend</text:p>
          </table:table-cell>
          <table:table-cell table:style-name="Gnumeric-default" office:value-type="float" office:value="316">
            <text:p>316</text:p>
          </table:table-cell>
          <table:table-cell table:style-name="Gnumeric-default" office:value-type="float" office:value="385">
            <text:p>385</text:p>
          </table:table-cell>
          <table:table-cell table:style-name="Gnumeric-default" office:value-type="float" office:value="162">
            <text:p>162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Mockito::doThrow(Ljava/lang/Class;)Lorg/mockito/stubbing/Stubber; org.mockito.stubbing.Stubber::doThrow(Ljava/lang/Class;)Lorg/mockito/stubbing/Stubber; org.mockito.Mockito::reset([Ljava/lang/Object;)V org.mockito.stubbing.Stubber::when(Ljava/lang/Object;)Ljava/lang/Object; org.mockito.Mockito::spy(Ljava/lang/Class;)Ljava/lang/Object; org.mockito.Mockito::spy(Ljava/lang/Object;)Ljava/lang/Object; org.mockito.Mockito::doNothing()Lorg/mockito/stubbing/Stubber; org.mockito.Mockito::doReturn(Ljava/lang/Object;)Lorg/mockito/stubbing/Stubber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ngine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org.mockito.Mockito::mock(Ljava/lang/Class;)Ljava/lang/Object; org.mockito.Mockito::anyBoolean()Z org.mockito.Mockito::doAnswer(Lorg/mockito/stubbing/Answer;)Lorg/mockito/stubbing/Stubber; org.mockito.Mockito::never()Lorg/mockito/verification/VerificationMode; org.mockito.Mockito::spy(Ljava/lang/Object;)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Mockito::anyString()Ljava/lang/String; org.mockito.MockitoAnnotations::initMocks(Ljava/lang/Object;)V org.mockito.stubbing.OngoingStubbing::then(Lorg/mockito/stubbing/Answer;)Lorg/mockito/stubbing/OngoingStubbing; org.mockito.stubbing.Stubber::when(Ljava/lang/Object;)Ljava/lang/Object; org.mockito.invocation.InvocationOnMock::getArguments()[Ljava/lang/Object; org.mockito.Mockito::eq(Ljava/lang/Object;)Ljava/lang/Object; org.mockito.Mockito::anyVararg()Ljava/lang/Object; org.mockito.Mockito::verify(Ljava/lang/Object;Lorg/mockito/verification/VerificationMode;)Ljava/lang/Object; org.mockito.Mockito::verify(Ljava/lang/Object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re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org.mockito.Mockito::mock(Ljava/lang/Class;)Ljava/lang/Object; org.mockito.Mockito::anyBoolean()Z org.mockito.Matchers::isNull(Ljava/lang/Class;)Ljava/lang/Object; org.mockito.Mockito::doAnswer(Lorg/mockito/stubbing/Answer;)Lorg/mockito/stubbing/Stubber; org.mockito.Matchers::any(Ljava/lang/Class;)Ljava/lang/Object; org.mockito.Mockito::any(Ljava/lang/Class;)Ljava/lang/Object; org.mockito.Mockito::when(Ljava/lang/Object;)Lorg/mockito/stubbing/OngoingStubbing; org.mockito.Mockito::anyObject()Ljava/lang/Object; org.mockito.stubbing.OngoingStubbing::thenReturn(Ljava/lang/Object;)Lorg/mockito/stubbing/OngoingStubbing; org.mockito.Matchers::anyObject()Ljava/lang/Object; org.mockito.Matchers::eq(Z)Z org.mockito.Matchers::eq(Ljava/lang/Object;)Ljava/lang/Object; org.mockito.Matchers::eq(I)I org.mockito.stubbing.Stubber::when(Ljava/lang/Object;)Ljava/lang/Object; org.mockito.Mockito::atLeast(I)Lorg/mockito/verification/VerificationMode; org.mockito.invocation.InvocationOnMock::getArguments()[Ljava/lang/Object; org.mockito.Mockito::eq(Ljava/lang/Object;)Ljava/lang/Object; org.mockito.Mockito::anyVararg()Ljava/lang/Object; org.mockito.Mockito::verify(Ljava/lang/Object;Lorg/mockito/verification/VerificationMode;)Ljava/lang/Object; org.mockito.Mockito::verify(Ljava/lang/Object;)Ljava/lang/Object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lavagna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537">
            <text:p>537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org.mockito.ArgumentMatchers::anyList()Ljava/util/List; org.mockito.Matchers::any(Ljava/lang/Class;)Ljava/lang/Object; org.mockito.Mockito::never()Lorg/mockito/verification/VerificationMode; org.mockito.ArgumentCaptor::capture()Ljava/lang/Object; org.mockito.stubbing.OngoingStubbing::thenReturn(Ljava/lang/Object;)Lorg/mockito/stubbing/OngoingStubbing; org.mockito.ArgumentMatchers::eq(Ljava/lang/Object;)Ljava/lang/Object; org.mockito.Matchers::eq(Ljava/lang/Object;)Ljava/lang/Object; org.mockito.Matchers::eq(I)I org.mockito.Matchers::anyString()Ljava/lang/String; org.mockito.ArgumentMatchers::eq(Z)Z org.mockito.ArgumentCaptor::forClass(Ljava/lang/Class;)Lorg/mockito/ArgumentCaptor; org.mockito.ArgumentMatchers::anyString()Ljava/lang/String; org.mockito.Mockito::eq(Ljava/lang/Object;)Ljava/lang/Object; org.mockito.ArgumentMatchers::any(Ljava/lang/Class;)Ljava/lang/Object; org.mockito.Mockito::verify(Ljava/lang/Object;Lorg/mockito/verification/VerificationMode;)Ljava/lang/Object; org.mockito.Mockito::times(I)Lorg/mockito/verification/VerificationMode; org.mockito.stubbing.OngoingStubbing::thenThrow([Ljava/lang/Throwable;)Lorg/mockito/stubbing/OngoingStubbing; org.mockito.ArgumentMatchers::anyInt()I org.mockito.Mockito::mock(Ljava/lang/Class;)Ljava/lang/Object; org.mockito.Mockito::eq(I)I org.mockito.Mockito::reset([Ljava/lang/Object;)V org.mockito.Mockito::any()Ljava/lang/Object; org.mockito.Matchers::anyInt()I org.mockito.Mockito::when(Ljava/lang/Object;)Lorg/mockito/stubbing/OngoingStubbing; org.mockito.stubbing.OngoingStubbing::thenReturn(Ljava/lang/Object;[Ljava/lang/Object;)Lorg/mockito/stubbing/OngoingStubbing; org.mockito.MockitoAnnotations::initMocks(Ljava/lang/Object;)V org.mockito.Matchers::eq(Z)Z org.mockito.ArgumentMatchers::isNull(Ljava/lang/Class;)Ljava/lang/Object; org.mockito.ArgumentMatchers::eq(I)I org.mockito.ArgumentCaptor::getValue()Ljava/lang/Object; org.mockito.Matchers::anyBoolean()Z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EF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ertx-rest-client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ArgumentMatchers::any()Ljava/lang/Object; org.mockito.Mockito::spy(Ljava/lang/Class;)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vertx-s3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liri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80">
            <text:p>28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mock(Ljava/lang/Class;)Ljava/lang/Object; org.mockito.Mockito::anyInt()I org.mockito.internal.util.collections.Sets::newSet([Ljava/lang/Object;)Ljava/util/Set; org.mockito.Mockito::reset([Ljava/lang/Object;)V org.mockito.Mockito::anyListOf(Ljava/lang/Class;)Ljava/util/List; org.mockito.invocation.InvocationOnMock::getArguments()[Ljava/lang/Object; org.mockito.Mockito::any(Ljava/lang/Class;)Ljava/lang/Object; org.mockito.Mockito::when(Ljava/lang/Object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ri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473">
            <text:p>47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rg.mockito.ArgumentMatchers::any()Ljava/lang/Object; org.mockito.Mockito::never()Lorg/mockito/verification/VerificationMode; org.mockito.ArgumentMatchers::longThat(Lorg/mockito/ArgumentMatcher;)J org.mockito.Mockito::eq(Z)Z org.mockito.Mockito::any(Ljava/lang/Class;)Ljava/lang/Object; org.mockito.stubbing.OngoingStubbing::thenReturn(Ljava/lang/Object;)Lorg/mockito/stubbing/OngoingStubbing; org.mockito.ArgumentMatchers::eq(Ljava/lang/Object;)Ljava/lang/Object; org.mockito.stubbing.Stubber::when(Ljava/lang/Object;)Ljava/lang/Object; org.mockito.Mockito::anyLong()J org.mockito.Mockito::eq(Ljava/lang/Object;)Ljava/lang/Object; org.mockito.ArgumentMatchers::any(Ljava/lang/Class;)Ljava/lang/Object; org.mockito.Mockito::verify(Ljava/lang/Object;Lorg/mockito/verification/VerificationMode;)Ljava/lang/Object; org.mockito.Mockito::times(I)Lorg/mockito/verification/VerificationMode; org.mockito.ArgumentMatchers::anyInt()I org.mockito.Mockito::mock(Ljava/lang/Class;)Ljava/lang/Object; org.mockito.Mockito::anyInt()I org.mockito.Mockito::doAnswer(Lorg/mockito/stubbing/Answer;)Lorg/mockito/stubbing/Stubber; org.mockito.internal.util.collections.Sets::newSet([Ljava/lang/Object;)Ljava/util/Set; org.mockito.Mockito::any()Ljava/lang/Object; org.mockito.Mockito::doThrow([Ljava/lang/Throwable;)Lorg/mockito/stubbing/Stubber; org.mockito.Mockito::when(Ljava/lang/Object;)Lorg/mockito/stubbing/OngoingStubbing; org.mockito.stubbing.OngoingStubbing::thenReturn(Ljava/lang/Object;[Ljava/lang/Object;)Lorg/mockito/stubbing/OngoingStubbing; org.mockito.stubbing.OngoingStubbing::then(Lorg/mockito/stubbing/Answer;)Lorg/mockito/stubbing/OngoingStubbing; org.mockito.Mockito::anyList()Ljava/util/List; org.mockito.Mockito::verify(Ljava/lang/Object;)Ljava/lang/Object; org.mockito.Mockito::argThat(Lorg/mockito/ArgumentMatcher;)Ljava/lang/Object; org.mockito.invocation.InvocationOnMock::getArgument(I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rawl-ev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sv2bi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mxter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uthpa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never()Lorg/mockito/verification/VerificationMode; org.mockito.Mockito::spy(Ljava/lang/Object;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LightWebSer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jconso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dn-cineas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xjava-workshop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BDDMockito::given(Ljava/lang/Object;)Lorg/mockito/BDDMockito$BDDMyOngoingStubbing; org.mockito.Mockito::times(I)Lorg/mockito/verification/VerificationMode; org.mockito.Mockito::verify(Ljava/lang/Object;Lorg/mockito/verification/VerificationMode;)Ljava/lang/Object; org.mockito.BDDMockito$BDDMyOngoingStubbing::willReturn(Ljava/lang/Object;)Lorg/mockito/BDDMockito$BDDMy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obi-api4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ebid-server-java</text:p>
          </table:table-cell>
          <table:table-cell table:style-name="Gnumeric-default" office:value-type="float" office:value="646">
            <text:p>646</text:p>
          </table:table-cell>
          <table:table-cell table:style-name="Gnumeric-default" office:value-type="float" office:value="3020">
            <text:p>3020</text:p>
          </table:table-cell>
          <table:table-cell table:style-name="Gnumeric-default" office:value-type="float" office:value="399">
            <text:p>399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org.mockito.ArgumentMatchers::any()Ljava/lang/Object; org.mockito.BDDMockito::willReturn(Ljava/lang/Object;)Lorg/mockito/BDDMockito$BDDStubber; org.mockito.ArgumentMatchers::anyList()Ljava/util/List; org.mockito.BDDMockito$BDDStubber::given(Ljava/lang/Object;)Ljava/lang/Object; org.mockito.Mockito::never()Lorg/mockito/verification/VerificationMode; org.mockito.ArgumentCaptor::capture()Ljava/lang/Object; org.mockito.Mockito::eq(Z)Z org.mockito.Mockito::spy(Ljava/lang/Object;)Ljava/lang/Object; org.mockito.Mockito::any(Ljava/lang/Class;)Ljava/lang/Object; org.mockito.ArgumentMatchers::eq(Ljava/lang/Object;)Ljava/lang/Object; org.mockito.stubbing.OngoingStubbing::thenReturn(Ljava/lang/Object;)Lorg/mockito/stubbing/OngoingStubbing; org.mockito.BDDMockito::willThrow([Ljava/lang/Throwable;)Lorg/mockito/BDDMockito$BDDStubber; org.mockito.internal.util.reflection.FieldSetter::setField(Ljava/lang/Object;Ljava/lang/reflect/Field;Ljava/lang/Object;)V org.mockito.BDDMockito::given(Ljava/lang/Object;)Lorg/mockito/BDDMockito$BDDMyOngoingStubbing; org.mockito.stubbing.Stubber::when(Ljava/lang/Object;)Ljava/lang/Object; org.mockito.ArgumentMatchers::eq(Z)Z org.mockito.ArgumentMatchers::anyString()Ljava/lang/String; org.mockito.Mockito::anyLong()J org.mockito.Mockito::verifyNoMoreInteractions([Ljava/lang/Object;)V org.mockito.ArgumentMatchers::anyInt()I org.mockito.Mockito::verifyZeroInteractions([Ljava/lang/Object;)V org.mockito.ArgumentMatchers::anyCollection()Ljava/util/Collection; org.mockito.ArgumentMatchers::same(Ljava/lang/Object;)Ljava/lang/Object; org.mockito.Mockito::same(Ljava/lang/Object;)Ljava/lang/Object; org.mockito.Mockito::reset([Ljava/lang/Object;)V org.mockito.Mockito::doAnswer(Lorg/mockito/stubbing/Answer;)Lorg/mockito/stubbing/Stubber; org.mockito.Mockito::any()Ljava/lang/Object; org.mockito.Mockito::isNull()Ljava/lang/Object; org.mockito.ArgumentMatchers::startsWith(Ljava/lang/String;)Ljava/lang/String; org.mockito.BDDMockito$BDDMyOngoingStubbing::willReturn(Ljava/lang/Object;)Lorg/mockito/BDDMockito$BDDMyOngoingStubbing; org.mockito.BDDMockito$BDDMyOngoingStubbing::willReturn(Ljava/lang/Object;[Ljava/lang/Object;)Lorg/mockito/BDDMockito$BDDMyOngoingStubbing; org.mockito.ArgumentMatchers::anyBoolean()Z org.mockito.BDDMockito$BDDMyOngoingStubbing::will(Lorg/mockito/stubbing/Answer;)Lorg/mockito/BDDMockito$BDDMyOngoingStubbing; org.mockito.Mockito::anyList()Ljava/util/List; org.mockito.invocation.InvocationOnMock::getArguments()[Ljava/lang/Object; org.mockito.ArgumentMatchers::eq(I)I org.mockito.invocation.InvocationOnMock::getArgument(I)Ljava/lang/Object; org.mockito.Mockito::anyBoolean()Z org.mockito.ArgumentMatchers::argThat(Lorg/mockito/ArgumentMatcher;)Ljava/lang/Object; org.mockito.ArgumentMatchers::anySet()Ljava/util/Set; org.mockito.Mockito::doReturn(Ljava/lang/Object;)Lorg/mockito/stubbing/Stubber; org.mockito.Mockito::anyString()Ljava/lang/String; org.mockito.BDDMockito$BDDMyOngoingStubbing::willAnswer(Lorg/mockito/stubbing/Answer;)Lorg/mockito/BDDMockito$BDDMyOngoingStubbing; org.mockito.ArgumentCaptor::forClass(Ljava/lang/Class;)Lorg/mockito/ArgumentCaptor; org.mockito.Mockito::eq(Ljava/lang/Object;)Ljava/lang/Object; org.mockito.ArgumentMatchers::any(Ljava/lang/Class;)Ljava/lang/Object; org.mockito.Mockito::times(I)Lorg/mockito/verification/VerificationMode; org.mockito.Mockito::verify(Ljava/lang/Object;Lorg/mockito/verification/VerificationMode;)Ljava/lang/Object; org.mockito.invocation.InvocationOnMock::getMock()Ljava/lang/Object; org.mockito.Mockito::eq(J)J org.mockito.Mockito::mock(Ljava/lang/Class;)Ljava/lang/Object; org.mockito.Mockito::anyInt()I org.mockito.ArgumentCaptor::getAllValues()Ljava/util/List; org.mockito.ArgumentMatchers::isNotNull()Ljava/lang/Object; org.mockito.Mockito::when(Ljava/lang/Object;)Lorg/mockito/stubbing/OngoingStubbing; org.mockito.stubbing.OngoingStubbing::thenThrow(Ljava/lang/Class;)Lorg/mockito/stubbing/OngoingStubbing; org.mockito.Mockito::anySet()Ljava/util/Set; org.mockito.ArgumentMatchers::anyLong()J org.mockito.ArgumentMatchers::contains(Ljava/lang/String;)Ljava/lang/String; org.mockito.BDDMockito::willAnswer(Lorg/mockito/stubbing/Answer;)Lorg/mockito/BDDMockito$BDDStubber; org.mockito.BDDMockito$BDDMyOngoingStubbing::willThrow([Ljava/lang/Throwable;)Lorg/mockito/BDDMockito$BDDMyOngoingStubbing; org.mockito.ArgumentMatchers::eq(J)J org.mockito.ArgumentCaptor::getValue()Ljava/lang/Object; org.mockito.Mockito::verify(Ljava/lang/Object;)Ljava/lang/Object; org.mockito.ArgumentMatchers::isNull(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vertx-cluster-watchdo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rvibo-sdk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hinese-whisper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son-data-generator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3">
            <text:p>17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Mockito::verify(Ljava/lang/Object;)Ljava/lang/Object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de-similarit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sonpatc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itsi-webrtc-vad-wrap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erman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rg.mockito.Mockito::mock(Ljava/lang/Class;)Ljava/lang/Object; org.powermock.api.mockito.PowerMockito::mock(Ljava/lang/Class;)Ljava/lang/Object; org.mockito.Matchers::any(Ljava/lang/Class;)Ljava/lang/Object; org.mockito.Mockito::any()Ljava/lang/Object; org.mockito.Mockito::never()Lorg/mockito/verification/VerificationMode; org.mockito.Mockito::spy(Ljava/lang/Object;)Ljava/lang/Object; org.mockito.Mockito::when(Ljava/lang/Object;)Lorg/mockito/stubbing/OngoingStubbing; org.mockito.stubbing.OngoingStubbing::thenReturn(Ljava/lang/Object;)Lorg/mockito/stubbing/OngoingStubbing; org.mockito.stubbing.OngoingStubbing::thenThrow([Ljava/lang/Class;)Lorg/mockito/stubbing/OngoingStubbing; org.mockito.Mockito::doReturn(Ljava/lang/Object;)Lorg/mockito/stubbing/Stubber; org.mockito.MockitoAnnotations::initMocks(Ljava/lang/Object;)V org.mockito.stubbing.Stubber::when(Ljava/lang/Object;)Ljava/lang/Object; org.powermock.api.mockito.PowerMockito::mockStatic(Ljava/lang/Class;[Ljava/lang/Class;)V org.mockito.Matchers::contains(Ljava/lang/String;)Ljava/lang/String; org.mockito.Mockito::times(I)Lorg/mockito/verification/VerificationMode; org.mockito.Mockito::verify(Ljava/lang/Object;Lorg/mockito/verification/VerificationMode;)Ljava/lang/Object; org.mockito.Mockito::verify(Ljava/lang/Object;)Ljava/lang/Object; org.mockito.Matchers::any()Ljava/lang/Object; org.mockito.stubbing.OngoingStubbing::thenThrow([Ljava/lang/Throwable;)Lorg/mockito/stubbing/OngoingStubbing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n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ightFiel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3">
            <text:p>19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zeroFlo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zo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Throw(Ljava/lang/Class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ose4j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[Ljava/lang/Object;)Lorg/mockito/stubbing/OngoingStubbing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slr-squid-bridge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264">
            <text:p>26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org.mockito.Mockito::mock(Ljava/lang/Class;)Ljava/lang/Object; org.mockito.Matchers::argThat(Lorg/hamcrest/Matcher;)Ljava/lang/Object; org.mockito.Matchers::any(Ljava/lang/Class;)Ljava/lang/Object; org.mockito.ArgumentCaptor::getAllValues()Ljava/util/List; org.mockito.ArgumentCaptor::capture()Ljava/lang/Object; org.mockito.Mockito::doThrow(Ljava/lang/Throwable;)Lorg/mockito/stubbing/Stubber; org.mockito.Mockito::any(Ljava/lang/Class;)Ljava/lang/Object; org.mockito.Mockito::when(Ljava/lang/Object;)Lorg/mockito/stubbing/OngoingStubbing; org.mockito.stubbing.OngoingStubbing::thenReturn(Ljava/lang/Object;)Lorg/mockito/stubbing/OngoingStubbing; org.mockito.stubbing.Stubber::when(Ljava/lang/Object;)Ljava/lang/Object; org.mockito.Mockito::atLeast(I)Lorg/mockito/verification/VerificationMode; org.mockito.ArgumentCaptor::forClass(Ljava/lang/Class;)Lorg/mockito/ArgumentCaptor; org.mockito.Mockito::verify(Ljava/lang/Object;)Ljava/lang/Object; org.mockito.Mockito::times(I)Lorg/mockito/verification/VerificationMode; org.mockito.Mockito::verify(Ljava/lang/Object;Lorg/mockito/verification/VerificationMode;)Ljava/lang/Object; org.mockito.Mockito::verifyNoMoreInteractions([Ljava/lang/Object;)V org.mockito.Matchers::any()Ljava/lang/Object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EM-Rules-for-SonarQube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any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ar-fxcop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anyListOf(Ljava/lang/Class;)Ljava/util/List; org.mockito.Matchers::anyString()Ljava/lang/String; org.mockito.Mockito::never()Lorg/mockito/verification/VerificationMode; org.mockito.Matchers::any(Ljava/lang/Class;)Ljava/lang/Object; org.mockito.Matchers::anyInt()I org.mockito.Mockito::when(Ljava/lang/Object;)Lorg/mockito/stubbing/OngoingStubbing; org.mockito.Matchers::anyBoolean()Z org.mockito.stubbing.OngoingStubbing::thenReturn(Ljava/lang/Object;)Lorg/mockito/stubbing/OngoingStubbing; org.mockito.Mockito::verify(Ljava/lang/Object;)Ljava/lang/Object; org.mockito.Mockito::verify(Ljava/lang/Object;Lorg/mockito/verification/VerificationMode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arDelphi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org.mockito.stubbing.OngoingStubbing::then(Lorg/mockito/stubbing/Answer;)Lorg/mockito/stubbing/OngoingStubbing; org.mockito.Mockito::mock(Ljava/lang/Class;)Ljava/lang/Object; org.mockito.Matchers::eq(Ljava/lang/Object;)Ljava/lang/Object; org.mockito.Matchers::anyString()Ljava/lang/String; org.mockito.Matchers::any(Ljava/lang/Class;)Ljava/lang/Object; org.mockito.stubbing.OngoingStubbing::thenCallRealMethod()Lorg/mockito/stubbing/OngoingStubbing; org.mockito.invocation.InvocationOnMock::getArguments()[Ljava/lang/Object; org.mockito.Mockito::when(Ljava/lang/Object;)Lorg/mockito/stubbing/OngoingStubbing; org.mockito.stubbing.OngoingStubbing::thenReturn(Ljava/lang/Object;)Lorg/mockito/stubbing/OngoingStubbing; org.mockito.stubbing.OngoingStubbing::thenAnswer(Lorg/mockito/stubbing/Answer;)Lorg/mockito/stubbing/OngoingStubbing; org.mockito.Matchers::isA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ar-java-i18n-check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nar-delphi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93">
            <text:p>29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org.mockito.stubbing.OngoingStubbing::then(Lorg/mockito/stubbing/Answer;)Lorg/mockito/stubbing/OngoingStubbing; org.mockito.Mockito::mock(Ljava/lang/Class;)Ljava/lang/Object; org.mockito.Matchers::eq(Ljava/lang/Object;)Ljava/lang/Object; org.mockito.Matchers::any(Ljava/lang/Class;)Ljava/lang/Object; org.mockito.stubbing.OngoingStubbing::thenCallRealMethod()Lorg/mockito/stubbing/OngoingStubbing; org.mockito.invocation.InvocationOnMock::getArguments()[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Mockito::anyString()Ljava/lang/String; org.mockito.stubbing.OngoingStubbing::thenAnswer(Lorg/mockito/stubbing/Answer;)Lorg/mockito/stubbing/OngoingStubbing; org.mockito.Matchers::isA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ar-ruby-plugin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when(Ljava/lang/Object;)Lorg/mockito/stubbing/OngoingStubbing; org.mockito.Mockito::verify(Ljava/lang/Object;)Ljava/lang/Object; org.mockito.Matchers::any()Ljava/lang/Object; org.mockito.stubbing.OngoingStubbing::thenReturn(Ljava/lang/Object;)Lorg/mockito/stubbing/OngoingStubbing; org.mockito.MockitoAnnotations::initMocks(Ljava/lang/Object;)V org.mockito.Matchers::isA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ar-text-plugin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anyInt()I org.mockito.Mockito::doAnswer(Lorg/mockito/stubbing/Answer;)Lorg/mockito/stubbing/Stubber; org.mockito.Mockito::any(Ljava/lang/Class;)Ljava/lang/Object; org.mockito.Mockito::when(Ljava/lang/Object;)Lorg/mockito/stubbing/OngoingStubbing; org.mockito.stubbing.OngoingStubbing::thenReturn(Ljava/lang/Object;)Lorg/mockito/stubbing/OngoingStubbing; org.mockito.Mockito::anyString()Ljava/lang/String; org.mockito.stubbing.Stubber::when(Ljava/lang/Object;)Ljava/lang/Object; org.mockito.Mockito::anyCollection()Ljava/util/Collection; org.mockito.invocation.InvocationOnMock::getArguments()[Ljava/lang/Object; org.mockito.Mockito::eq(Ljava/lang/Object;)Ljava/lang/Object; org.mockito.Mockito::matches(Ljava/lang/String;)Ljava/lang/String; org.mockito.Mockito::verify(Ljava/lang/Object;)Ljava/lang/Object; org.mockito.Mockito::isA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ar-findbugs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ArgumentMatchers::argThat(Lorg/mockito/ArgumentMatcher;)Ljava/lang/Object; org.mockito.Matchers::any(Ljava/lang/Class;)Ljava/lang/Object; org.mockito.Mockito::never()Lorg/mockito/verification/VerificationMode; org.mockito.Mockito::spy(Ljava/lang/Object;)Ljava/lang/Object; org.mockito.Mockito::when(Ljava/lang/Object;)Lorg/mockito/stubbing/OngoingStubbing; org.mockito.stubbing.OngoingStubbing::thenReturn(Ljava/lang/Object;)Lorg/mockito/stubbing/OngoingStubbing; org.mockito.ArgumentMatchers::eq(Ljava/lang/Object;)Ljava/lang/Object; org.mockito.stubbing.OngoingStubbing::then(Lorg/mockito/stubbing/Answer;)Lorg/mockito/stubbing/OngoingStubbing; org.mockito.Matchers::anyString()Ljava/lang/String; org.mockito.invocation.InvocationOnMock::getArguments()[Ljava/lang/Object; org.mockito.ArgumentMatchers::any(Ljava/lang/Class;)Ljava/lang/Object; org.mockito.Mockito::verify(Ljava/lang/Object;)Ljava/lang/Object; org.mockito.Mockito::times(I)Lorg/mockito/verification/VerificationMode; org.mockito.Mockito::verify(Ljava/lang/Object;Lorg/mockito/verification/VerificationMode;)Ljava/lang/Object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arqube_java_custom_ru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nar-checkstyle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Mockito::doThrow(Ljava/lang/Class;)Lorg/mockito/stubbing/Stubber; org.mockito.Mockito::anyInt()I org.mockito.Matchers::any(Ljava/lang/Class;)Ljava/lang/Object; org.mockito.Mockito::any()Ljava/lang/Object; org.mockito.ArgumentCaptor::capture()Ljava/lang/Object; org.mockito.InOrder::verify(Ljava/lang/Object;)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Mockito::anyString()Ljava/lang/String; org.mockito.stubbing.Stubber::when(Ljava/lang/Object;)Ljava/lang/Object; org.mockito.Mockito::atLeast(I)Lorg/mockito/verification/VerificationMode; org.mockito.invocation.InvocationOnMock::getArguments()[Ljava/lang/Object; org.mockito.ArgumentCaptor::forClass(Ljava/lang/Class;)Lorg/mockito/ArgumentCaptor; org.mockito.ArgumentCaptor::getValue()Ljava/lang/Object; org.mockito.Mockito::times(I)Lorg/mockito/verification/VerificationMode; org.mockito.Mockito::verify(Ljava/lang/Object;Lorg/mockito/verification/VerificationMode;)Ljava/lang/Object; org.mockito.stubbing.OngoingStubbing::thenAnswer(Lorg/mockito/stubbing/Answer;)Lorg/mockito/stubbing/OngoingStubbing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ar-coldfus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eam-client-java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stubbing.Stubber::doReturn(Ljava/lang/Object;)Lorg/mockito/stubbing/Stubber; org.mockito.Matchers::isNull(Ljava/lang/Class;)Ljava/lang/Object; org.mockito.stubbing.Stubber::when(Ljava/lang/Object;)Ljava/lang/Object; org.mockito.Matchers::any(Ljava/lang/Class;)Ljava/lang/Object; org.mockito.Mockito::doReturn(Ljava/lang/Object;)Lorg/mockito/stubbing/Stubber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est-assert-2.x</text:p>
          </table:table-cell>
          <table:table-cell table:style-name="Gnumeric-default" office:value-type="float" office:value="1380">
            <text:p>1380</text:p>
          </table:table-cell>
          <table:table-cell table:style-name="Gnumeric-default" office:value-type="float" office:value="3797">
            <text:p>3797</text:p>
          </table:table-cell>
          <table:table-cell table:style-name="Gnumeric-default" office:value-type="float" office:value="865">
            <text:p>865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string">
            <text:p>org.mockito.Mockito::mock(Ljava/lang/Class;)Ljava/lang/Object; org.mockito.Mockito::spy(Ljava/lang/Object;)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stubbing.OngoingStubbing::thenThrow([Ljava/lang/Throwable;)Lorg/mockito/stubbing/OngoingStubb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rchistar-sm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rvel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iskLruCach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sourcef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ersey-passboo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ebSpa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yum-repo-server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363">
            <text:p>363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org.mockito.Matchers::any(Ljava/lang/Class;)Ljava/lang/Object; org.mockito.Mockito::never()Lorg/mockito/verification/VerificationMode; org.mockito.stubbing.OngoingStubbing::thenReturn(Ljava/lang/Object;)Lorg/mockito/stubbing/OngoingStubbing; org.mockito.Mockito::doReturn(Ljava/lang/Object;)Lorg/mockito/stubbing/Stubber; org.mockito.Matchers::anyObject()Ljava/lang/Object; org.mockito.Matchers::eq(J)J org.mockito.Matchers::eq(Ljava/lang/Object;)Ljava/lang/Object; org.mockito.Matchers::eq(I)I org.mockito.Matchers::anyString()Ljava/lang/String; org.mockito.stubbing.Stubber::when(Ljava/lang/Object;)Ljava/lang/Object; org.mockito.Mockito::eq(Ljava/lang/Object;)Ljava/lang/Object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 org.mockito.Mockito::verifyZeroInteractions([Ljava/lang/Object;)V org.mockito.Mockito::mock(Ljava/lang/Class;)Ljava/lang/Object; org.mockito.Mockito::doThrow(Ljava/lang/Class;)Lorg/mockito/stubbing/Stubber; org.mockito.Matchers::anyInt()I org.mockito.Mockito::when(Ljava/lang/Object;)Lorg/mockito/stubbing/OngoingStubbing; org.mockito.stubbing.OngoingStubbing::thenThrow([Ljava/lang/Class;)Lorg/mockito/stubbing/OngoingStubbing; org.mockito.stubbing.OngoingStubbing::then(Lorg/mockito/stubbing/Answer;)Lorg/mockito/stubbing/OngoingStubbing; org.mockito.Matchers::eq(Z)Z org.mockito.Matchers::anyLong()J org.mockito.stubbing.OngoingStubbing::thenCallRealMethod()Lorg/mockito/stubbing/OngoingStubbing; org.mockito.invocation.InvocationOnMock::getArguments()[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ropwizard-configurable-assets-bund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t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impleScaffoldi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qtt-websocket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ropwizard-librat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orm-benchmark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org.mockito.Mockito::mock(Ljava/lang/Class;)Ljava/lang/Object; org.mockito.Mockito::anyInt()I org.mockito.Matchers::any(Ljava/lang/Class;)Ljava/lang/Object; org.mockito.Mockito::never()Lorg/mockito/verification/VerificationMode; org.mockito.Matchers::anyInt()I org.mockito.Mockito::any(Ljava/lang/Class;)Ljava/lang/Object; org.mockito.Mockito::when(Ljava/lang/Object;)Lorg/mockito/stubbing/OngoingStubbing; org.mockito.stubbing.OngoingStubbing::thenReturn(Ljava/lang/Object;)Lorg/mockito/stubbing/OngoingStubbing; org.mockito.Matchers::anyString()Ljava/lang/String; org.mockito.Mockito::times(I)Lorg/mockito/verification/VerificationMode; org.mockito.Mockito::verify(Ljava/lang/Object;Lorg/mockito/verification/VerificationMode;)Ljava/lang/Object; org.mockito.Mockito::verify(Ljava/lang/Object;)Ljava/lang/Object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nimated-gif-lib-for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makas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47">
            <text:p>19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imecraf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narqube-spellcheck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atchers::any(Ljava/lang/Class;)Ljava/lang/Object; org.mockito.Mockito::never()Lorg/mockito/verification/VerificationMode; org.mockito.ArgumentCaptor::capture()Ljava/lang/Object; org.mockito.Mockito::spy(Ljava/lang/Object;)Ljava/lang/Object; org.mockito.Mockito::any(Ljava/lang/Class;)Ljava/lang/Object; org.mockito.stubbing.OngoingStubbing::thenReturn(Ljava/lang/Object;)Lorg/mockito/stubbing/OngoingStubbing; org.mockito.Mockito::anyString()Ljava/lang/String; org.mockito.Matchers::eq(Ljava/lang/Object;)Ljava/lang/Object; org.mockito.Matchers::eq(I)I org.mockito.stubbing.Stubber::when(Ljava/lang/Object;)Ljava/lang/Object; org.mockito.Matchers::anyString()Ljava/lang/String; org.mockito.Matchers::contains(Ljava/lang/String;)Ljava/lang/String; org.mockito.ArgumentCaptor::forClass(Ljava/lang/Class;)Lorg/mockito/ArgumentCaptor; org.mockito.Mockito::eq(Ljava/lang/Object;)Ljava/lang/Object; org.mockito.Mockito::verify(Ljava/lang/Object;Lorg/mockito/verification/VerificationMode;)Ljava/lang/Object; org.mockito.Mockito::times(I)Lorg/mockito/verification/VerificationMode; org.mockito.Mockito::verifyNoMoreInteractions([Ljava/lang/Object;)V org.mockito.Mockito::mock(Ljava/lang/Class;)Ljava/lang/Object; org.mockito.Mockito::doThrow(Ljava/lang/Class;)Lorg/mockito/stubbing/Stubber; org.mockito.Mockito::atLeastOnce()Lorg/mockito/verification/VerificationMode; org.mockito.Mockito::anyDouble()D org.mockito.Mockito::when(Ljava/lang/Object;)Lorg/mockito/stubbing/OngoingStubbing; org.mockito.MockitoAnnotations::initMocks(Ljava/lang/Object;)V org.mockito.Mockito::atLeast(I)Lorg/mockito/verification/VerificationMode; org.mockito.ArgumentCaptor::getValue(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LabelUti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orm-trident-tuto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eron-starter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torm-hack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rains-java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atLeastOnce()Lorg/mockito/verification/VerificationMode; org.mockito.Mockito::when(Ljava/lang/Object;)Lorg/mockito/stubbing/OngoingStubbing; org.mockito.stubbing.OngoingStubbing::thenReturn(Ljava/lang/Object;)Lorg/mockito/stubbing/OngoingStubbing; org.mockito.Mockito::verify(Ljava/lang/Object;)Ljava/lang/Object; org.mockito.stubbing.OngoingStubbing::thenThrow([Ljava/lang/Class;)Lorg/mockito/stubbing/OngoingStubbing; org.mockito.Mockito::verify(Ljava/lang/Object;Lorg/mockito/verification/VerificationMode;)Ljava/lang/Object; org.mockito.Mockito::times(I)Lorg/mockito/verification/VerificationMode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omis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mage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tmlclean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hq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ashToM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ccountinf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adoop-book-mr-dev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bce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wasp-oriz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callgrap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code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4">
            <text:p>6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ache-cloudstack-java-client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Mockito::doThrow(Ljava/lang/Class;)Lorg/mockito/stubbing/Stubber; org.mockito.InOrder::verify(Ljava/lang/Object;Lorg/mockito/verification/VerificationMode;)Ljava/lang/Object; org.mockito.Mockito::never()Lorg/mockito/verification/VerificationMode; org.mockito.Mockito::eq(Z)Z org.mockito.Mockito::spy(Ljava/lang/Object;)Ljava/lang/Object; org.mockito.InOrder::verify(Ljava/lang/Object;)Ljava/lang/Object; org.mockito.Mockito::any(Ljava/lang/Class;)Ljava/lang/Object; org.mockito.Mockito::when(Ljava/lang/Object;)Lorg/mockito/stubbing/OngoingStubbing; org.mockito.Mockito::doNothing()Lorg/mockito/stubbing/Stubber; org.mockito.Mockito::doReturn(Ljava/lang/Object;)Lorg/mockito/stubbing/Stubber; org.mockito.stubbing.OngoingStubbing::thenReturn(Ljava/lang/Object;)Lorg/mockito/stubbing/OngoingStubbing; org.mockito.Mockito::anyString()Ljava/lang/String; org.mockito.Mockito::anyList()Ljava/util/List; org.mockito.stubbing.Stubber::when(Ljava/lang/Object;)Ljava/lang/Object; org.mockito.Mockito::eq(Ljava/lang/Object;)Ljava/lang/Object; org.mockito.Mockito::verify(Ljava/lang/Object;)Ljava/lang/Object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ntrast-sdk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loudsyn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ma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ampusLife-SSM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pleSeed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87">
            <text:p>38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mock(Ljava/lang/Class;)Ljava/lang/Object; org.mockito.Matchers::anyListOf(Ljava/lang/Class;)Ljava/util/List; org.mockito.Mockito::never()Lorg/mockito/verification/VerificationMode; org.mockito.Mockito::any(Ljava/lang/Class;)Ljava/lang/Object; org.mockito.Mockito::when(Ljava/lang/Object;)Lorg/mockito/stubbing/OngoingStubbing; org.mockito.Mockito::verify(Ljava/lang/Object;Lorg/mockito/verification/VerificationMode;)Ljava/lang/Object; org.mockito.Mockito::verify(Ljava/lang/Object;)Ljava/lang/Object; org.mockito.stubbing.OngoingStubbing::thenReturn(Ljava/lang/Object;)Lorg/mockito/stubbing/OngoingStubbing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-security-rest-jw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ultiChainJava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umologic-kinesis-connec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uthy2fa-servlets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Matchers::any(Ljava/lang/Class;)Ljava/lang/Object; org.mockito.Matchers::anyInt()I org.mockito.Mockito::any(Ljava/lang/Class;)Ljava/lang/Object; org.mockito.Mockito::when(Ljava/lang/Object;)Lorg/mockito/stubbing/OngoingStubbing; org.mockito.stubbing.OngoingStubbing::thenReturn(Ljava/lang/Object;)Lorg/mockito/stubbing/OngoingStubbing; org.mockito.Matchers::anyObject()Ljava/lang/Object; org.mockito.MockitoAnnotations::initMocks(Ljava/lang/Object;)V org.mockito.Matchers::anyLong()J org.mockito.Matchers::anyString()Ljava/lang/String; org.mockito.Mockito::verify(Ljava/lang/Object;)Ljava/lang/Object; org.mockito.Mockito::times(I)Lorg/mockito/verification/VerificationMode; org.mockito.Mockito::verify(Ljava/lang/Object;Lorg/mockito/verification/VerificationMode;)Ljava/lang/Object; org.mockito.Matchers::any(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rushpa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4">
            <text:p>3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esto-third-function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plo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bigchaindb-dri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lasticsearch-analysis-bosonnl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rypto-uti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afka-connect-mixpane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powermock.api.easymock.PowerMock::createMock(Ljava/lang/Class;)Ljava/lang/Object; org.powermock.api.easymock.PowerMock::verifyAll()V org.powermock.api.easymock.PowerMock::replayAll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ingerprint-maven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arallec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87">
            <text:p>18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stubbing.OngoingStubbing::thenCallRealMethod()Lorg/mockito/stubbing/OngoingStubbing; org.mockito.Mockito::when(Ljava/lang/Object;)Lorg/mockito/stubbing/OngoingStubbing; org.mockito.stubbing.OngoingStubbing::thenReturn(Ljava/lang/Object;)Lorg/mockito/stubbing/OngoingStubbing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Trans-AS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lasticsearch-http-user-au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d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1">
            <text:p>2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ecre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rypt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qtt-sd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nflatableDonke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iquidDonke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martuti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rawl-ev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openstack-swif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ogs-webhook-plugin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Mockito::verify(Ljava/lang/Object;)Ljava/lang/Object; org.mockito.stubbing.OngoingStubbing::thenReturn(Ljava/lang/Object;)Lorg/mockito/stubbing/OngoingStubb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hitebox_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inance-java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OCDri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ecca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co_java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anyMap()Ljava/util/Map; org.mockito.Mockito::never()Lorg/mockito/verification/VerificationMode; org.mockito.Mockito::any(Ljava/lang/Class;)Ljava/lang/Object; org.mockito.Mockito::eq(Ljava/lang/Object;)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 org.mockito.Mockito::anyString()Ljava/lang/String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resto-ria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bk_weixinbysogo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ybatis-gen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youdia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wesomeMa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ample-dropwizard-rest-stu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RZ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oj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dataur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eycloak-custom-password-has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f4j-upda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ersey2-Security-JW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ark-authentica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Instagram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76">
            <text:p>5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eq(Ljava/lang/Object;)Ljava/lang/Object; org.mockito.Mockito::mock(Ljava/lang/Class;)Ljava/lang/Object; org.mockito.Matchers::anyString()Ljava/lang/String; org.mockito.Matchers::any(Ljava/lang/Class;)Ljava/lang/Object; org.mockito.Mockito::when(Ljava/lang/Object;)Lorg/mockito/stubbing/OngoingStubbing; org.mockito.stubbing.OngoingStubbing::thenReturn(Ljava/lang/Object;)Lorg/mockito/stubbing/OngoingStubbing; org.powermock.api.mockito.PowerMockito::whenNew(Ljava/lang/Class;)Lorg/powermock/api/mockito/expectation/ConstructorExpectationSetup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 org.powermock.api.mockito.expectation.ConstructorExpectationSetup::withAnyArguments(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msapi-java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sh-agent-proxy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when(Ljava/lang/Object;)Lorg/mockito/stubbing/OngoingStubbing; org.mockito.Mockito::verify(Ljava/lang/Object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sh-agent-tls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atchers::any(Ljava/lang/Class;)Ljava/lang/Object; org.mockito.invocation.InvocationOnMock::getArguments()[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Matchers::refEq(Ljava/lang/Object;[Ljava/lang/String;)Ljava/lang/Object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ag-databas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atchers::any(Ljava/lang/Class;)Ljava/lang/Object; org.mockito.Mockito::when(Ljava/lang/Object;)Lorg/mockito/stubbing/OngoingStubbing; org.mockito.Mockito::times(I)Lorg/mockito/verification/VerificationMode; org.mockito.Mockito::verify(Ljava/lang/Object;Lorg/mockito/verification/VerificationMode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dfs_to_cos_too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inify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9">
            <text:p>9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nstantcom-mm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ebdriverextensions-maven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ash-based-signatur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y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u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wechat-open-api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Matchers::anyInt()I org.mockito.Mockito::when(Ljava/lang/Object;)Lorg/mockito/stubbing/OngoingStubbing; org.mockito.Mockito::doNothing()Lorg/mockito/stubbing/Stubber; org.mockito.stubbing.OngoingStubbing::thenReturn(Ljava/lang/Object;)Lorg/mockito/stubbing/OngoingStubbing; org.mockito.Matchers::eq(Z)Z org.mockito.Matchers::eq(Ljava/lang/Object;)Ljava/lang/Object; org.mockito.Matchers::eq(I)I org.mockito.stubbing.Stubber::when(Ljava/lang/Object;)Ljava/lang/Object; org.mockito.Matchers::anyBoolean()Z org.mockito.Mockito::verify(Ljava/lang/Object;)Ljava/lang/Object; org.mockito.Mockito::verifyNoMoreInteractions([Ljava/lang/Object;)V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kubernetes-javascript-op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lantuml-gi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mx2graphi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ightFiel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3">
            <text:p>19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utbackcdx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evKi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uchdb-luce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ag-reader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t808-ser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racle-monitoring-extension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ArgumentCaptor::capture()Ljava/lang/Object; org.mockito.ArgumentCaptor::forClass(Ljava/lang/Class;)Lorg/mockito/ArgumentCaptor; org.mockito.Mockito::when(Ljava/lang/Object;)Lorg/mockito/stubbing/OngoingStubbing; org.mockito.stubbing.OngoingStubbing::thenReturn(Ljava/lang/Object;[Ljava/lang/Object;)Lorg/mockito/stubbing/OngoingStubbing; org.mockito.ArgumentCaptor::getValue()Ljava/lang/Object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gq-consumer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hecksim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9">
            <text:p>4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penESPI-DataCustodian-java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Mockito::never()Lorg/mockito/verification/VerificationMode; org.mockito.ArgumentCaptor::capture()Ljava/lang/Object; org.mockito.Mockito::doThrow(Ljava/lang/Throwable;)Lorg/mockito/stubbing/Stubber; org.mockito.Mockito::any(Ljava/lang/Class;)Ljava/lang/Object; org.mockito.Mockito::when(Ljava/lang/Object;)Lorg/mockito/stubbing/OngoingStubbing; org.mockito.stubbing.OngoingStubbing::thenReturn(Ljava/lang/Object;)Lorg/mockito/stubbing/OngoingStubbing; org.mockito.MockitoAnnotations::initMocks(Ljava/lang/Object;)V org.mockito.Matchers::anyLong()J org.mockito.stubbing.Stubber::when(Ljava/lang/Object;)Ljava/lang/Object; org.mockito.Mockito::anyLong()J org.mockito.ArgumentCaptor::forClass(Ljava/lang/Class;)Lorg/mockito/ArgumentCaptor; org.mockito.Mockito::eq(Ljava/lang/Object;)Ljava/lang/Object; org.mockito.ArgumentCaptor::getValue()Ljava/lang/Object; org.mockito.Mockito::verify(Ljava/lang/Object;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OpenESPI-ThirdParty-java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ArgumentCaptor::capture()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Mockito::anyString()Ljava/lang/String; org.mockito.MockitoAnnotations::initMocks(Ljava/lang/Object;)V org.mockito.Matchers::eq(J)J org.mockito.Matchers::anyLong()J org.mockito.Matchers::anyString()Ljava/lang/String; org.mockito.ArgumentCaptor::forClass(Ljava/lang/Class;)Lorg/mockito/ArgumentCaptor; org.mockito.Mockito::anyLong()J org.mockito.Mockito::eq(Ljava/lang/Object;)Ljava/lang/Object; org.mockito.ArgumentCaptor::getValue(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ataverse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164">
            <text:p>116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Mockito::mock(Ljava/lang/Class;Lorg/mockito/stubbing/Answer;)Ljava/lang/Object; org.mockito.stubbing.LenientStubber::when(Ljava/lang/Object;)Lorg/mockito/stubbing/OngoingStubbing; org.mockito.ArgumentCaptor::capture()Ljava/lang/Object; org.mockito.Mockito::doThrow([Ljava/lang/Throwable;)Lorg/mockito/stubbing/Stubber; org.mockito.Mockito::lenient()Lorg/mockito/stubbing/LenientStubber; org.mockito.Mockito::when(Ljava/lang/Object;)Lorg/mockito/stubbing/OngoingStubbing; org.mockito.Mockito::doNothing()Lorg/mockito/stubbing/Stubber; org.mockito.stubbing.OngoingStubbing::thenReturn(Ljava/lang/Object;)Lorg/mockito/stubbing/OngoingStubbing; org.mockito.ArgumentMatchers::eq(Ljava/lang/Object;)Ljava/lang/Object; org.mockito.Mockito::doReturn(Ljava/lang/Object;)Lorg/mockito/stubbing/Stubber; org.mockito.Matchers::anyString()Ljava/lang/String; org.mockito.stubbing.Stubber::when(Ljava/lang/Object;)Ljava/lang/Object; org.mockito.ArgumentMatchers::anyString()Ljava/lang/String; org.mockito.ArgumentCaptor::forClass(Ljava/lang/Class;)Lorg/mockito/ArgumentCaptor; org.mockito.ArgumentMatchers::any(Ljava/lang/Class;)Ljava/lang/Object; org.mockito.ArgumentCaptor::getValue(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m2sm3sm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urpSSOExtens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meTe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yum-repo-server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363">
            <text:p>363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org.mockito.Matchers::any(Ljava/lang/Class;)Ljava/lang/Object; org.mockito.Mockito::never()Lorg/mockito/verification/VerificationMode; org.mockito.stubbing.OngoingStubbing::thenReturn(Ljava/lang/Object;)Lorg/mockito/stubbing/OngoingStubbing; org.mockito.Mockito::doReturn(Ljava/lang/Object;)Lorg/mockito/stubbing/Stubber; org.mockito.Matchers::anyObject()Ljava/lang/Object; org.mockito.Matchers::eq(J)J org.mockito.Matchers::eq(Ljava/lang/Object;)Ljava/lang/Object; org.mockito.Matchers::eq(I)I org.mockito.Matchers::anyString()Ljava/lang/String; org.mockito.stubbing.Stubber::when(Ljava/lang/Object;)Ljava/lang/Object; org.mockito.Mockito::eq(Ljava/lang/Object;)Ljava/lang/Object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 org.mockito.Mockito::verifyZeroInteractions([Ljava/lang/Object;)V org.mockito.Mockito::mock(Ljava/lang/Class;)Ljava/lang/Object; org.mockito.Mockito::doThrow(Ljava/lang/Class;)Lorg/mockito/stubbing/Stubber; org.mockito.Matchers::anyInt()I org.mockito.Mockito::when(Ljava/lang/Object;)Lorg/mockito/stubbing/OngoingStubbing; org.mockito.stubbing.OngoingStubbing::thenThrow([Ljava/lang/Class;)Lorg/mockito/stubbing/OngoingStubbing; org.mockito.stubbing.OngoingStubbing::then(Lorg/mockito/stubbing/Answer;)Lorg/mockito/stubbing/OngoingStubbing; org.mockito.Matchers::eq(Z)Z org.mockito.Matchers::anyLong()J org.mockito.stubbing.OngoingStubbing::thenCallRealMethod()Lorg/mockito/stubbing/OngoingStubbing; org.mockito.invocation.InvocationOnMock::getArguments()[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mpp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eccak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ika-wrap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nutils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re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org.mockito.Mockito::mock(Ljava/lang/Class;)Ljava/lang/Object; org.mockito.Mockito::anyBoolean()Z org.mockito.Matchers::isNull(Ljava/lang/Class;)Ljava/lang/Object; org.mockito.Mockito::doAnswer(Lorg/mockito/stubbing/Answer;)Lorg/mockito/stubbing/Stubber; org.mockito.Matchers::any(Ljava/lang/Class;)Ljava/lang/Object; org.mockito.Mockito::any(Ljava/lang/Class;)Ljava/lang/Object; org.mockito.Mockito::when(Ljava/lang/Object;)Lorg/mockito/stubbing/OngoingStubbing; org.mockito.Mockito::anyObject()Ljava/lang/Object; org.mockito.stubbing.OngoingStubbing::thenReturn(Ljava/lang/Object;)Lorg/mockito/stubbing/OngoingStubbing; org.mockito.Matchers::anyObject()Ljava/lang/Object; org.mockito.Matchers::eq(Z)Z org.mockito.Matchers::eq(Ljava/lang/Object;)Ljava/lang/Object; org.mockito.Matchers::eq(I)I org.mockito.stubbing.Stubber::when(Ljava/lang/Object;)Ljava/lang/Object; org.mockito.Mockito::atLeast(I)Lorg/mockito/verification/VerificationMode; org.mockito.invocation.InvocationOnMock::getArguments()[Ljava/lang/Object; org.mockito.Mockito::eq(Ljava/lang/Object;)Ljava/lang/Object; org.mockito.Mockito::anyVararg()Ljava/lang/Object; org.mockito.Mockito::verify(Ljava/lang/Object;Lorg/mockito/verification/VerificationMode;)Ljava/lang/Object; org.mockito.Mockito::verify(Ljava/lang/Object;)Ljava/lang/Object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mmunity-ddd-dem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openshift-elasticsearch-plugin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35">
            <text:p>13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atchers::anyVararg()Ljava/lang/Object; org.mockito.Mockito::doAnswer(Lorg/mockito/stubbing/Answer;)Lorg/mockito/stubbing/Stubber; org.mockito.Mockito::reset([Ljava/lang/Object;)V org.mockito.Matchers::any(Ljava/lang/Class;)Ljava/lang/Object; org.mockito.Mockito::never()Lorg/mockito/verification/VerificationMode; org.mockito.Matchers::anyInt()I org.mockito.Mockito::spy(Ljava/lang/Object;)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stubbing.OngoingStubbing::thenThrow([Ljava/lang/Class;)Lorg/mockito/stubbing/OngoingStubbing; org.mockito.Mockito::doReturn(Ljava/lang/Object;)Lorg/mockito/stubbing/Stubber; org.mockito.Mockito::anyString()Ljava/lang/String; org.mockito.Matchers::eq(Ljava/lang/Object;)Ljava/lang/Object; org.mockito.Matchers::anyString()Ljava/lang/String; org.mockito.stubbing.Stubber::when(Ljava/lang/Object;)Ljava/lang/Object; org.mockito.invocation.InvocationOnMock::getArguments()[Ljava/lang/Object; org.mockito.Matchers::anyBoolean()Z org.mockito.Mockito::verify(Ljava/lang/Object;)Ljava/lang/Object; org.mockito.Mockito::verify(Ljava/lang/Object;Lorg/mockito/verification/VerificationMode;)Ljava/lang/Object; org.mockito.Mockito::times(I)Lorg/mockito/verification/VerificationMode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elpscout-api-java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vaUnserializePoc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ws-signing-request-interceptor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anyMapOf(Ljava/lang/Class;Ljava/lang/Class;)Ljava/util/Map; org.mockito.Mockito::eq(Ljava/lang/Object;)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Mockito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urltrigger-plugin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Matchers::any(Ljava/lang/Class;)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Mockito::verify(Ljava/lang/Object;Lorg/mockito/verification/VerificationMode;)Ljava/lang/Object; org.mockito.Mockito::times(I)Lorg/mockito/verification/VerificationMode; org.mockito.Mockito::anyString()Ljava/lang/Str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eometrycommand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ightn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ckson-crypt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tercom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elli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couter-plugin-server-alert-slack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dfs2cas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auth2-couchbase-token-st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sh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warmu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eo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6">
            <text:p>1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ryptonomic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i-omd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aidupa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atsAg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3">
            <text:p>19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quind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ream-li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4">
            <text:p>1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kdetails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any(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airplay-ks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wplatform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ccumulo-test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easymock.IExpectationSetters::andReturn(Ljava/lang/Object;)Lorg/easymock/IExpectationSetters; org.easymock.EasyMock::createMock(Ljava/lang/Class;)Ljava/lang/Object; org.easymock.EasyMock::expect(Ljava/lang/Object;)Lorg/easymock/IExpectationSetters; org.easymock.EasyMock::replay([Ljava/lang/Object;)V org.easymock.IExpectationSetters::anyTimes()Lorg/easymock/IExpectationSetters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osNPROneSer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ix-info-plist-maven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lasticsearch-configsyn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dem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httpb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erkle-tre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uzzy-matcher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Matchers::any(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indows-azure-storage-plugin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ArgumentMatchers::any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3srv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ick-authentic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crypto-uti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3">
            <text:p>1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estfu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hizobia_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li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ubtit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ordin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ifi-config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never()Lorg/mockito/verification/VerificationMode; org.mockito.Matchers::any(Ljava/lang/Class;)Ljava/lang/Object; org.mockito.ArgumentCaptor::capture()Ljava/lang/Object; org.mockito.Mockito::eq(Z)Z org.mockito.Matchers::anyObject()Ljava/lang/Object; org.mockito.stubbing.OngoingStubbing::thenReturn(Ljava/lang/Object;)Lorg/mockito/stubbing/OngoingStubbing; org.mockito.Mockito::anyString()Ljava/lang/String; org.mockito.Matchers::eq(Ljava/lang/Object;)Ljava/lang/Object; org.mockito.stubbing.Stubber::when(Ljava/lang/Object;)Ljava/lang/Object; org.mockito.Matchers::anyString()Ljava/lang/String; org.mockito.ArgumentCaptor::forClass(Ljava/lang/Class;)Lorg/mockito/ArgumentCaptor; org.mockito.Mockito::eq(Ljava/lang/Object;)Ljava/lang/Object; org.mockito.Mockito::verify(Ljava/lang/Object;Lorg/mockito/verification/VerificationMode;)Ljava/lang/Object; org.mockito.Mockito::times(I)Lorg/mockito/verification/VerificationMode; org.mockito.Matchers::any()Ljava/lang/Object; org.mockito.stubbing.OngoingStubbing::thenThrow([Ljava/lang/Throwable;)Lorg/mockito/stubbing/OngoingStubbing; org.mockito.Mockito::verifyZeroInteractions([Ljava/lang/Object;)V org.mockito.Mockito::any()Ljava/lang/Object; org.mockito.ArgumentCaptor::getAllValues()Ljava/util/List; org.mockito.Mockito::doThrow(Ljava/lang/Throwable;)Lorg/mockito/stubbing/Stubber; org.powermock.api.mockito.PowerMockito::verifyStatic()V org.mockito.Mockito::when(Ljava/lang/Object;)Lorg/mockito/stubbing/OngoingStubbing; org.mockito.MockitoAnnotations::initMocks(Ljava/lang/Object;)V org.powermock.api.mockito.PowerMockito::mockStatic(Ljava/lang/Class;[Ljava/lang/Class;)V org.mockito.ArgumentCaptor::getValue(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ur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yamlli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3">
            <text:p>2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powermock.api.mockito.PowerMockito::spy(Ljava/lang/Class;)V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xqdo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xcel2javabean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bk-spring-useragentuti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tmluni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42">
            <text:p>62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easymock.IExpectationSetters::andReturn(Ljava/lang/Object;)Lorg/easymock/IExpectationSetters; org.easymock.EasyMock::expect(Ljava/lang/Object;)Lorg/easymock/IExpectationSetters; org.easymock.EasyMock::replay([Ljava/lang/Object;)V org.easymock.EasyMock::createNiceMock(Ljava/lang/Class;)Ljava/lang/Object; org.easymock.IExpectationSetters::anyTimes()Lorg/easymock/IExpectationSetters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SCover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org.mockito.ArgumentMatchers::any()Ljava/lang/Object; org.mockito.Mockito::inOrder([Ljava/lang/Object;)Lorg/mockito/InOrder; org.mockito.stubbing.Stubber::doNothing()Lorg/mockito/stubbing/Stubber; org.mockito.Mockito::mock(Ljava/lang/Class;)Ljava/lang/Object; org.mockito.hamcrest.MockitoHamcrest::argThat(Lorg/hamcrest/Matcher;)Ljava/lang/Object; org.mockito.Mockito::anyInt()I org.mockito.ArgumentMatchers::argThat(Lorg/mockito/ArgumentMatcher;)Ljava/lang/Object; org.mockito.Mockito::doThrow([Ljava/lang/Throwable;)Lorg/mockito/stubbing/Stubber; org.mockito.InOrder::verify(Ljava/lang/Object;)Ljava/lang/Object; org.mockito.Mockito::spy(Ljava/lang/Object;)Ljava/lang/Object; org.mockito.Mockito::any(Ljava/lang/Class;)Ljava/lang/Object; org.mockito.Mockito::doReturn(Ljava/lang/Object;)Lorg/mockito/stubbing/Stubber; org.mockito.BDDMockito$BDDMyOngoingStubbing::willReturn(Ljava/lang/Object;)Lorg/mockito/BDDMockito$BDDMyOngoingStubbing; org.mockito.Mockito::anyString()Ljava/lang/String; org.mockito.Mockito::verifyNoInteractions([Ljava/lang/Object;)V org.mockito.BDDMockito::given(Ljava/lang/Object;)Lorg/mockito/BDDMockito$BDDMyOngoingStubbing; org.mockito.stubbing.Stubber::when(Ljava/lang/Object;)Ljava/lang/Object; org.mockito.BDDMockito$BDDMyOngoingStubbing::willThrow([Ljava/lang/Throwable;)Lorg/mockito/BDDMockito$BDDMyOngoingStubbing; org.mockito.ArgumentMatchers::anyString()Ljava/lang/String; org.mockito.Mockito::eq(Ljava/lang/Object;)Ljava/lang/Object; org.mockito.ArgumentMatchers::any(Ljava/lang/Class;)Ljava/lang/Object; org.mockito.Mockito::verify(Ljava/lang/Object;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va-libra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8">
            <text:p>8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atchers::anyString()Ljava/lang/String; org.mockito.Matchers::any(Ljava/lang/Class;)Ljava/lang/Object; org.mockito.Mockito::when(Ljava/lang/Object;)Lorg/mockito/stubbing/OngoingStubbing; org.mockito.stubbing.OngoingStubbing::thenReturn(Ljava/lang/Object;)Lorg/mockito/stubbing/OngoingStubbing; org.mockito.Mockito::verifyNoMoreInteractions([Ljava/lang/Object;)V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 org.mockito.MockitoAnnotations::initMocks(Ljava/lang/Object;)V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OpenTripPlanner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555">
            <text:p>55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ockito::reset([Ljava/lang/Object;)V org.mockito.Matchers::anyLong()J org.mockito.Matchers::any(Ljava/lang/Class;)Ljava/lang/Object; org.mockito.Matchers::anyInt()I org.mockito.stubbing.OngoingStubbing::thenCallRealMethod()Lorg/mockito/stubbing/OngoingStubbing; org.mockito.Mockito::spy(Ljava/lang/Object;)Ljava/lang/Object; org.mockito.Mockito::when(Ljava/lang/Object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betfair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r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umb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ttp-reque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ros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3">
            <text:p>4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dk-re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5">
            <text:p>3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bandwid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3">
            <text:p>1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oi-e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elayqueu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xpress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esti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iI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data-yugabytedb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884">
            <text:p>884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org.mockito.ArgumentMatchers::any()Ljava/lang/Object; org.mockito.Mockito::anyBoolean()Z org.mockito.Mockito::never()Lorg/mockito/verification/VerificationMode; org.mockito.Mockito::spy(Ljava/lang/Object;)Ljava/lang/Object; org.mockito.Mockito::any(Ljava/lang/Class;)Ljava/lang/Object; org.mockito.Mockito::doReturn(Ljava/lang/Object;)Lorg/mockito/stubbing/Stubber; org.mockito.stubbing.OngoingStubbing::thenReturn(Ljava/lang/Object;)Lorg/mockito/stubbing/OngoingStubbing; org.mockito.ArgumentMatchers::eq(Ljava/lang/Object;)Ljava/lang/Object; org.mockito.Mockito::anyString()Ljava/lang/String; org.mockito.stubbing.Stubber::when(Ljava/lang/Object;)Ljava/lang/Object; org.mockito.Mockito::eq(C)C org.mockito.ArgumentMatchers::anyString()Ljava/lang/String; org.mockito.Mockito::eq(Ljava/lang/Object;)Ljava/lang/Object; org.mockito.MockSettings::serializable()Lorg/mockito/MockSettings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 org.mockito.ArgumentMatchers::anyInt()I org.mockito.Mockito::withSettings()Lorg/mockito/MockSettings; org.mockito.Mockito::eq(J)J org.mockito.Mockito::mock(Ljava/lang/Class;)Ljava/lang/Object; org.mockito.Mockito::mock(Ljava/lang/Class;Lorg/mockito/MockSettings;)Ljava/lang/Object; org.mockito.Mockito::contains(Ljava/lang/String;)Ljava/lang/String; org.mockito.Mockito::eq(I)I org.mockito.Mockito::mock(Ljava/lang/Class;Lorg/mockito/stubbing/Answer;)Ljava/lang/Object; org.mockito.Mockito::anyInt()I org.mockito.Mockito::reset([Ljava/lang/Object;)V org.mockito.Mockito::any()Ljava/lang/Object; org.mockito.Mockito::doThrow([Ljava/lang/Throwable;)Lorg/mockito/stubbing/Stubber; org.mockito.Mockito::when(Ljava/lang/Object;)Lorg/mockito/stubbing/OngoingStubbing; org.mockito.stubbing.OngoingStubbing::thenReturn(Ljava/lang/Object;[Ljava/lang/Object;)Lorg/mockito/stubbing/OngoingStubbing; org.mockito.stubbing.OngoingStubbing::thenThrow(Ljava/lang/Class;)Lorg/mockito/stubbing/OngoingStubbing; org.mockito.ArgumentMatchers::eq(I)I org.mockito.Mockito::anyChar()C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fastne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idr-ip-tri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ieba4j-ta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sapi-java-legacy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018">
            <text:p>101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rg.mockito.ArgumentMatchers::any()Ljava/lang/Object; org.powermock.api.mockito.expectation.ConstructorExpectationSetup::withArguments(Ljava/lang/Object;[Ljava/lang/Object;)Lorg/mockito/stubbing/OngoingStubbing; org.powermock.api.mockito.PowerMockito::when(Ljava/lang/Class;Ljava/lang/String;[Ljava/lang/Object;)Lorg/mockito/stubbing/OngoingStubbing; org.mockito.ArgumentCaptor::capture()Ljava/lang/Object; org.powermock.api.mockito.PowerMockito::verifyStatic(Ljava/lang/Class;Lorg/mockito/verification/VerificationMode;)V org.mockito.Mockito::spy(Ljava/lang/Object;)Ljava/lang/Object; org.mockito.stubbing.OngoingStubbing::thenReturn(Ljava/lang/Object;)Lorg/mockito/stubbing/OngoingStubbing; org.mockito.ArgumentMatchers::eq(Ljava/lang/Object;)Ljava/lang/Object; org.mockito.stubbing.Stubber::when(Ljava/lang/Object;)Ljava/lang/Object; org.mockito.ArgumentMatchers::eq(Z)Z org.mockito.ArgumentMatchers::anyString()Ljava/lang/String; org.mockito.Mockito::verifyNoMoreInteractions([Ljava/lang/Object;)V org.mockito.ArgumentMatchers::anyInt()I org.mockito.Mockito::withSettings()Lorg/mockito/MockSettings; org.mockito.ArgumentMatchers::same(Ljava/lang/Object;)Ljava/lang/Object; org.mockito.Mockito::mock(Ljava/lang/Class;Lorg/mockito/MockSettings;)Ljava/lang/Object; org.mockito.ArgumentMatchers::matches(Ljava/lang/String;)Ljava/lang/String; org.mockito.Mockito::reset([Ljava/lang/Object;)V org.mockito.MockSettings::useConstructor([Ljava/lang/Object;)Lorg/mockito/MockSettings; org.mockito.ArgumentMatchers::anyBoolean()Z org.powermock.api.mockito.expectation.ConstructorExpectationSetup::withNoArguments()Lorg/mockito/stubbing/OngoingStubbing; org.mockito.Mockito::doCallRealMethod()Lorg/mockito/stubbing/Stubber; org.mockito.ArgumentMatchers::eq(I)I org.powermock.api.mockito.PowerMockito::verifyNoMoreInteractions([Ljava/lang/Object;)V org.powermock.api.mockito.PowerMockito::spy(Ljava/lang/Object;)Ljava/lang/Object; org.mockito.Mockito::doReturn(Ljava/lang/Object;)Lorg/mockito/stubbing/Stubber; org.powermock.reflect.Whitebox::getInternalState(Ljava/lang/Object;Ljava/lang/String;)Ljava/lang/Object; org.mockito.internal.verification.VerificationModeFactory::times(I)Lorg/mockito/internal/verification/Times; org.mockito.ArgumentCaptor::forClass(Ljava/lang/Class;)Lorg/mockito/ArgumentCaptor; org.mockito.ArgumentMatchers::any(Ljava/lang/Class;)Ljava/lang/Object; org.mockito.Mockito::times(I)Lorg/mockito/verification/VerificationMode; org.mockito.Mockito::verify(Ljava/lang/Object;Lorg/mockito/verification/VerificationMode;)Ljava/lang/Object; org.powermock.api.mockito.PowerMockito::whenNew(Ljava/lang/Class;)Lorg/powermock/api/mockito/expectation/ConstructorExpectationSetup; org.mockito.stubbing.OngoingStubbing::thenThrow([Ljava/lang/Throwable;)Lorg/mockito/stubbing/OngoingStubbing; org.powermock.api.mockito.PowerMockito::when(Ljava/lang/Object;)Lorg/mockito/stubbing/OngoingStubbing; org.mockito.stubbing.OngoingStubbing::thenAnswer(Lorg/mockito/stubbing/Answer;)Lorg/mockito/stubbing/OngoingStubbing; org.mockito.Mockito::mock(Ljava/lang/Class;)Ljava/lang/Object; org.mockito.Mockito::atLeastOnce()Lorg/mockito/verification/VerificationMode; org.mockito.Mockito::doThrow([Ljava/lang/Throwable;)Lorg/mockito/stubbing/Stubber; org.mockito.Mockito::when(Ljava/lang/Object;)Lorg/mockito/stubbing/OngoingStubbing; org.mockito.stubbing.OngoingStubbing::thenThrow(Ljava/lang/Class;)Lorg/mockito/stubbing/OngoingStubbing; org.mockito.MockSettings::defaultAnswer(Lorg/mockito/stubbing/Answer;)Lorg/mockito/MockSettings; org.mockito.Mockito::doNothing()Lorg/mockito/stubbing/Stubber; org.mockito.ArgumentMatchers::isA(Ljava/lang/Class;)Ljava/lang/Object; org.mockito.ArgumentMatchers::contains(Ljava/lang/String;)Ljava/lang/String; org.powermock.api.mockito.PowerMockito::mockStatic(Ljava/lang/Class;[Ljava/lang/Class;)V org.powermock.reflect.Whitebox::setInternalState(Ljava/lang/Object;Ljava/lang/String;Ljava/lang/Object;)V org.mockito.ArgumentCaptor::getValue(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lasticsearch-sql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universalcharde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ransit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lake2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s-java-sdk-v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omptpa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us-java-serve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78">
            <text:p>37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anyBoolean()Z org.mockito.Mockito::never()Lorg/mockito/verification/VerificationMode; org.mockito.Mockito::spy(Ljava/lang/Object;)Ljava/lang/Object; org.mockito.Mockito::any(Ljava/lang/Class;)Ljava/lang/Object; org.mockito.stubbing.OngoingStubbing::thenReturn(Ljava/lang/Object;)Lorg/mockito/stubbing/OngoingStubbing; org.mockito.Mockito::doReturn(Ljava/lang/Object;)Lorg/mockito/stubbing/Stubber; org.mockito.ArgumentMatchers::eq(Ljava/lang/Object;)Ljava/lang/Object; org.mockito.stubbing.Stubber::when(Ljava/lang/Object;)Ljava/lang/Object; org.mockito.Mockito::anyLong()J org.mockito.Mockito::eq(Ljava/lang/Object;)Ljava/lang/Object; org.mockito.ArgumentMatchers::any(Ljava/lang/Class;)Ljava/lang/Object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 org.mockito.ArgumentMatchers::anyInt()I org.mockito.Mockito::mock(Ljava/lang/Class;)Ljava/lang/Object; org.mockito.Mockito::reset([Ljava/lang/Object;)V org.mockito.Mockito::atLeastOnce()Lorg/mockito/verification/VerificationMode; org.mockito.Mockito::spy(Ljava/lang/Class;)Ljava/lang/Object; org.mockito.Mockito::doThrow([Ljava/lang/Throwable;)Lorg/mockito/stubbing/Stubber; org.mockito.Mockito::when(Ljava/lang/Object;)Lorg/mockito/stubbing/OngoingStubbing; org.mockito.stubbing.OngoingStubbing::then(Lorg/mockito/stubbing/Answer;)Lorg/mockito/stubbing/OngoingStubbing; org.mockito.ArgumentMatchers::nullable(Ljava/lang/Class;)Ljava/lang/Object; org.mockito.invocation.InvocationOnMock::getArguments()[Ljava/lang/Object; org.mockito.ArgumentMatchers::notNull(Ljava/lang/Class;)Ljava/lang/Object; org.mockito.invocation.InvocationOnMock::getArgument(I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xinge-api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WASP-WebScara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gGalle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ersey-smim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em-sass-compi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ArgumentCaptor::getAllValues()Ljava/util/List; org.mockito.ArgumentCaptor::capture()Ljava/lang/Object; org.mockito.Mockito::spy(Ljava/lang/Object;)Ljava/lang/Object; org.mockito.Mockito::when(Ljava/lang/Object;)Lorg/mockito/stubbing/OngoingStubbing; org.mockito.ArgumentCaptor::getValue()Ljava/lang/Object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OTP-authentication-dem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ocsReporter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invocation.InvocationOnMock::getArguments()[Ljava/lang/Object; org.mockito.Mockito::any(Ljava/lang/Class;)Ljava/lang/Object; org.mockito.Mockito::when(Ljava/lang/Object;)Lorg/mockito/stubbing/OngoingStubbing; org.mockito.Mockito::anyObject()Ljava/lang/Object; org.mockito.stubbing.OngoingStubbing::thenReturn(Ljava/lang/Object;)Lorg/mockito/stubbing/OngoingStubbing; org.mockito.Mockito::anyString()Ljava/lang/String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ron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6">
            <text:p>1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social-dropbox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errafor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inddup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erf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dentity-toolkit-java-client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eq(Ljava/lang/Object;)Ljava/lang/Object; org.mockito.Mockito::mock(Ljava/lang/Class;)Ljava/lang/Object; org.mockito.Matchers::anyMapOf(Ljava/lang/Class;Ljava/lang/Class;)Ljava/util/Map; org.mockito.Matchers::anyString()Ljava/lang/String; org.mockito.ArgumentCaptor::capture()Ljava/lang/Object; org.mockito.ArgumentCaptor::forClass(Ljava/lang/Class;)Lorg/mockito/ArgumentCaptor; org.mockito.Mockito::when(Ljava/lang/Object;)Lorg/mockito/stubbing/OngoingStubbing; org.mockito.ArgumentCaptor::getValue()Ljava/lang/Object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asein-cloud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neapi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wo-factor-au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dd-server-clean_architecture-rd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etadata-edi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2">
            <text:p>1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penpn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penshift-restclient-java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93">
            <text:p>593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org.mockito.ArgumentMatchers::any()Ljava/lang/Object; org.mockito.stubbing.LenientStubber::when(Ljava/lang/Object;)Lorg/mockito/stubbing/OngoingStubbing; org.mockito.ArgumentMatchers::argThat(Lorg/mockito/ArgumentMatcher;)Ljava/lang/Object; org.mockito.stubbing.LenientStubber::doReturn(Ljava/lang/Object;)Lorg/mockito/stubbing/Stubber; org.mockito.stubbing.LenientStubber::doAnswer(Lorg/mockito/stubbing/Answer;)Lorg/mockito/stubbing/Stubber; org.mockito.Mockito::never()Lorg/mockito/verification/VerificationMode; org.mockito.ArgumentCaptor::capture()Ljava/lang/Object; org.mockito.Mockito::lenient()Lorg/mockito/stubbing/LenientStubber; org.mockito.Mockito::spy(Ljava/lang/Object;)Ljava/lang/Object; org.mockito.stubbing.OngoingStubbing::thenReturn(Ljava/lang/Object;)Lorg/mockito/stubbing/OngoingStubbing; org.mockito.Mockito::doReturn(Ljava/lang/Object;)Lorg/mockito/stubbing/Stubber; org.mockito.ArgumentMatchers::eq(Ljava/lang/Object;)Ljava/lang/Object; org.mockito.stubbing.Stubber::when(Ljava/lang/Object;)Ljava/lang/Object; org.mockito.ArgumentCaptor::forClass(Ljava/lang/Class;)Lorg/mockito/ArgumentCaptor; org.mockito.ArgumentMatchers::anyString()Ljava/lang/String; org.mockito.ArgumentMatchers::any(Ljava/lang/Class;)Ljava/lang/Object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 org.mockito.Mockito::mock(Ljava/lang/Class;)Ljava/lang/Object; org.mockito.Mockito::when(Ljava/lang/Object;)Lorg/mockito/stubbing/OngoingStubbing; org.mockito.stubbing.OngoingStubbing::thenThrow(Ljava/lang/Class;)Lorg/mockito/stubbing/OngoingStubbing; org.mockito.ArgumentMatchers::anyBoolean()Z org.mockito.ArgumentMatchers::eq(I)I org.mockito.ArgumentCaptor::getValue()Ljava/lang/Object; org.mockito.Mockito::verify(Ljava/lang/Object;)Ljava/lang/Object; org.mockito.ArgumentMatchers::anyMap()Ljava/util/Map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lain-framewor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nionpa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actura-electronic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moc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Integration-Web-Services-Batch-Dem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sontoke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TRS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nsumer-dispatc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si201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10">
            <text:p>21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uppetdb-java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ev-radar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mmons-configuration</text:p>
          </table:table-cell>
          <table:table-cell table:style-name="Gnumeric-default" office:value-type="float" office:value="224">
            <text:p>224</text:p>
          </table:table-cell>
          <table:table-cell table:style-name="Gnumeric-default" office:value-type="float" office:value="2624">
            <text:p>2624</text:p>
          </table:table-cell>
          <table:table-cell table:style-name="Gnumeric-default" office:value-type="float" office:value="158">
            <text:p>15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string">
            <text:p>org.easymock.EasyMock::anyObject()Ljava/lang/Object; org.easymock.IExpectationSetters::times(I)Lorg/easymock/IExpectationSetters; org.easymock.EasyMock::getCurrentArguments()[Ljava/lang/Object; org.easymock.IExpectationSetters::andAnswer(Lorg/easymock/IAnswer;)Lorg/easymock/IExpectationSetters; org.easymock.EasyMock::verify([Ljava/lang/Object;)V org.easymock.EasyMock::replay([Ljava/lang/Object;)V org.easymock.EasyMock::createNiceMock(Ljava/lang/Class;)Ljava/lang/Object; org.easymock.IExpectationSetters::anyTimes()Lorg/easymock/IExpectationSetters; org.easymock.IExpectationSetters::andReturn(Ljava/lang/Object;)Lorg/easymock/IExpectationSetters; org.easymock.IExpectationSetters::andThrow(Ljava/lang/Throwable;)Lorg/easymock/IExpectationSetters; org.easymock.EasyMock::createMock(Ljava/lang/Class;)Ljava/lang/Object; org.easymock.EasyMock::expectLastCall()Lorg/easymock/IExpectationSetters; org.easymock.EasyMock::anyObject(Ljava/lang/Class;)Ljava/lang/Object; org.easymock.EasyMock::eq(J)J org.easymock.EasyMock::expect(Ljava/lang/Object;)Lorg/easymock/IExpectationSetters; org.easymock.EasyMock::createStrictMock(Ljava/lang/Class;)Ljava/lang/Object; org.easymock.EasyMock::anyString()Ljava/lang/String; org.easymock.EasyMock::reset([Ljava/lang/Object;)V org.easymock.EasyMock::eq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eapSpan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heno4j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org.mockito.Mockito::mock(Ljava/lang/Class;)Ljava/lang/Object; org.powermock.api.mockito.PowerMockito::mock(Ljava/lang/Class;)Ljava/lang/Object; org.powermock.api.support.membermodification.MemberMatcher::constructor(Ljava/lang/Class;)Ljava/lang/reflect/Constructor; org.mockito.ArgumentCaptor::getAllValues()Ljava/util/List; org.mockito.ArgumentCaptor::capture()Ljava/lang/Object; org.mockito.Mockito::when(Ljava/lang/Object;)Lorg/mockito/stubbing/OngoingStubbing; org.mockito.stubbing.OngoingStubbing::thenReturn(Ljava/lang/Object;)Lorg/mockito/stubbing/OngoingStubbing; org.mockito.ArgumentCaptor::forClass(Ljava/lang/Class;)Lorg/mockito/ArgumentCaptor; org.powermock.api.support.membermodification.MemberModifier::suppress(Ljava/lang/reflect/Constructor;)V org.mockito.ArgumentCaptor::getValue()Ljava/lang/Object; org.powermock.api.support.membermodification.MemberMatcher::constructorsDeclaredIn(Ljava/lang/Class;[Ljava/lang/Class;)[Ljava/lang/reflect/Constructor; org.powermock.api.support.membermodification.MemberModifier::suppress([Ljava/lang/reflect/Constructor;)V org.mockito.Mockito::times(I)Lorg/mockito/verification/VerificationMode; org.mockito.Mockito::verify(Ljava/lang/Object;Lorg/mockito/verification/VerificationMode;)Ljava/lang/Object; org.mockito.Matchers::any(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M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martSimul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csv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ushare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oxab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Pj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ataflowTemplat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CsvBenchmarkSui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fto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sv-crunc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rowscap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ssi-file-process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radeli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antanMemo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djscrobbler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stubbing.LenientStubber::when(Ljava/lang/Object;)Lorg/mockito/stubbing/OngoingStubbing; org.mockito.Mockito::lenient()Lorg/mockito/stubbing/LenientStubber; org.mockito.Mockito::when(Ljava/lang/Object;)Lorg/mockito/stubbing/OngoingStubbing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sya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6">
            <text:p>37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cyll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xternalsortingin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aydirekt-java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DIndexSpi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compres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2">
            <text:p>6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xt-processor-identify-old-user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ediawiki-tools-mwdum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reebase2rdf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batch-examples-reader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arter-shade-maven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dbc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7">
            <text:p>2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ook-price-compa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jdbc-tip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dbc-service-virtualisa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SChatSer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v25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any(Ljava/lang/Class;)Ljava/lang/Object; org.mockito.Mockito::any(Ljava/lang/Class;)Ljava/lang/Object; org.mockito.stubbing.OngoingStubbing::thenReturn(Ljava/lang/Object;)Lorg/mockito/stubbing/OngoingStubbing; org.mockito.Mockito::doReturn(Ljava/lang/Object;)Lorg/mockito/stubbing/Stubber; org.mockito.Mockito::anyString()Ljava/lang/String; org.mockito.stubbing.Stubber::when(Ljava/lang/Object;)Ljava/lang/Object; org.mockito.Mockito::anyLong()J org.mockito.Mockito::eq(Ljava/lang/Object;)Ljava/lang/Object; org.mockito.Mockito::anyVararg()Ljava/lang/Object; org.mockito.Mockito::times(I)Lorg/mockito/verification/VerificationMode; org.mockito.Mockito::verify(Ljava/lang/Object;Lorg/mockito/verification/VerificationMode;)Ljava/lang/Object; org.mockito.Mockito::verifyNoMoreInteractions([Ljava/lang/Object;)V org.powermock.api.mockito.PowerMockito::whenNew(Ljava/lang/Class;)Lorg/powermock/api/mockito/expectation/ConstructorExpectationSetup; org.powermock.api.mockito.PowerMockito::when(Ljava/lang/Object;)Lorg/mockito/stubbing/OngoingStubbing; org.mockito.Mockito::mock(Ljava/lang/Class;)Ljava/lang/Object; org.mockito.Mockito::anyMap()Ljava/util/Map; org.mockito.Mockito::doAnswer(Lorg/mockito/stubbing/Answer;)Lorg/mockito/stubbing/Stubber; org.mockito.Mockito::any()Ljava/lang/Object; org.mockito.invocation.InvocationOnMock::getArgumentAt(ILjava/lang/Class;)Ljava/lang/Object; org.mockito.Mockito::when(Ljava/lang/Object;)Lorg/mockito/stubbing/OngoingStubbing; org.mockito.MockitoAnnotations::initMocks(Ljava/lang/Object;)V org.mockito.Mockito::anyList()Ljava/util/List; org.powermock.api.mockito.PowerMockito::mockStatic(Ljava/lang/Class;[Ljava/lang/Class;)V org.mockito.Mockito::verify(Ljava/lang/Object;)Ljava/lang/Object; org.powermock.api.mockito.expectation.ConstructorExpectationSetup::withAnyArguments(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dbc-image-too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uperwor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angularjs-tutorial-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eq(J)J org.mockito.Matchers::any(Ljava/lang/Class;)Ljava/lang/Object; org.mockito.ArgumentCaptor::capture()Ljava/lang/Object; org.mockito.ArgumentCaptor::forClass(Ljava/lang/Class;)Lorg/mockito/ArgumentCaptor; org.mockito.Mockito::when(Ljava/lang/Object;)Lorg/mockito/stubbing/OngoingStubbing; org.mockito.ArgumentCaptor::getValue()Ljava/lang/Object; org.mockito.stubbing.OngoingStubbing::thenReturn(Ljava/lang/Object;)Lorg/mockito/stubbing/OngoingStubbing; org.mockito.Mockito::verify(Ljava/lang/Object;)Ljava/lang/Object; org.mockito.stubbing.OngoingStubbing::thenThrow([Ljava/lang/Throwable;)Lorg/mockito/stubbing/OngoingStubb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aps-engine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argThat(Lorg/hamcrest/Matcher;)Ljava/lang/Object; org.mockito.Mockito::mock(Ljava/lang/Class;)Ljava/lang/Object; org.mockito.Mockito::doAnswer(Lorg/mockito/stubbing/Answer;)Lorg/mockito/stubbing/Stubber; org.mockito.stubbing.Stubber::when(Ljava/lang/Object;)Ljava/lang/Object; org.mockito.Mockito::any(Ljava/lang/Class;)Ljava/lang/Object; org.mockito.Mockito::eq(Ljava/lang/Object;)Ljava/lang/Object; org.mockito.Mockito::when(Ljava/lang/Object;)Lorg/mockito/stubbing/OngoingStubbing; org.mockito.Mockito::times(I)Lorg/mockito/verification/VerificationMode; org.mockito.Mockito::verify(Ljava/lang/Object;Lorg/mockito/verification/VerificationMode;)Ljava/lang/Object; org.mockito.stubbing.OngoingStubbing::thenReturn(Ljava/lang/Object;)Lorg/mockito/stubbing/OngoingStubbing; org.mockito.Mockito::anyString()Ljava/lang/Str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AAExample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easymock.IExpectationSetters::andReturn(Ljava/lang/Object;)Lorg/easymock/IExpectationSetters; org.easymock.EasyMock::createMock(Ljava/lang/Class;)Ljava/lang/Object; org.easymock.EasyMock::verify([Ljava/lang/Object;)V org.easymock.EasyMock::expect(Ljava/lang/Object;)Lorg/easymock/IExpectationSetters; org.easymock.EasyMock::replay([Ljava/lang/Object;)V org.easymock.EasyMock::anyString()Ljava/lang/String; org.easymock.EasyMock::reset([Ljava/lang/Object;)V org.easymock.EasyMock::createNiceMock(Ljava/lang/Class;)Ljava/lang/Object; org.easymock.IExpectationSetters::anyTimes()Lorg/easymock/IExpectationSetters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-embedded-databas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w-jdbc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312">
            <text:p>31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mock(Ljava/lang/Class;)Ljava/lang/Object; org.mockito.Mockito::doAnswer(Lorg/mockito/stubbing/Answer;)Lorg/mockito/stubbing/Stubber; org.mockito.Mockito::any()Ljava/lang/Object; org.mockito.Mockito::spy(Ljava/lang/Object;)Ljava/lang/Object; org.mockito.ArgumentMatchers::endsWith(Ljava/lang/String;)Ljava/lang/String; org.mockito.ArgumentMatchers::eq(Ljava/lang/Object;)Ljava/lang/Object; org.mockito.stubbing.Stubber::when(Ljava/lang/Object;)Ljava/lang/Object; org.mockito.Mockito::verify(Ljava/lang/Object;)Ljava/lang/Object; org.mockito.Mockito::timeout(J)Lorg/mockito/verification/VerificationWithTimeout; org.mockito.Mockito::verify(Ljava/lang/Object;Lorg/mockito/verification/VerificationMode;)Ljava/lang/Object; org.mockito.Mockito::verifyNoMoreInteractions([Ljava/lang/Object;)V org.mockito.Mockito::verifyZeroInteractions([Ljava/lang/Object;)V org.mockito.invocation.InvocationOnMock::getArgument(I)Ljava/lang/Object; org.mockito.ArgumentMatchers::isNull(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mmons-dbuti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pasecurity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Mockito::reset([Ljava/lang/Object;)V org.mockito.ArgumentMatchers::anyString()Ljava/lang/String; org.mockito.ArgumentMatchers::any(Ljava/lang/Class;)Ljava/lang/Object; org.mockito.Mockito::when(Ljava/lang/Object;)Lorg/mockito/stubbing/OngoingStubbing; org.mockito.Mockito::verify(Ljava/lang/Object;)Ljava/lang/Object; org.mockito.ArgumentMatchers::eq(Ljava/lang/Object;)Ljava/lang/Object; org.mockito.stubbing.OngoingStubbing::thenReturn(Ljava/lang/Object;)Lorg/mockito/stubbing/OngoingStubbing; org.mockito.stubbing.OngoingStubbing::thenThrow([Ljava/lang/Throwable;)Lorg/mockito/stubbing/OngoingStubbing; org.mockito.stubbing.OngoingStubbing::thenAnswer(Lorg/mockito/stubbing/Answer;)Lorg/mockito/stubbing/OngoingStubbing; org.mockito.invocation.InvocationOnMock::getArgument(I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bUtils-JPA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stubbing.DeprecatedOngoingStubbing::toReturn(Ljava/lang/Object;)Lorg/mockito/stubbing/DeprecatedOngoingStubbing; org.mockito.Mockito::eq(Ljava/lang/Object;)Ljava/lang/Object; org.mockito.Mockito::any(Ljava/lang/Class;)Ljava/lang/Object; org.mockito.Mockito::when(Ljava/lang/Object;)Lorg/mockito/stubbing/OngoingStubbing; org.mockito.Mockito::verify(Ljava/lang/Object;)Ljava/lang/Object; org.mockito.Mockito::stub(Ljava/lang/Object;)Lorg/mockito/stubbing/Deprecated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urpextender-proxyhistory-webu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Yan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emai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5">
            <text:p>1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powermock.api.easymock.PowerMock::createMock(Ljava/lang/Class;)Ljava/lang/Object; org.easymock.IExpectationSetters::andThrow(Ljava/lang/Throwable;)Lorg/easymock/IExpectationSetters; org.easymock.EasyMock::expect(Ljava/lang/Object;)Lorg/easymock/IExpectationSetters; org.powermock.api.easymock.PowerMock::replay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vraptor-simplemail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inOrder([Ljava/lang/Object;)Lorg/mockito/InOrder; org.mockito.Mockito::never()Lorg/mockito/verification/VerificationMode; org.mockito.Matchers::any(Ljava/lang/Class;)Ljava/lang/Object; org.mockito.InOrder::verify(Ljava/lang/Object;)Ljava/lang/Object; org.mockito.Mockito::doThrow(Ljava/lang/Throwable;)Lorg/mockito/stubbing/Stubber; org.mockito.Mockito::when(Ljava/lang/Object;)Lorg/mockito/stubbing/OngoingStubbing; org.mockito.stubbing.OngoingStubbing::thenReturn(Ljava/lang/Object;)Lorg/mockito/stubbing/OngoingStubbing; org.mockito.stubbing.Stubber::when(Ljava/lang/Object;)Ljava/lang/Object; org.mockito.invocation.InvocationOnMock::getArguments()[Ljava/lang/Object; org.mockito.Mockito::times(I)Lorg/mockito/verification/VerificationMode; org.mockito.Mockito::verify(Ljava/lang/Object;Lorg/mockito/verification/VerificationMode;)Ljava/lang/Object; org.mockito.Mockito::verifyNoMoreInteractions([Ljava/lang/Object;)V org.mockito.Mockito::verify(Ljava/lang/Object;)Ljava/lang/Object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mmons-exe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ling-org-apache-sling-testing-clien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bs-java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xtend.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yeoman-maven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stubbing.Stubber::when(Ljava/lang/Object;)Ljava/lang/Object; org.mockito.ArgumentCaptor::getAllValues()Ljava/util/List; org.mockito.ArgumentCaptor::capture()Ljava/lang/Object; org.mockito.Mockito::spy(Ljava/lang/Object;)Ljava/lang/Object; org.mockito.ArgumentCaptor::forClass(Ljava/lang/Class;)Lorg/mockito/ArgumentCaptor; org.mockito.Mockito::doNothing()Lorg/mockito/stubbing/Stubber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mmons-i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07">
            <text:p>11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o-maven-poller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powermock.api.mockito.PowerMockito::mock(Ljava/lang/Class;)Ljava/lang/Object; org.powermock.api.mockito.PowerMockito::whenNew(Ljava/lang/Class;)Lorg/powermock/api/mockito/expectation/ConstructorExpectationSetup; org.mockito.stubbing.OngoingStubbing::thenReturn(Ljava/lang/Object;)Lorg/mockito/stubbing/OngoingStubbing; org.powermock.api.mockito.expectation.ConstructorExpectationSetup::withAnyArguments()Lorg/mockito/stubbing/OngoingStubbing; org.mockito.Mockito::anyString()Ljava/lang/String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river-binary-downloader-maven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anadensys-data-acces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CoViL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ardot-java-client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7">
            <text:p>12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Mockito::when(Ljava/lang/Object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Mockito::verifyNoMoreInteractions([Ljava/lang/Object;)V org.mockito.Matchers::isA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yclonedx-core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nomed-boo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gpieBridg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udmap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nlluedi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ot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inOrder([Ljava/lang/Object;)Lorg/mockito/InOrder; org.powermock.api.mockito.PowerMockito::mock(Ljava/lang/Class;)Ljava/lang/Object; org.mockito.Matchers::any(Ljava/lang/Class;)Ljava/lang/Object; org.mockito.InOrder::verify(Ljava/lang/Object;)Ljava/lang/Object; org.mockito.stubbing.OngoingStubbing::thenReturn(Ljava/lang/Object;)Lorg/mockito/stubbing/OngoingStubbing; org.powermock.api.mockito.PowerMockito::doCallRealMethod()Lorg/powermock/api/mockito/expectation/PowerMockitoStubber; org.powermock.api.mockito.PowerMockito::mockStatic(Ljava/lang/Class;[Ljava/lang/Class;)V org.mockito.stubbing.OngoingStubbing::thenCallRealMethod()Lorg/mockito/stubbing/OngoingStubbing; org.powermock.reflect.Whitebox::setInternalState(Ljava/lang/Object;Ljava/lang/String;Ljava/lang/Object;)V org.powermock.api.mockito.expectation.PowerMockitoStubber::when(Ljava/lang/Object;)Ljava/lang/Object; org.mockito.Mockito::verify(Ljava/lang/Object;)Ljava/lang/Object; org.mockito.Mockito::times(I)Lorg/mockito/verification/VerificationMode; org.mockito.Mockito::verify(Ljava/lang/Object;Lorg/mockito/verification/VerificationMode;)Ljava/lang/Object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kafka-connect-client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ral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chemacrawler-plugin-neo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oal</text:p>
          </table:table-cell>
          <table:table-cell table:style-name="Gnumeric-default" office:value-type="float" office:value="340">
            <text:p>340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150">
            <text:p>15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string">
            <text:p>org.mockito.ArgumentMatchers::any()Ljava/lang/Object; org.mockito.ArgumentMatchers::anyList()Ljava/util/List; org.mockito.ArgumentMatchers::argThat(Lorg/mockito/ArgumentMatcher;)Ljava/lang/Object; org.mockito.ArgumentCaptor::capture()Ljava/lang/Object; org.mockito.Mockito::spy(Ljava/lang/Object;)Ljava/lang/Object; org.mockito.Mockito::any(Ljava/lang/Class;)Ljava/lang/Object; org.mockito.stubbing.OngoingStubbing::thenReturn(Ljava/lang/Object;)Lorg/mockito/stubbing/OngoingStubbing; org.mockito.Mockito::doReturn(Ljava/lang/Object;)Lorg/mockito/stubbing/Stubber; org.mockito.ArgumentMatchers::eq(Ljava/lang/Object;)Ljava/lang/Object; org.mockito.stubbing.Stubber::when(Ljava/lang/Object;)Ljava/lang/Object; org.mockito.ArgumentMatchers::anyString()Ljava/lang/String; org.mockito.ArgumentCaptor::forClass(Ljava/lang/Class;)Lorg/mockito/ArgumentCaptor; org.mockito.ArgumentMatchers::any(Ljava/lang/Class;)Ljava/lang/Object; org.mockito.Mockito::times(I)Lorg/mockito/verification/VerificationMode; org.mockito.Mockito::verify(Ljava/lang/Object;Lorg/mockito/verification/VerificationMode;)Ljava/lang/Object; org.mockito.Mockito::verifyNoMoreInteractions([Ljava/lang/Object;)V org.mockito.Mockito::timeout(J)Lorg/mockito/verification/VerificationWithTimeout; org.mockito.ArgumentMatchers::anyInt()I org.mockito.Mockito::mock(Ljava/lang/Class;)Ljava/lang/Object; org.mockito.stubbing.Stubber::doReturn(Ljava/lang/Object;)Lorg/mockito/stubbing/Stubber; org.mockito.Mockito::doAnswer(Lorg/mockito/stubbing/Answer;)Lorg/mockito/stubbing/Stubber; org.mockito.Mockito::reset([Ljava/lang/Object;)V org.mockito.Mockito::any()Ljava/lang/Object; org.mockito.Mockito::spy(Ljava/lang/Class;)Ljava/lang/Object; org.mockito.Mockito::doThrow([Ljava/lang/Throwable;)Lorg/mockito/stubbing/Stubber; org.mockito.Mockito::when(Ljava/lang/Object;)Lorg/mockito/stubbing/OngoingStubbing; org.mockito.ArgumentMatchers::anyLong()J org.mockito.Mockito::atLeast(I)Lorg/mockito/verification/VerificationMode; org.mockito.verification.VerificationWithTimeout::times(I)Lorg/mockito/verification/VerificationMode; org.mockito.invocation.InvocationOnMock::getArguments()[Ljava/lang/Object; org.mockito.ArgumentMatchers::eq(I)I org.mockito.stubbing.Stubber::doThrow([Ljava/lang/Throwable;)Lorg/mockito/stubbing/Stubber; org.mockito.ArgumentCaptor::getValue()Ljava/lang/Object; org.mockito.ArgumentMatchers::anyMap()Ljava/util/Map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ntlr4test-maven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easymock.IExpectationSetters::times(I)Lorg/easymock/IExpectationSetters; org.easymock.IExpectationSetters::andReturn(Ljava/lang/Object;)Lorg/easymock/IExpectationSetters; org.easymock.EasyMock::expectLastCall()Lorg/easymock/IExpectationSetters; org.easymock.EasyMock::replay([Ljava/lang/Object;)V org.easymock.EasyMock::expect(Ljava/lang/Object;)Lorg/easymock/IExpectationSetters; org.easymock.EasyMock::mock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ling-org-apache-sling-xss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powermock.reflect.Whitebox::getInternalState(Ljava/lang/Object;Ljava/lang/String;)Ljava/lang/Object; org.mockito.Matchers::anyString()Ljava/lang/String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-batch-toolki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elenium-shutterbu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oebooru-view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casb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isola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colian-nl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ntentful-management.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1">
            <text:p>4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ntentful.java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spy(Ljava/lang/Object;)Ljava/lang/Object; org.mockito.ArgumentMatchers::anyString()Ljava/lang/String; org.mockito.ArgumentMatchers::any(Ljava/lang/Class;)Ljava/lang/Object; org.mockito.Mockito::when(Ljava/lang/Object;)Lorg/mockito/stubbing/OngoingStubbing; org.mockito.Mockito::verify(Ljava/lang/Object;)Ljava/lang/Object; org.mockito.Mockito::verifyNoMoreInteractions([Ljava/lang/Object;)V org.mockito.Mockito::times(I)Lorg/mockito/verification/VerificationMode; org.mockito.Mockito::verify(Ljava/lang/Object;Lorg/mockito/verification/VerificationMode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unit-DynamicSui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ilenci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powermock.reflect.Whitebox::getInternalState(Ljava/lang/Object;Ljava/lang/String;)Ljava/lang/Object; org.powermock.api.mockito.PowerMockito::mock(Ljava/lang/Class;)Ljava/lang/Object; org.powermock.api.mockito.PowerMockito::mockStatic(Ljava/lang/Class;[Ljava/lang/Class;)V org.powermock.reflect.Whitebox::setInternalState(Ljava/lang/Object;Ljava/lang/String;Ljava/lang/Object;)V org.powermock.reflect.Whitebox::invokeMethod(Ljava/lang/Object;Ljava/lang/String;[Ljava/lang/Object;)Ljava/lang/Object; org.mockito.stubbing.OngoingStubbing::thenReturn(Ljava/lang/Object;)Lorg/mockito/stubbing/OngoingStubbing; org.mockito.stubbing.OngoingStubbing::thenThrow([Ljava/lang/Throwable;)Lorg/mockito/stubbing/OngoingStubbing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stolino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ws-maven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xalis-AS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BDDMockito::given(Ljava/lang/Object;)Lorg/mockito/BDDMockito$BDDMyOngoingStubbing; org.powermock.api.mockito.PowerMockito::mockStatic(Ljava/lang/Class;[Ljava/lang/Class;)V org.powermock.reflect.Whitebox::setInternalState(Ljava/lang/Object;Ljava/lang/String;Ljava/lang/Object;)V org.mockito.BDDMockito$BDDMyOngoingStubbing::willReturn(Ljava/lang/Object;)Lorg/mockito/BDDMockito$BDDMyOngoingStubb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anl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0">
            <text:p>28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raphql-java-fil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ostmando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rcbot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doAnswer(Lorg/mockito/stubbing/Answer;)Lorg/mockito/stubbing/Stubber; org.powermock.api.mockito.PowerMockito::doAnswer(Lorg/mockito/stubbing/Answer;)Lorg/powermock/api/mockito/expectation/PowerMockitoStubber; org.mockito.Mockito::when(Ljava/lang/Object;)Lorg/mockito/stubbing/OngoingStubbing; org.mockito.stubbing.OngoingStubbing::thenReturn(Ljava/lang/Object;[Ljava/lang/Object;)Lorg/mockito/stubbing/OngoingStubbing; org.mockito.Mockito::doNothing()Lorg/mockito/stubbing/Stubber; org.mockito.stubbing.OngoingStubbing::thenReturn(Ljava/lang/Object;)Lorg/mockito/stubbing/OngoingStubbing; org.mockito.stubbing.Stubber::when(Ljava/lang/Object;)Ljava/lang/Object; org.powermock.api.mockito.PowerMockito::mockStatic(Ljava/lang/Class;[Ljava/lang/Class;)V org.mockito.invocation.InvocationOnMock::getArguments()[Ljava/lang/Object; org.mockito.ArgumentMatchers::anyString()Ljava/lang/String; org.powermock.api.mockito.expectation.PowerMockitoStubber::when(Ljava/lang/Object;)Ljava/lang/Object; org.mockito.ArgumentMatchers::any(Ljava/lang/Class;)Ljava/lang/Object; org.mockito.Matchers::any()Ljava/lang/Object; org.mockito.stubbing.OngoingStubbing::thenThrow([Ljava/lang/Throwable;)Lorg/mockito/stubbing/OngoingStubbing; org.mockito.invocation.InvocationOnMock::getArgument(I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oogle-kubernetes-engine-plugin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doAnswer(Lorg/mockito/stubbing/Answer;)Lorg/mockito/stubbing/Stubber; org.mockito.Mockito::spy(Ljava/lang/Class;)Ljava/lang/Object; org.mockito.Mockito::doThrow([Ljava/lang/Throwable;)Lorg/mockito/stubbing/Stubber; org.mockito.Mockito::when(Ljava/lang/Object;)Lorg/mockito/stubbing/OngoingStubbing; org.mockito.stubbing.OngoingStubbing::thenThrow(Ljava/lang/Class;)Lorg/mockito/stubbing/OngoingStubbing; org.mockito.Mockito::doReturn(Ljava/lang/Object;)Lorg/mockito/stubbing/Stubber; org.mockito.stubbing.OngoingStubbing::thenReturn(Ljava/lang/Object;)Lorg/mockito/stubbing/OngoingStubbing; org.mockito.stubbing.Stubber::when(Ljava/lang/Object;)Ljava/lang/Object; org.mockito.ArgumentMatchers::anyString()Ljava/lang/String; org.mockito.invocation.InvocationOnMock::getArguments()[Ljava/lang/Object; org.mockito.ArgumentMatchers::any(Ljava/lang/Class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arnings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7">
            <text:p>2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insto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wkhtmltopdf-wrap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mbedmongo-maven-plugi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BDDMockito::given(Ljava/lang/Object;)Lorg/mockito/BDDMockito$BDDMyOngoingStubbing; org.mockito.ArgumentMatchers::anyString()Ljava/lang/String; org.mockito.BDDMockito$BDDMyOngoingStubbing::willReturn(Ljava/lang/Object;)Lorg/mockito/BDDMockito$BDDMy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mgSr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odcast-pars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mockin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64">
            <text:p>264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ArgumentCaptor::getAllValues()Ljava/util/List; org.mockito.ArgumentCaptor::capture()Ljava/lang/Object; org.mockito.Mockito::doThrow([Ljava/lang/Throwable;)Lorg/mockito/stubbing/Stubber; org.mockito.Mockito::any(Ljava/lang/Class;)Ljava/lang/Object; org.mockito.Mockito::when(Ljava/lang/Object;)Lorg/mockito/stubbing/OngoingStubbing; org.mockito.Mockito::doNothing()Lorg/mockito/stubbing/Stubber; org.mockito.stubbing.OngoingStubbing::thenReturn(Ljava/lang/Object;)Lorg/mockito/stubbing/OngoingStubbing; org.mockito.Mockito::anyString()Ljava/lang/String; org.mockito.stubbing.Stubber::when(Ljava/lang/Object;)Ljava/lang/Object; org.mockito.ArgumentCaptor::forClass(Ljava/lang/Class;)Lorg/mockito/ArgumentCaptor; org.mockito.Mockito::anyLong()J org.mockito.ArgumentCaptor::getValue()Ljava/lang/Object; org.mockito.Mockito::times(I)Lorg/mockito/verification/VerificationMode; org.mockito.Mockito::verify(Ljava/lang/Object;Lorg/mockito/verification/VerificationMode;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ili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7">
            <text:p>4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ackageurl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shot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ArgumentMatchers::eq(Ljava/lang/Object;)Ljava/lang/Object; org.mockito.ArgumentMatchers::anyInt()I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icturesafe-search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81">
            <text:p>28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doAnswer(Lorg/mockito/stubbing/Answer;)Lorg/mockito/stubbing/Stubber; org.mockito.Mockito::any()Ljava/lang/Object; org.mockito.Matchers::any(Ljava/lang/Class;)Ljava/lang/Object; org.mockito.Mockito::spy(Ljava/lang/Object;)Ljava/lang/Object; org.mockito.Mockito::any(Ljava/lang/Class;)Ljava/lang/Object; org.mockito.Mockito::when(Ljava/lang/Object;)Lorg/mockito/stubbing/OngoingStubbing; org.mockito.Mockito::doReturn(Ljava/lang/Object;)Lorg/mockito/stubbing/Stubber; org.mockito.stubbing.OngoingStubbing::thenReturn(Ljava/lang/Object;)Lorg/mockito/stubbing/OngoingStubbing; org.mockito.stubbing.Stubber::when(Ljava/lang/Object;)Ljava/lang/Object; org.mockito.invocation.InvocationOnMock::getArguments()[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stagram-java-scra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argify-webhook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df2Do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urceafis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erry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0">
            <text:p>2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urmu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smine-maven-plugin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26">
            <text:p>12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org.mockito.Mockito::mock(Ljava/lang/Class;)Ljava/lang/Object; org.mockito.Mockito::contains(Ljava/lang/String;)Ljava/lang/String; org.mockito.ArgumentMatchers::anyList()Ljava/util/List; org.mockito.Mockito::never()Lorg/mockito/verification/VerificationMode; org.mockito.Matchers::any(Ljava/lang/Class;)Ljava/lang/Object; org.mockito.Mockito::isNull()Ljava/lang/Object; org.mockito.Mockito::when(Ljava/lang/Object;)Lorg/mockito/stubbing/OngoingStubbing; org.mockito.stubbing.OngoingStubbing::thenReturn(Ljava/lang/Object;)Lorg/mockito/stubbing/OngoingStubbing; org.mockito.ArgumentMatchers::eq(Ljava/lang/Object;)Ljava/lang/Object; org.mockito.Mockito::anyString()Ljava/lang/String; org.mockito.Matchers::isA(Ljava/lang/Class;)Ljava/lang/Object; org.mockito.Matchers::eq(Ljava/lang/Object;)Ljava/lang/Object; org.mockito.Matchers::anyString()Ljava/lang/String; org.mockito.Matchers::contains(Ljava/lang/String;)Ljava/lang/String; org.mockito.ArgumentMatchers::anyString()Ljava/lang/String; org.mockito.Mockito::verify(Ljava/lang/Object;)Ljava/lang/Object; org.mockito.Mockito::verify(Ljava/lang/Object;Lorg/mockito/verification/VerificationMode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reemarker-cl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otdar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ockito-soap-cxf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ArgumentCaptor::capture()Ljava/lang/Object; org.mockito.ArgumentCaptor::forClass(Ljava/lang/Class;)Lorg/mockito/ArgumentCaptor; org.mockito.ArgumentMatchers::any(Ljava/lang/Class;)Ljava/lang/Object; org.mockito.Mockito::when(Ljava/lang/Object;)Lorg/mockito/stubbing/OngoingStubbing; org.mockito.ArgumentCaptor::getValue()Ljava/lang/Object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arkey-java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Mockito::verify(Ljava/lang/Object;)Ljava/lang/Object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ctiviti-examp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urica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vent-Q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data-graphq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hogun-legac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m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upon-eng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ackerRank_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avefront-fdb-tai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Ci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imHasheReposito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ulnmanag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anyLong()J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aydayu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ailsafe-actu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idos-nod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ache-spark-monitoring-extens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never()Lorg/mockito/verification/VerificationMode; org.mockito.Mockito::when(Ljava/lang/Object;)Lorg/mockito/stubbing/OngoingStubbing; org.mockito.stubbing.OngoingStubbing::thenReturn(Ljava/lang/Object;)Lorg/mockito/stubbing/OngoingStubbing; org.mockito.Mockito::verify(Ljava/lang/Object;Lorg/mockito/verification/VerificationMode;)Ljava/lang/Object; org.mockito.Mockito::times(I)Lorg/mockito/verification/VerificationMode; org.mockito.Mockito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ar-msgflow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p-maven-plugin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Mockito::anyBoolean()Z org.mockito.Mockito::never()Lorg/mockito/verification/VerificationMode; org.mockito.ArgumentCaptor::capture()Ljava/lang/Object; org.mockito.Mockito::isNull()Ljava/lang/Object; org.mockito.Mockito::doThrow([Ljava/lang/Throwable;)Lorg/mockito/stubbing/Stubber; org.mockito.Mockito::when(Ljava/lang/Object;)Lorg/mockito/stubbing/OngoingStubbing; org.mockito.stubbing.OngoingStubbing::thenReturn(Ljava/lang/Object;)Lorg/mockito/stubbing/OngoingStubbing; org.mockito.Mockito::doReturn(Ljava/lang/Object;)Lorg/mockito/stubbing/Stubber; org.mockito.ArgumentMatchers::eq(Ljava/lang/Object;)Ljava/lang/Object; org.mockito.Mockito::anyString()Ljava/lang/String; org.mockito.MockitoAnnotations::initMocks(Ljava/lang/Object;)V org.mockito.ArgumentMatchers::contains(Ljava/lang/String;)Ljava/lang/String; org.mockito.Mockito::anyList()Ljava/util/List; org.mockito.stubbing.Stubber::when(Ljava/lang/Object;)Ljava/lang/Object; org.mockito.ArgumentCaptor::forClass(Ljava/lang/Class;)Lorg/mockito/ArgumentCaptor; org.mockito.Mockito::eq(Ljava/lang/Object;)Ljava/lang/Object; org.mockito.ArgumentCaptor::getValue()Ljava/lang/Object; org.mockito.Mockito::verify(Ljava/lang/Object;)Ljava/lang/Object; org.mockito.Mockito::verifyNoMoreInteractions([Ljava/lang/Object;)V org.mockito.Mockito::verify(Ljava/lang/Object;Lorg/mockito/verification/VerificationMode;)Ljava/lang/Object; org.mockito.Mockito::times(I)Lorg/mockito/verification/VerificationMode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vfs-jcifs-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lient.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atreon-java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invocation.InvocationOnMock::callRealMethod()Ljava/lang/Object; org.powermock.api.mockito.PowerMockito::mock(Ljava/lang/Class;)Ljava/lang/Object; org.mockito.ArgumentCaptor::capture()Ljava/lang/Object; org.mockito.Mockito::spy(Ljava/lang/Object;)Ljava/lang/Object; org.mockito.Mockito::when(Ljava/lang/Object;)Lorg/mockito/stubbing/OngoingStubbing; org.mockito.stubbing.OngoingStubbing::thenReturn(Ljava/lang/Object;[Ljava/lang/Object;)Lorg/mockito/stubbing/OngoingStubbing; org.powermock.api.mockito.PowerMockito::spy(Ljava/lang/Object;)Ljava/lang/Object; org.mockito.stubbing.OngoingStubbing::thenReturn(Ljava/lang/Object;)Lorg/mockito/stubbing/OngoingStubbing; org.mockito.Mockito::anyString()Ljava/lang/String; org.powermock.api.mockito.expectation.PowerMockitoStubber::when(Ljava/lang/Object;Ljava/lang/String;[Ljava/lang/Object;)V org.powermock.api.mockito.PowerMockito::doReturn(Ljava/lang/Object;)Lorg/powermock/api/mockito/expectation/PowerMockitoStubber; org.mockito.Matchers::eq(Ljava/lang/Object;)Ljava/lang/Object; org.mockito.Matchers::anyString()Ljava/lang/String; org.powermock.api.mockito.PowerMockito::mockStatic(Ljava/lang/Class;[Ljava/lang/Class;)V org.mockito.ArgumentCaptor::forClass(Ljava/lang/Class;)Lorg/mockito/ArgumentCaptor; org.mockito.ArgumentCaptor::getValue()Ljava/lang/Object; org.mockito.Mockito::verify(Ljava/lang/Object;)Ljava/lang/Object; org.powermock.api.mockito.PowerMockito::when(Ljava/lang/Object;)Lorg/mockito/stubbing/OngoingStubbing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erma-OrientD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Xero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8">
            <text:p>37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rder-rest-backen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ling-org-apache-sling-scripting-sightly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ArgumentCaptor::getAllValues()Ljava/util/List; org.mockito.ArgumentCaptor::capture()Ljava/lang/Object; org.mockito.Mockito::spy(Ljava/lang/Object;)Ljava/lang/Object; org.mockito.Mockito::any(Ljava/lang/Class;)Ljava/lang/Object; org.mockito.Mockito::when(Ljava/lang/Object;)Lorg/mockito/stubbing/OngoingStubbing; org.mockito.stubbing.OngoingStubbing::thenReturn(Ljava/lang/Object;)Lorg/mockito/stubbing/OngoingStubbing; org.powermock.reflect.Whitebox::setInternalState(Ljava/lang/Object;Ljava/lang/String;Ljava/lang/Object;)V org.mockito.ArgumentCaptor::forClass(Ljava/lang/Class;)Lorg/mockito/ArgumentCaptor; org.mockito.Mockito::verify(Ljava/lang/Object;)Ljava/lang/Object; org.mockito.Mockito::verify(Ljava/lang/Object;Lorg/mockito/verification/VerificationMode;)Ljava/lang/Object; org.mockito.Mockito::times(I)Lorg/mockito/verification/VerificationMode; org.mockito.ArgumentMatchers::isNull()Ljava/lang/Object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agnolia-vanity-url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 org.mockito.Matchers::any(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mazon-neptune-sigv4-sign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ighloadcup20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ai-harvest-manage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spy(Ljava/lang/Object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ongodb-autoupda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ntology-driven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o-yaml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381">
            <text:p>381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bk2utf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fine-java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atchers::anyString()Ljava/lang/String; org.mockito.Mockito::when(Ljava/lang/Object;)Lorg/mockito/stubbing/OngoingStubbing; org.mockito.stubbing.OngoingStubbing::thenReturn(Ljava/lang/Object;)Lorg/mockito/stubbing/OngoingStubbing; org.mockito.Mockito::verify(Ljava/lang/Object;)Ljava/lang/Object; org.mockito.Matchers::any(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aven-shaded-log4j-transform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orceFlo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quicken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nar-gate-break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penNL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atling-pars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ifi-swagger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6">
            <text:p>2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nal-la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0">
            <text:p>48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v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qlto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lantuml-buil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3-Performance-Te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sendnsc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airosdb-client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18">
            <text:p>21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 org.mockito.Matchers::any(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logback-http-appen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ierarchical-clustering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aszip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11n-hackfest20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mbj-rpc</text:p>
          </table:table-cell>
          <table:table-cell table:style-name="Gnumeric-default" office:value-type="float" office:value="199">
            <text:p>199</text:p>
          </table:table-cell>
          <table:table-cell table:style-name="Gnumeric-default" office:value-type="float" office:value="845">
            <text:p>84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org.mockito.Mockito::mock(Ljava/lang/Class;)Ljava/lang/Object; org.mockito.Mockito::doAnswer(Lorg/mockito/stubbing/Answer;)Lorg/mockito/stubbing/Stubber; org.mockito.Matchers::any(Ljava/lang/Class;)Ljava/lang/Object; org.mockito.Mockito::spy(Ljava/lang/Object;)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Mockito::doReturn(Ljava/lang/Object;)Lorg/mockito/stubbing/Stubber; org.mockito.stubbing.Stubber::when(Ljava/lang/Object;)Ljava/lang/Object; org.mockito.Mockito::doCallRealMethod()Lorg/mockito/stubbing/Stubber; org.mockito.invocation.InvocationOnMock::getArguments()[Ljava/lang/Object; org.mockito.Mockito::times(I)Lorg/mockito/verification/VerificationMode; org.mockito.Mockito::verify(Ljava/lang/Object;Lorg/mockito/verification/VerificationMode;)Ljava/lang/Object; org.mockito.Mockito::verifyNoMoreInteractions([Ljava/lang/Object;)V org.mockito.Matchers::any(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st-digg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utu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andcamp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ardict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ArgumentCaptor::capture()Ljava/lang/Object; org.mockito.ArgumentCaptor::forClass(Ljava/lang/Class;)Lorg/mockito/ArgumentCaptor; org.mockito.Mockito::when(Ljava/lang/Object;)Lorg/mockito/stubbing/OngoingStubbing; org.mockito.ArgumentMatchers::eq(I)I org.mockito.ArgumentCaptor::getValue()Ljava/lang/Object; org.mockito.ArgumentMatchers::eq(Ljava/lang/Object;)Ljava/lang/Object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son-string-schema-gen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martsheet-java-sdk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44">
            <text:p>5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reset([Ljava/lang/Object;)V org.mockito.Mockito::verify(Ljava/lang/Object;)Ljava/lang/Object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alesforce-wave-api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anyBoolean()Z org.mockito.ArgumentCaptor::capture()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Mockito::anyString()Ljava/lang/String; org.mockito.Mockito::anyList()Ljava/util/List; org.mockito.stubbing.OngoingStubbing::thenCallRealMethod()Lorg/mockito/stubbing/OngoingStubbing; org.mockito.ArgumentCaptor::forClass(Ljava/lang/Class;)Lorg/mockito/ArgumentCaptor; org.mockito.Mockito::eq(Ljava/lang/Object;)Ljava/lang/Object; org.mockito.Mockito::matches(Ljava/lang/String;)Ljava/lang/String; org.mockito.ArgumentCaptor::getValue(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ossi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stubbing.OngoingStubbing::then(Lorg/mockito/stubbing/Answer;)Lorg/mockito/stubbing/OngoingStubbing; org.mockito.Mockito::only()Lorg/mockito/verification/VerificationMode; org.mockito.Matchers::any(Ljava/lang/Class;)Ljava/lang/Object; org.mockito.Mockito::never()Lorg/mockito/verification/VerificationMode; org.mockito.Mockito::when(Ljava/lang/Object;)Lorg/mockito/stubbing/OngoingStubbing; org.mockito.stubbing.OngoingStubbing::thenReturn(Ljava/lang/Object;)Lorg/mockito/stubbing/OngoingStubbing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sfi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2">
            <text:p>2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ffee-g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kubuka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anyListOf(Ljava/lang/Class;)Ljava/util/List; org.mockito.Mockito::doThrow(Ljava/lang/Throwable;)Lorg/mockito/stubbing/Stubber; org.mockito.Mockito::any(Ljava/lang/Class;)Ljava/lang/Object; org.mockito.Mockito::when(Ljava/lang/Object;)Lorg/mockito/stubbing/OngoingStubbing; org.mockito.Mockito::doNothing()Lorg/mockito/stubbing/Stubber; org.mockito.stubbing.OngoingStubbing::thenReturn(Ljava/lang/Object;)Lorg/mockito/stubbing/OngoingStubbing; org.mockito.Mockito::anyString()Ljava/lang/String; org.mockito.MockitoAnnotations::initMocks(Ljava/lang/Object;)V org.mockito.stubbing.Stubber::when(Ljava/lang/Object;)Ljava/lang/Object; org.mockito.Mockito::anyMapOf(Ljava/lang/Class;Ljava/lang/Class;)Ljava/util/Map; org.mockito.Mockito::eq(Ljava/lang/Object;)Ljava/lang/Object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mxeval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ArgumentMatchers::any()Ljava/lang/Object; org.mockito.Mockito::inOrder([Ljava/lang/Object;)Lorg/mockito/InOrder; org.mockito.Mockito::mock(Ljava/lang/Class;)Ljava/lang/Object; org.mockito.Mockito::mock(Ljava/lang/Class;Lorg/mockito/MockSettings;)Ljava/lang/Object; org.mockito.Mockito::doAnswer(Lorg/mockito/stubbing/Answer;)Lorg/mockito/stubbing/Stubber; org.mockito.ArgumentCaptor::getAllValues()Ljava/util/List; org.mockito.Mockito::never()Lorg/mockito/verification/VerificationMode; org.mockito.ArgumentCaptor::capture()Ljava/lang/Object; org.mockito.Mockito::doThrow([Ljava/lang/Throwable;)Lorg/mockito/stubbing/Stubber; org.mockito.Mockito::spy(Ljava/lang/Object;)Ljava/lang/Object; org.mockito.InOrder::verify(Ljava/lang/Object;)Ljava/lang/Object; org.mockito.Mockito::when(Ljava/lang/Object;)Lorg/mockito/stubbing/OngoingStubbing; org.mockito.Mockito::doReturn(Ljava/lang/Object;)Lorg/mockito/stubbing/Stubber; org.mockito.stubbing.OngoingStubbing::thenReturn(Ljava/lang/Object;)Lorg/mockito/stubbing/OngoingStubbing; org.mockito.ArgumentMatchers::eq(Ljava/lang/Object;)Ljava/lang/Object; org.mockito.MockitoAnnotations::initMocks(Ljava/lang/Object;)V org.mockito.MockSettings::extraInterfaces([Ljava/lang/Class;)Lorg/mockito/MockSettings; org.mockito.stubbing.Stubber::when(Ljava/lang/Object;)Ljava/lang/Object; org.mockito.ArgumentMatchers::any(Ljava/lang/Class;)Ljava/lang/Object; org.mockito.ArgumentCaptor::getValue()Ljava/lang/Object; org.mockito.Mockito::verify(Ljava/lang/Object;)Ljava/lang/Object; org.mockito.Mockito::verify(Ljava/lang/Object;Lorg/mockito/verification/VerificationMode;)Ljava/lang/Object; org.mockito.Mockito::verifyZeroInteractions([Ljava/lang/Object;)V org.mockito.Mockito::withSettings()Lorg/mockito/MockSettings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andic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MLProcess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ithub-deploy-maven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bcdic-to-ascii-conver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eo4j-impor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eoserver-manag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2">
            <text:p>1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ache-Httpd-conf-Rea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icmiu-xmlwork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pPortlet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verify(Ljava/lang/Object;)Ljava/lang/Object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ro4j-taglib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powermock.api.mockito.PowerMockito::mock(Ljava/lang/Class;)Ljava/lang/Object; org.mockito.Matchers::any(Ljava/lang/Class;)Ljava/lang/Object; org.powermock.api.mockito.PowerMockito::verifyStatic()V org.mockito.Mockito::when(Ljava/lang/Object;)Lorg/mockito/stubbing/OngoingStubbing; org.powermock.api.mockito.PowerMockito::spy(Ljava/lang/Object;)Ljava/lang/Object; org.mockito.stubbing.OngoingStubbing::thenReturn(Ljava/lang/Object;)Lorg/mockito/stubbing/OngoingStubbing; org.mockito.Matchers::anyObject()Ljava/lang/Object; org.powermock.api.mockito.expectation.PowerMockitoStubber::when(Ljava/lang/Object;Ljava/lang/String;[Ljava/lang/Object;)V org.powermock.api.mockito.PowerMockito::doReturn(Ljava/lang/Object;)Lorg/powermock/api/mockito/expectation/PowerMockitoStubber; org.powermock.api.mockito.PowerMockito::mockStatic(Ljava/lang/Class;[Ljava/lang/Class;)V org.mockito.Mockito::verify(Ljava/lang/Object;)Ljava/lang/Object; org.mockito.Mockito::times(I)Lorg/mockito/verification/VerificationMode; org.mockito.Mockito::verify(Ljava/lang/Object;Lorg/mockito/verification/VerificationMode;)Ljava/lang/Object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va-vk-oauth2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anyString()Ljava/lang/String; org.mockito.ArgumentCaptor::capture()Ljava/lang/Object; org.mockito.ArgumentCaptor::forClass(Ljava/lang/Class;)Lorg/mockito/ArgumentCaptor; org.mockito.Mockito::any(Ljava/lang/Class;)Ljava/lang/Object; org.mockito.Mockito::when(Ljava/lang/Object;)Lorg/mockito/stubbing/OngoingStubbing; org.mockito.stubbing.OngoingStubbing::thenReturn(Ljava/lang/Object;[Ljava/lang/Object;)Lorg/mockito/stubbing/OngoingStubbing; org.mockito.ArgumentCaptor::getValue()Ljava/lang/Object; org.mockito.Mockito::verify(Ljava/lang/Object;)Ljava/lang/Object; org.mockito.stubbing.OngoingStubbing::thenReturn(Ljava/lang/Object;)Lorg/mockito/stubbing/OngoingStubb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jdbc-iterab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mimemag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ven-replacer-plugin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44">
            <text:p>14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argThat(Lorg/hamcrest/Matcher;)Ljava/lang/Object; org.mockito.Mockito::never()Lorg/mockito/verification/VerificationMode; org.mockito.Matchers::anyInt()I org.mockito.Mockito::when(Ljava/lang/Object;)Lorg/mockito/stubbing/OngoingStubbing; org.mockito.stubbing.OngoingStubbing::thenReturn(Ljava/lang/Object;)Lorg/mockito/stubbing/OngoingStubbing; org.mockito.Matchers::isA(Ljava/lang/Class;)Ljava/lang/Object; org.mockito.Matchers::eq(Z)Z org.mockito.Matchers::eq(Ljava/lang/Object;)Ljava/lang/Object; org.mockito.Matchers::eq(I)I org.mockito.Matchers::anyString()Ljava/lang/String; org.mockito.Mockito::verify(Ljava/lang/Object;)Ljava/lang/Object; org.mockito.Mockito::verify(Ljava/lang/Object;Lorg/mockito/verification/VerificationMode;)Ljava/lang/Object; org.mockito.Mockito::times(I)Lorg/mockito/verification/VerificationMode; org.mockito.stubbing.OngoingStubbing::thenThrow([Ljava/lang/Throwable;)Lorg/mockito/stubbing/OngoingStubbing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va_transaction_worksho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ertxr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hortcircuit-prox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ndroid-daw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ime-series-compress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assandra-Client-Tuto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ock-http-server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89">
            <text:p>189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Matchers::any(Ljava/lang/Class;)Ljava/lang/Object; org.mockito.InOrder::verify(Ljava/lang/Object;)Ljava/lang/Object; org.mockito.Mockito::when(Ljava/lang/Object;)Lorg/mockito/stubbing/OngoingStubbing; org.mockito.stubbing.OngoingStubbing::thenReturn(Ljava/lang/Object;)Lorg/mockito/stubbing/OngoingStubbing; org.mockito.Mockito::verifyNoMoreInteractions([Ljava/lang/Object;)V org.mockito.Mockito::verify(Ljava/lang/Object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-batch-examples-complex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lasticsearch.dem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op-do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ven-scm-provider-svn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lrMQ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atshtab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clipse-to-mave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undeck-api-java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eatherPortle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apr-s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Mandrill-Wrapper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stubbing.Stubber::when(Ljava/lang/Object;)Ljava/lang/Object; org.mockito.Mockito::doThrow(Ljava/lang/Throwable;)Lorg/mockito/stubbing/Stubber; org.mockito.Mockito::when(Ljava/lang/Object;)Lorg/mockito/stubbing/OngoingStubbing; org.mockito.stubbing.OngoingStubbing::thenReturn(Ljava/lang/Object;)Lorg/mockito/stubbing/OngoingStubbing; org.mockito.Mockito::verify(Ljava/lang/Object;)Ljava/lang/Object; org.mockito.Mockito::doReturn(Ljava/lang/Object;)Lorg/mockito/stubbing/Stubber; org.mockito.stubbing.OngoingStubbing::thenThrow([Ljava/lang/Throwable;)Lorg/mockito/stubbing/OngoingStubbing; org.mockito.MockitoAnnotations::initMocks(Ljava/lang/Object;)V org.mockito.Matchers::isA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m.lowereast.guiceymong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jex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8">
            <text:p>28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de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ett-poi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3">
            <text:p>2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am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jxpa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1">
            <text:p>3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lang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2518">
            <text:p>2518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easymock.EasyMock::anyObject()Ljava/lang/Object; org.easymock.IExpectationSetters::andReturn(Ljava/lang/Object;)Lorg/easymock/IExpectationSetters; org.easymock.IExpectationSetters::andThrow(Ljava/lang/Throwable;)Lorg/easymock/IExpectationSetters; org.easymock.EasyMock::createMock(Ljava/lang/Class;)Ljava/lang/Object; org.easymock.EasyMock::expectLastCall()Lorg/easymock/IExpectationSetters; org.easymock.EasyMock::verify([Ljava/lang/Object;)V org.easymock.EasyMock::eq(J)J org.easymock.EasyMock::replay([Ljava/lang/Object;)V org.easymock.EasyMock::expect(Ljava/lang/Object;)Lorg/easymock/IExpectationSetters; org.easymock.EasyMock::createNiceMock(Ljava/lang/Class;)Ljava/lang/Object; org.easymock.EasyMock::eq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Nexus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df2x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doAnswer(Lorg/mockito/stubbing/Answer;)Lorg/mockito/stubbing/Stubber; org.mockito.stubbing.Stubber::when(Ljava/lang/Object;)Ljava/lang/Object; org.mockito.ArgumentMatchers::anyString()Ljava/lang/String; org.mockito.invocation.InvocationOnMock::getArguments()[Ljava/lang/Object; org.mockito.ArgumentMatchers::any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tring-Transformer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elios-consul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any(Ljava/lang/Class;)Ljava/lang/Object; org.mockito.ArgumentCaptor::capture()Ljava/lang/Object; org.mockito.ArgumentCaptor::forClass(Ljava/lang/Class;)Lorg/mockito/ArgumentCaptor; org.mockito.ArgumentCaptor::getValue()Ljava/lang/Object; org.mockito.Mockito::verify(Ljava/lang/Object;)Ljava/lang/Object; org.mockito.Matchers::any()Ljava/lang/Object; org.mockito.Matchers::anyObject(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va-junit-samp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doAnswer(Lorg/mockito/stubbing/Answer;)Lorg/mockito/stubbing/Stubber; org.mockito.Matchers::any(Ljava/lang/Class;)Ljava/lang/Object; org.powermock.api.mockito.PowerMockito::verifyStatic(Lorg/mockito/verification/VerificationMode;)V org.mockito.Mockito::when(Ljava/lang/Object;)Lorg/mockito/stubbing/OngoingStubbing; org.mockito.Mockito::doNothing()Lorg/mockito/stubbing/Stubber; org.mockito.stubbing.OngoingStubbing::thenReturn(Ljava/lang/Object;)Lorg/mockito/stubbing/OngoingStubbing; org.mockito.stubbing.OngoingStubbing::thenThrow([Ljava/lang/Class;)Lorg/mockito/stubbing/OngoingStubbing; org.mockito.MockitoAnnotations::initMocks(Ljava/lang/Object;)V org.mockito.stubbing.Stubber::when(Ljava/lang/Object;)Ljava/lang/Object; org.powermock.api.mockito.PowerMockito::mockStatic(Ljava/lang/Class;[Ljava/lang/Class;)V org.mockito.invocation.InvocationOnMock::getArguments()[Ljava/lang/Object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temfin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sparkstreaming-kafka-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questbo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nverter-pag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ttopars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ynamodb-cross-region-libra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easymock.IExpectationSetters::times(I)Lorg/easymock/IExpectationSetters; org.easymock.IExpectationSetters::andAnswer(Lorg/easymock/IAnswer;)Lorg/easymock/IExpectationSetters; org.easymock.EasyMock::getCurrentArguments()[Ljava/lang/Object; org.powermock.api.easymock.PowerMock::expectNew(Ljava/lang/Class;[Ljava/lang/Class;[Ljava/lang/Object;)Lorg/easymock/IExpectationSetters; org.easymock.IExpectationSetters::anyTimes()Lorg/easymock/IExpectationSetters; org.easymock.IExpectationSetters::andReturn(Ljava/lang/Object;)Lorg/easymock/IExpectationSetters; org.easymock.EasyMock::expectLastCall()Lorg/easymock/IExpectationSetters; org.easymock.EasyMock::anyObject(Ljava/lang/Class;)Ljava/lang/Object; org.powermock.api.easymock.PowerMock::verifyAll()V org.powermock.api.easymock.PowerMock::replayAll([Ljava/lang/Object;)V org.powermock.api.easymock.PowerMock::resetAll([Ljava/lang/Object;)V org.powermock.api.easymock.PowerMock::expectLastCall()Lorg/easymock/IExpectationSetters; org.easymock.EasyMock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ynamodb-key-diagnostics-library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Mockito::doAnswer(Lorg/mockito/stubbing/Answer;)Lorg/mockito/stubbing/Stubber; org.mockito.Mockito::any()Ljava/lang/Object; org.mockito.ArgumentCaptor::getAllValues()Ljava/util/List; org.mockito.ArgumentCaptor::capture()Ljava/lang/Object; org.mockito.Mockito::when(Ljava/lang/Object;)Lorg/mockito/stubbing/OngoingStubbing; org.mockito.ArgumentMatchers::eq(Ljava/lang/Object;)Ljava/lang/Object; org.mockito.stubbing.OngoingStubbing::thenReturn(Ljava/lang/Object;)Lorg/mockito/stubbing/OngoingStubbing; org.mockito.MockitoAnnotations::initMocks(Ljava/lang/Object;)V org.mockito.stubbing.Stubber::when(Ljava/lang/Object;)Ljava/lang/Object; org.mockito.ArgumentCaptor::forClass(Ljava/lang/Class;)Lorg/mockito/ArgumentCaptor; org.mockito.ArgumentMatchers::any(Ljava/lang/Class;)Ljava/lang/Object; org.mockito.ArgumentCaptor::getValue()Ljava/lang/Object; org.mockito.Mockito::times(I)Lorg/mockito/verification/VerificationMode; org.mockito.Mockito::verify(Ljava/lang/Object;Lorg/mockito/verification/VerificationMode;)Ljava/lang/Object; org.mockito.Mockito::verify(Ljava/lang/Object;)Ljava/lang/Object; org.mockito.invocation.InvocationOnMock::getArgument(I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zebr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mls-to-grap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onitoring-center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ferendu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bx-linkedin-sd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ean-c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8">
            <text:p>2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Searc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ckson-jsonl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ar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ieldMag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JavaServer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anyListOf(Ljava/lang/Class;)Ljava/util/List; org.mockito.Matchers::anyVararg()Ljava/lang/Object; org.mockito.Matchers::any(Ljava/lang/Class;)Ljava/lang/Object; org.mockito.Mockito::never()Lorg/mockito/verification/VerificationMode; org.mockito.ArgumentCaptor::getAllValues()Ljava/util/List; org.mockito.ArgumentCaptor::capture()Ljava/lang/Object; org.mockito.Mockito::when(Ljava/lang/Object;)Lorg/mockito/stubbing/OngoingStubbing; org.mockito.stubbing.OngoingStubbing::thenReturn(Ljava/lang/Object;)Lorg/mockito/stubbing/OngoingStubbing; org.mockito.Matchers::eq(Ljava/lang/Object;)Ljava/lang/Object; org.mockito.Matchers::anyString()Ljava/lang/String; org.mockito.ArgumentCaptor::forClass(Ljava/lang/Class;)Lorg/mockito/ArgumentCaptor; org.mockito.ArgumentCaptor::getValue()Ljava/lang/Object; org.mockito.Mockito::times(I)Lorg/mockito/verification/VerificationMode; org.mockito.Mockito::verify(Ljava/lang/Object;Lorg/mockito/verification/VerificationMode;)Ljava/lang/Object; org.mockito.Matchers::any(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asic-Single-Module-SSJP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ock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ti-launc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jedis-cach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asy-spark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laydoh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6">
            <text:p>9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ockito::reset([Ljava/lang/Object;)V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Matchers::anyObject()Ljava/lang/Object; org.mockito.stubbing.OngoingStubbing::thenThrow([Ljava/lang/Class;)Lorg/mockito/stubbing/OngoingStubbing; org.mockito.stubbing.OngoingStubbing::thenThrow([Ljava/lang/Throwable;)Lorg/mockito/stubbing/OngoingStubbing; org.mockito.Mockito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-test-portlet-mv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q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onkeylearn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imanager-oauth2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ucy-xss-servlet-fil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kr-s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argThat(Lorg/hamcrest/Matcher;)Ljava/lang/Object; org.mockito.stubbing.Stubber::when(Ljava/lang/Object;)Ljava/lang/Object; org.mockito.Mockito::any()Ljava/lang/Object; org.mockito.Mockito::anyLong()J org.mockito.Mockito::doThrow(Ljava/lang/Throwable;)Lorg/mockito/stubbing/Stubber; org.mockito.Mockito::doNothing()Lorg/mockito/stubbing/Stubber; org.mockito.Mockito::doReturn(Ljava/lang/Object;)Lorg/mockito/stubbing/Stubber; org.mockito.Mockito::anyString()Ljava/lang/Str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new-rp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pgrow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icket-lambd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uaf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elios-skydn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timeout(I)Lorg/mockito/verification/VerificationWithTimeout; org.mockito.verification.VerificationWithTimeout::atLeast(I)Lorg/mockito/verification/VerificationMode; org.mockito.Mockito::when(Ljava/lang/Object;)Lorg/mockito/stubbing/OngoingStubbing; org.mockito.stubbing.OngoingStubbing::thenReturn(Ljava/lang/Object;)Lorg/mockito/stubbing/OngoingStubbing; org.mockito.Mockito::verify(Ljava/lang/Object;Lorg/mockito/verification/VerificationMode;)Ljava/lang/Object; org.mockito.internal.verification.VerificationModeFactory::noMoreInteractions()Lorg/mockito/internal/verification/NoMoreInteractions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RAK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asiclti-util-java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powermock.api.mockito.expectation.ConstructorExpectationSetup::withNoArguments()Lorg/mockito/stubbing/OngoingStubbing; org.mockito.Mockito::mock(Ljava/lang/Class;)Ljava/lang/Object; org.mockito.Matchers::any(Ljava/lang/Class;)Ljava/lang/Object; org.mockito.stubbing.Stubber::when(Ljava/lang/Object;)Ljava/lang/Object; org.powermock.api.mockito.PowerMockito::mockStatic(Ljava/lang/Class;[Ljava/lang/Class;)V org.mockito.Mockito::doThrow(Ljava/lang/Throwable;)Lorg/mockito/stubbing/Stubber; org.mockito.Mockito::when(Ljava/lang/Object;)Lorg/mockito/stubbing/OngoingStubbing; org.mockito.Mockito::doNothing()Lorg/mockito/stubbing/Stubber; org.mockito.stubbing.OngoingStubbing::thenReturn(Ljava/lang/Object;)Lorg/mockito/stubbing/OngoingStubbing; org.powermock.api.mockito.PowerMockito::whenNew(Ljava/lang/Class;)Lorg/powermock/api/mockito/expectation/ConstructorExpectationSetup; org.mockito.stubbing.OngoingStubbing::thenThrow([Ljava/lang/Throwable;)Lorg/mockito/stubbing/OngoingStubbing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OCR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lgorith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presourc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5">
            <text:p>1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estRailSD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airwis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elp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xpression-evaluator-dem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afka-assign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isyphu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yoda-la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uava-blo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entity-listen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RISchemeHand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quartz-glas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gp-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yatomata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Mockito::mock(Ljava/lang/Class;Lorg/mockito/stubbing/Answer;)Ljava/lang/Object; org.mockito.Mockito::same(Ljava/lang/Object;)Ljava/lang/Object; org.mockito.Matchers::any(Ljava/lang/Class;)Ljava/lang/Object; org.mockito.InOrder::verify(Ljava/lang/Object;)Ljava/lang/Object; org.mockito.Mockito::doThrow(Ljava/lang/Throwable;)Lorg/mockito/stubbing/Stubber; org.mockito.Mockito::any(Ljava/lang/Class;)Ljava/lang/Object; org.mockito.Mockito::when(Ljava/lang/Object;)Lorg/mockito/stubbing/OngoingStubbing; org.mockito.stubbing.OngoingStubbing::thenReturn(Ljava/lang/Object;)Lorg/mockito/stubbing/OngoingStubbing; org.mockito.Matchers::eq(Ljava/lang/Object;)Ljava/lang/Object; org.mockito.stubbing.Stubber::when(Ljava/lang/Object;)Ljava/lang/Object; org.mockito.Mockito::doCallRealMethod()Lorg/mockito/stubbing/Stubber; org.mockito.stubbing.OngoingStubbing::thenCallRealMethod()Lorg/mockito/stubbing/OngoingStubbing; org.mockito.Mockito::eq(Ljava/lang/Object;)Ljava/lang/Object; org.mockito.Matchers::any()Ljava/lang/Object; org.mockito.Mockito::verify(Ljava/lang/Object;)Ljava/lang/Object; org.mockito.Matchers::same(Ljava/lang/Object;)Ljava/lang/Object; org.mockito.Mockito::verifyNoMore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amunda-bpm-needl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asy2d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ello-design-pattern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extalytic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wir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6">
            <text:p>9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evOpsClassCod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evop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udentEnrollmentWithRE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hs-sherp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bber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ss.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emver.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social-salesforc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btiles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ibPro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schem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eam-condenser-java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122">
            <text:p>122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powermock.api.mockito.expectation.ConstructorExpectationSetup::withArguments(Ljava/lang/Object;[Ljava/lang/Object;)Lorg/mockito/stubbing/OngoingStubbing; org.mockito.ArgumentMatchers::argThat(Lorg/mockito/ArgumentMatcher;)Ljava/lang/Object; org.mockito.Matchers::any(Ljava/lang/Class;)Ljava/lang/Object; org.powermock.api.mockito.expectation.ConstructorExpectationSetup::withParameterTypes(Ljava/lang/Class;[Ljava/lang/Class;)Lorg/powermock/api/mockito/expectation/WithExpectedArguments; org.mockito.Mockito::spy(Ljava/lang/Object;)Ljava/lang/Object; org.powermock.api.mockito.PowerMockito::spy(Ljava/lang/Object;)Ljava/lang/Object; org.mockito.stubbing.OngoingStubbing::thenReturn(Ljava/lang/Object;)Lorg/mockito/stubbing/OngoingStubbing; org.mockito.Mockito::doReturn(Ljava/lang/Object;)Lorg/mockito/stubbing/Stubber; org.mockito.Matchers::argThat(Lorg/mockito/ArgumentMatcher;)Ljava/lang/Object; org.powermock.api.mockito.PowerMockito::doReturn(Ljava/lang/Object;)Lorg/powermock/api/mockito/expectation/PowerMockitoStubber; org.powermock.api.mockito.PowerMockito::doNothing()Lorg/powermock/api/mockito/expectation/PowerMockitoStubber; org.mockito.Matchers::eq(I)I org.mockito.stubbing.Stubber::when(Ljava/lang/Object;)Ljava/lang/Object; org.mockito.Matchers::anyString()Ljava/lang/String; org.powermock.api.mockito.PowerMockito::spy(Ljava/lang/Class;)V org.powermock.api.mockito.expectation.PowerMockitoStubber::when(Ljava/lang/Object;)Ljava/lang/Object; org.mockito.stubbing.Stubber::doAnswer(Lorg/mockito/stubbing/Answer;)Lorg/mockito/stubbing/Stubber; org.powermock.api.mockito.PowerMockito::whenNew(Ljava/lang/Class;)Lorg/powermock/api/mockito/expectation/ConstructorExpectationSetup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 org.powermock.api.mockito.expectation.PowerMockitoStubber::doReturn(Ljava/lang/Object;)Lorg/mockito/stubbing/Stubber; org.mockito.invocation.InvocationOnMock::getMock()Ljava/lang/Object; org.powermock.api.mockito.PowerMockito::when(Ljava/lang/Object;)Lorg/mockito/stubbing/OngoingStubbing; org.mockito.stubbing.OngoingStubbing::thenAnswer(Lorg/mockito/stubbing/Answer;)Lorg/mockito/stubbing/OngoingStubbing; org.mockito.Mockito::mock(Ljava/lang/Class;)Ljava/lang/Object; org.powermock.api.mockito.PowerMockito::mock(Ljava/lang/Class;)Ljava/lang/Object; org.mockito.stubbing.Stubber::doReturn(Ljava/lang/Object;)Lorg/mockito/stubbing/Stubber; org.mockito.Mockito::doAnswer(Lorg/mockito/stubbing/Answer;)Lorg/mockito/stubbing/Stubber; org.powermock.api.mockito.PowerMockito::doAnswer(Lorg/mockito/stubbing/Answer;)Lorg/powermock/api/mockito/expectation/PowerMockitoStubber; org.mockito.Mockito::doThrow([Ljava/lang/Throwable;)Lorg/mockito/stubbing/Stubber; org.powermock.api.mockito.expectation.PowerMockitoStubber::when(Ljava/lang/Class;Ljava/lang/String;[Ljava/lang/Object;)V org.powermock.api.mockito.PowerMockito::doThrow(Ljava/lang/Throwable;)Lorg/powermock/api/mockito/expectation/PowerMockitoStubber; org.mockito.Mockito::when(Ljava/lang/Object;)Lorg/mockito/stubbing/OngoingStubbing; org.mockito.stubbing.OngoingStubbing::thenReturn(Ljava/lang/Object;[Ljava/lang/Object;)Lorg/mockito/stubbing/OngoingStubbing; org.mockito.Mockito::doNothing()Lorg/mockito/stubbing/Stubber; org.powermock.api.mockito.verification.ConstructorArgumentsVerification::withArguments(Ljava/lang/Object;[Ljava/lang/Object;)V org.powermock.api.mockito.expectation.WithExpectedArguments::withArguments(Ljava/lang/Object;[Ljava/lang/Object;)Lorg/mockito/stubbing/OngoingStubbing; org.mockito.Matchers::eq(Z)Z org.powermock.api.mockito.PowerMockito::verifyNew(Ljava/lang/Class;)Lorg/powermock/api/mockito/verification/ConstructorArgumentsVerification; org.powermock.api.mockito.PowerMockito::mockStatic(Ljava/lang/Class;[Ljava/lang/Class;)V org.mockito.Mockito::verify(Ljava/lang/Object;)Ljava/lang/Object; org.mockito.Matchers::refEq(Ljava/lang/Object;[Ljava/lang/String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xtrac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ven-build-utils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lwes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plist-serialize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eq(Ljava/lang/Object;)Ljava/lang/Object; org.mockito.BDDMockito::given(Ljava/lang/Object;)Lorg/mockito/BDDMockito$BDDMyOngoingStubbing; org.mockito.Matchers::anyInt()I org.mockito.BDDMockito$BDDMyOngoingStubbing::willThrow([Ljava/lang/Throwable;)Lorg/mockito/BDDMockito$BDDMyOngoingStubbing; org.mockito.Mockito::verify(Ljava/lang/Object;)Ljava/lang/Object; org.mockito.BDDMockito$BDDMyOngoingStubbing::willReturn(Ljava/lang/Object;)Lorg/mockito/BDDMockito$BDDMy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ibernate-validator-p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ord2Vec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ptimiz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zure-tables-hadoo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gex-tes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ubernetesAPIJava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nicredit-connec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security-oauth2-client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BDDMockito$BDDMyOngoingStubbing::willThrow([Ljava/lang/Class;)Lorg/mockito/BDDMockito$BDDMyOngoingStubbing; org.mockito.ArgumentCaptor::capture()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Matchers::anyObject()Ljava/lang/Object; org.mockito.BDDMockito$BDDMyOngoingStubbing::willReturn(Ljava/lang/Object;)Lorg/mockito/BDDMockito$BDDMyOngoingStubbing; org.mockito.MockitoAnnotations::initMocks(Ljava/lang/Object;)V org.mockito.Matchers::endsWith(Ljava/lang/String;)Ljava/lang/String; org.mockito.Matchers::startsWith(Ljava/lang/String;)Ljava/lang/String; org.mockito.BDDMockito::given(Ljava/lang/Object;)Lorg/mockito/BDDMockito$BDDMyOngoingStubbing; org.mockito.Matchers::anyString()Ljava/lang/String; org.mockito.Mockito::anyMapOf(Ljava/lang/Class;Ljava/lang/Class;)Ljava/util/Map; org.mockito.BDDMockito$BDDMyOngoingStubbing::willThrow([Ljava/lang/Throwable;)Lorg/mockito/BDDMockito$BDDMyOngoingStubbing; org.mockito.ArgumentCaptor::forClass(Ljava/lang/Class;)Lorg/mockito/ArgumentCaptor; org.mockito.Mockito::eq(Ljava/lang/Object;)Ljava/lang/Object; org.mockito.ArgumentCaptor::getValue()Ljava/lang/Object; org.mockito.Mockito::verify(Ljava/lang/Object;)Ljava/lang/Object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eBlo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ntentSecurityPolicyFilter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ArgumentCaptor::capture()Ljava/lang/Object; org.mockito.ArgumentCaptor::forClass(Ljava/lang/Class;)Lorg/mockito/ArgumentCaptor; org.mockito.Mockito::when(Ljava/lang/Object;)Lorg/mockito/stubbing/OngoingStubbing; org.mockito.ArgumentCaptor::getValue()Ljava/lang/Object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anatee-subse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aresor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hazamcre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ableGrou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wesome-identic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cr-mock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ArgumentCaptor::capture()Ljava/lang/Object; org.mockito.ArgumentCaptor::forClass(Ljava/lang/Class;)Lorg/mockito/ArgumentCaptor; org.mockito.Mockito::eq(Ljava/lang/Object;)Ljava/lang/Object; org.mockito.Mockito::when(Ljava/lang/Object;)Lorg/mockito/stubbing/OngoingStubbing; org.mockito.ArgumentCaptor::getValue()Ljava/lang/Object; org.mockito.stubbing.OngoingStubbing::thenReturn(Ljava/lang/Object;)Lorg/mockito/stubbing/OngoingStubbing; org.mockito.Mockito::verify(Ljava/lang/Object;)Ljava/lang/Object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imple-exce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rustyuri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umblr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118">
            <text:p>118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atchers::anyMap()Ljava/util/Map; org.mockito.Matchers::anyString()Ljava/lang/String; org.mockito.Mockito::when(Ljava/lang/Object;)Lorg/mockito/stubbing/OngoingStubbing; org.mockito.stubbing.OngoingStubbing::thenReturn(Ljava/lang/Object;)Lorg/mockito/stubbing/OngoingStubbing; org.mockito.Mockito::verify(Ljava/lang/Object;)Ljava/lang/Object; org.mockito.stubbing.OngoingStubbing::thenThrow([Ljava/lang/Class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obhun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ar-dict-pars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Intervie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vro-fastserd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ho-corasic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t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atastroph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-statemach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tries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Matchers::any(Ljava/lang/Class;)Ljava/lang/Object; org.mockito.Mockito::when(Ljava/lang/Object;)Lorg/mockito/stubbing/OngoingStubbing; org.mockito.stubbing.OngoingStubbing::thenThrow([Ljava/lang/Class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ws-apigateway-importer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atchers::argThat(Lorg/hamcrest/Matcher;)Ljava/lang/Object; org.mockito.Mockito::atLeastOnce()Lorg/mockito/verification/VerificationMode; org.mockito.Mockito::when(Ljava/lang/Object;)Lorg/mockito/stubbing/OngoingStubbing; org.mockito.stubbing.OngoingStubbing::thenReturn(Ljava/lang/Object;)Lorg/mockito/stubbing/OngoingStubbing; org.mockito.Matchers::any(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ling-org-apache-sling-models-impl</text:p>
          </table:table-cell>
          <table:table-cell table:style-name="Gnumeric-default" office:value-type="float" office:value="133">
            <text:p>133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atchers::argThat(Lorg/hamcrest/Matcher;)Ljava/lang/Object; org.mockito.Mockito::doAnswer(Lorg/mockito/stubbing/Answer;)Lorg/mockito/stubbing/Stubber; org.mockito.Matchers::any(Ljava/lang/Class;)Ljava/lang/Object; org.mockito.Mockito::any()Ljava/lang/Object; org.mockito.Mockito::spy(Ljava/lang/Object;)Ljava/lang/Object; org.mockito.Mockito::any(Ljava/lang/Class;)Ljava/lang/Object; org.mockito.Mockito::when(Ljava/lang/Object;)Lorg/mockito/stubbing/OngoingStubbing; org.mockito.Matchers::anyObject()Ljava/lang/Object; org.mockito.stubbing.OngoingStubbing::thenReturn(Ljava/lang/Object;)Lorg/mockito/stubbing/OngoingStubbing; org.mockito.stubbing.OngoingStubbing::then(Lorg/mockito/stubbing/Answer;)Lorg/mockito/stubbing/OngoingStubbing; org.mockito.Matchers::eq(Ljava/lang/Object;)Ljava/lang/Object; org.mockito.Matchers::anyString()Ljava/lang/String; org.mockito.stubbing.Stubber::when(Ljava/lang/Object;)Ljava/lang/Object; org.mockito.invocation.InvocationOnMock::getArguments()[Ljava/lang/Object; org.mockito.Matchers::anyBoolean()Z org.mockito.Mockito::times(I)Lorg/mockito/verification/VerificationMode; org.mockito.Mockito::verify(Ljava/lang/Object;Lorg/mockito/verification/VerificationMode;)Ljava/lang/Object; org.mockito.Mockito::verify(Ljava/lang/Object;)Ljava/lang/Object; org.mockito.Mockito::verifyNoMoreInteractions([Ljava/lang/Object;)V org.mockito.stubbing.OngoingStubbing::thenAnswer(Lorg/mockito/stubbing/Answer;)Lorg/mockito/stubbing/OngoingStubbing; org.mockito.invocation.InvocationOnMock::getMock(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mazon-kinesis-video-streams-producer-sdk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as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0">
            <text:p>15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ebGrud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wiftprox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impleTextSearc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able-to-x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lasticsearch-tas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Transaction-Spring-Integra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ddit-histo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bu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atLeast(I)Lorg/mockito/verification/VerificationMode; org.powermock.api.mockito.PowerMockito::spy(Ljava/lang/Object;)Ljava/lang/Object; org.powermock.api.mockito.PowerMockito::whenNew(Ljava/lang/Class;)Lorg/powermock/api/mockito/expectation/ConstructorExpectationSetup; org.mockito.stubbing.OngoingStubbing::thenReturn(Ljava/lang/Object;)Lorg/mockito/stubbing/OngoingStubbing; org.mockito.Mockito::verify(Ljava/lang/Object;Lorg/mockito/verification/VerificationMode;)Ljava/lang/Object; org.powermock.api.mockito.expectation.ConstructorExpectationSetup::withAnyArguments(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tmlelements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e.flapdoodle.embed.redis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son-schema-generator-maven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stubbing.Stubber::when(Ljava/lang/Object;)Ljava/lang/Object; org.mockito.Mockito::doThrow(Ljava/lang/Throwable;)Lorg/mockito/stubbing/Stubber; org.mockito.Mockito::any(Ljava/lang/Class;)Ljava/lang/Object; org.mockito.Mockito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larps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ivemq-s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ingrobo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nsible-inventory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port-cockpit-birt-web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atchers::eq(Ljava/lang/Object;)Ljava/lang/Object; org.mockito.Mockito::mock(Ljava/lang/Class;)Ljava/lang/Object; org.mockito.Matchers::anyString()Ljava/lang/String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yzipay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7">
            <text:p>1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icroServices-Architecture-POC-SpringBoot-SpringFox-Swagger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ropwizard-sample-app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ae-annota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lastic-grok-script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co_rest_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stubbing.Stubber::when(Ljava/lang/Object;)Ljava/lang/Object; org.mockito.Mockito::when(Ljava/lang/Object;)Lorg/mockito/stubbing/OngoingStubbing; org.mockito.Mockito::doNothing()Lorg/mockito/stubbing/Stubber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Matchers::isA(Ljava/lang/Class;)Ljava/lang/Object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anvas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8">
            <text:p>17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atchers::anyMap()Ljava/util/Map; org.mockito.Matchers::any(Ljava/lang/Class;)Ljava/lang/Object; org.mockito.Matchers::anyString()Ljava/lang/String; org.mockito.Matchers::anyInt()I org.mockito.Mockito::when(Ljava/lang/Object;)Lorg/mockito/stubbing/OngoingStubbing; org.mockito.stubbing.OngoingStubbing::thenReturn(Ljava/lang/Object;)Lorg/mockito/stubbing/OngoingStubbing; org.mockito.stubbing.OngoingStubbing::thenThrow([Ljava/lang/Class;)Lorg/mockito/stubbing/OngoingStubbing; org.mockito.Mockito::times(I)Lorg/mockito/verification/VerificationMode; org.mockito.Mockito::verify(Ljava/lang/Object;Lorg/mockito/verification/VerificationMode;)Ljava/lang/Object; org.mockito.Matchers::any(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oc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data-dynamodb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67">
            <text:p>167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ArgumentCaptor::capture()Ljava/lang/Object; org.mockito.ArgumentCaptor::forClass(Ljava/lang/Class;)Lorg/mockito/ArgumentCaptor; org.mockito.Mockito::any(Ljava/lang/Class;)Ljava/lang/Object; org.mockito.Mockito::when(Ljava/lang/Object;)Lorg/mockito/stubbing/OngoingStubbing; org.mockito.ArgumentCaptor::getValue()Ljava/lang/Object; org.mockito.Mockito::verify(Ljava/lang/Object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zzc-ser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liffguar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ention-notifications-ejb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emo-spring-data-jpa-hibernate-h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ot.ar-protoco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lasticsearch-pho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ifi-redi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low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raph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5">
            <text:p>18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pglepars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2">
            <text:p>1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ualis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a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powermock.api.mockito.PowerMockito::mockStatic(Ljava/lang/Class;[Ljava/lang/Class;)V org.mockito.stubbing.OngoingStubbing::thenReturn(Ljava/lang/Object;)Lorg/mockito/stubbing/OngoingStubbing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dk-backports-moni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ronitor-client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torm-metrics-repor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uava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essageml-util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57">
            <text:p>4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anyLong()J org.mockito.Matchers::anyString()Ljava/lang/String; org.mockito.stubbing.Stubber::when(Ljava/lang/Object;)Ljava/lang/Object; org.mockito.Mockito::doThrow(Ljava/lang/Throwable;)Lorg/mockito/stubbing/Stubber; org.mockito.Mockito::spy(Ljava/lang/Object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udger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hois-server-list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ndonesia-n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sJRebe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boot-docker-postgr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afka-connector-mysq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powermock.api.easymock.PowerMock::createMock(Ljava/lang/Class;)Ljava/lang/Object; org.easymock.IExpectationSetters::andReturn(Ljava/lang/Object;)Lorg/easymock/IExpectationSetters; org.powermock.api.easymock.PowerMock::verifyAll()V org.easymock.EasyMock::anyObject(Ljava/lang/Class;)Ljava/lang/Object; org.powermock.api.easymock.PowerMock::replayAll([Ljava/lang/Object;)V org.easymock.EasyMock::expect(Ljava/lang/Object;)Lorg/easymock/IExpectationSetters; org.easymock.IExpectationSetters::anyTimes()Lorg/easymock/IExpectationSetters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lickhouse-jdbc-bridg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ybatis-dao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ionic-uti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eanUti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ee-example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paque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ling-org-apache-sling-pipes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46">
            <text:p>14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cglib.core.CollectionUtils::transform(Ljava/util/Collection;Lorg/mockito/cglib/core/Transformer;)Ljava/util/Lis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rading-system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anyInt()I org.mockito.Mockito::any()Ljava/lang/Object; org.mockito.Mockito::when(Ljava/lang/Object;)Lorg/mockito/stubbing/OngoingStubbing; org.mockito.Mockito::verify(Ljava/lang/Object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amunda-bpm-mockito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rg.mockito.Mockito::mock(Ljava/lang/Class;)Ljava/lang/Object; org.mockito.invocation.InvocationOnMock::getArguments()[Ljava/lang/Object; org.mockito.Mockito::when(Ljava/lang/Object;)Lorg/mockito/stubbing/OngoingStubbing; org.mockito.Mockito::verify(Ljava/lang/Object;)Ljava/lang/Object; org.mockito.Mockito::verifyNoMoreInteractions([Ljava/lang/Object;)V org.mockito.Mockito::times(I)Lorg/mockito/verification/VerificationMode; org.mockito.stubbing.OngoingStubbing::thenReturn(Ljava/lang/Object;)Lorg/mockito/stubbing/OngoingStubb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ictomat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ah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cardia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iren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3">
            <text:p>1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ar-gitlab-plugin</text:p>
          </table:table-cell>
          <table:table-cell table:style-name="Gnumeric-default" office:value-type="float" office:value="212">
            <text:p>212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contains(Ljava/lang/String;)Ljava/lang/String; org.mockito.Mockito::never()Lorg/mockito/verification/VerificationMode; org.mockito.Matchers::any(Ljava/lang/Class;)Ljava/lang/Object; org.mockito.ArgumentCaptor::capture()Ljava/lang/Object; org.mockito.Matchers::anyInt()I org.mockito.Mockito::when(Ljava/lang/Object;)Lorg/mockito/stubbing/OngoingStubbing; org.mockito.Mockito::anyObject()Ljava/lang/Object; org.mockito.stubbing.OngoingStubbing::thenReturn(Ljava/lang/Object;)Lorg/mockito/stubbing/OngoingStubbing; org.mockito.Matchers::eq(Ljava/lang/Object;)Ljava/lang/Object; org.mockito.ArgumentCaptor::forClass(Ljava/lang/Class;)Lorg/mockito/ArgumentCaptor; org.mockito.AdditionalMatchers::not(Ljava/lang/Object;)Ljava/lang/Object; org.mockito.ArgumentCaptor::getValue()Ljava/lang/Object; org.mockito.Mockito::verify(Ljava/lang/Object;Lorg/mockito/verification/VerificationMode;)Ljava/lang/Object; org.mockito.Matchers::any()Ljava/lang/Object; org.mockito.Mockito::verify(Ljava/lang/Object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ws-lambda-proxy-java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eq(Ljava/lang/Object;)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Matchers::any(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istributed-system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atchers::eq(Z)Z org.mockito.Mockito::mock(Ljava/lang/Class;)Ljava/lang/Object; org.mockito.Matchers::eq(Ljava/lang/Object;)Ljava/lang/Object; org.mockito.stubbing.Stubber::when(Ljava/lang/Object;)Ljava/lang/Object; org.mockito.Matchers::anyString()Ljava/lang/String; org.mockito.Matchers::any(Ljava/lang/Class;)Ljava/lang/Object; org.mockito.Mockito::when(Ljava/lang/Object;)Lorg/mockito/stubbing/OngoingStubbing; org.mockito.Mockito::doNothing()Lorg/mockito/stubbing/Stubber; org.mockito.Matchers::anyObject()Ljava/lang/Object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kafka-moni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quick-ret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son-schema-valid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5">
            <text:p>2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ettytable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etris-gam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ql-on-js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ictionary-annot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nar-gola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vm-profi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orpedoquery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61">
            <text:p>16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anyString()Ljava/lang/String; org.mockito.Mockito::when(Ljava/lang/Object;)Lorg/mockito/stubbing/OngoingStubbing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uri-diff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crutineer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143">
            <text:p>143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mock(Ljava/lang/Class;)Ljava/lang/Object; org.mockito.ArgumentMatchers::matches(Ljava/lang/String;)Ljava/lang/String; org.mockito.stubbing.Stubber::doReturn(Ljava/lang/Object;)Lorg/mockito/stubbing/Stubber; org.mockito.Mockito::reset([Ljava/lang/Object;)V org.mockito.Mockito::never()Lorg/mockito/verification/VerificationMode; org.mockito.Mockito::doThrow([Ljava/lang/Throwable;)Lorg/mockito/stubbing/Stubber; org.mockito.Mockito::spy(Ljava/lang/Object;)Ljava/lang/Object; org.mockito.Mockito::when(Ljava/lang/Object;)Lorg/mockito/stubbing/OngoingStubbing; org.mockito.Mockito::doNothing()Lorg/mockito/stubbing/Stubber; org.mockito.ArgumentMatchers::isA(Ljava/lang/Class;)Ljava/lang/Object; org.mockito.stubbing.OngoingStubbing::thenReturn(Ljava/lang/Object;)Lorg/mockito/stubbing/OngoingStubbing; org.mockito.Mockito::doReturn(Ljava/lang/Object;)Lorg/mockito/stubbing/Stubber; org.mockito.ArgumentMatchers::eq(Ljava/lang/Object;)Ljava/lang/Object; org.mockito.MockitoAnnotations::initMocks(Ljava/lang/Object;)V org.mockito.ArgumentMatchers::anyLong()J org.mockito.stubbing.Stubber::when(Ljava/lang/Object;)Ljava/lang/Object; org.mockito.ArgumentMatchers::any(Ljava/lang/Class;)Ljava/lang/Object; org.mockito.Mockito::verify(Ljava/lang/Object;)Ljava/lang/Object; org.mockito.Mockito::times(I)Lorg/mockito/verification/VerificationMode; org.mockito.Mockito::verify(Ljava/lang/Object;Lorg/mockito/verification/VerificationMode;)Ljava/lang/Object; org.mockito.Mockito::verifyNoMoreInteractions([Ljava/lang/Object;)V org.mockito.stubbing.OngoingStubbing::thenThrow([Ljava/lang/Throwable;)Lorg/mockito/stubbing/OngoingStubbing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nsultant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spy(Ljava/lang/Object;)Ljava/lang/Object; org.mockito.Mockito::when(Ljava/lang/Object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stubbing.OngoingStubbing::then(Lorg/mockito/stubbing/Answer;)Lorg/mockito/stubbing/OngoingStubbing; org.mockito.Matchers::eq(Ljava/lang/Object;)Ljava/lang/Object; org.mockito.Matchers::anyString()Ljava/lang/String; org.mockito.invocation.InvocationOnMock::getArguments()[Ljava/lang/Object; org.mockito.Matchers::any()Ljava/lang/Object; org.mockito.Mockito::times(I)Lorg/mockito/verification/VerificationMode; org.mockito.Mockito::verify(Ljava/lang/Object;Lorg/mockito/verification/VerificationMode;)Ljava/lang/Object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luceneappeng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ecube-plugins-aliclou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meter-backend-azu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internal.util.reflection.Whitebox::setInternalState(Ljava/lang/Object;Ljava/lang/String;Ljava/lang/Object;)V org.mockito.stubbing.Stubber::when(Ljava/lang/Object;)Ljava/lang/Object; org.mockito.Mockito::any()Ljava/lang/Object; org.mockito.Mockito::doNothing()Lorg/mockito/stubbing/Stubber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vabuilderpatter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riteo-java-marketing-sd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meter-elasticsearch-backend-listen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triable-kafka-consumer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ArgumentCaptor::getAllValues()Ljava/util/List; org.mockito.ArgumentCaptor::capture()Ljava/lang/Object; org.mockito.Mockito::when(Ljava/lang/Object;)Lorg/mockito/stubbing/OngoingStubbing; org.mockito.stubbing.OngoingStubbing::thenReturn(Ljava/lang/Object;)Lorg/mockito/stubbing/OngoingStubbing; org.mockito.ArgumentMatchers::anyLong()J org.mockito.ArgumentCaptor::forClass(Ljava/lang/Class;)Lorg/mockito/ArgumentCaptor; org.mockito.ArgumentMatchers::any(Ljava/lang/Class;)Ljava/lang/Object; org.mockito.ArgumentCaptor::getValue()Ljava/lang/Object; org.mockito.Mockito::times(I)Lorg/mockito/verification/VerificationMode; org.mockito.Mockito::verify(Ljava/lang/Object;Lorg/mockito/verification/VerificationMode;)Ljava/lang/Object; org.mockito.Mockito::verify(Ljava/lang/Object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raph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6">
            <text:p>3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ithub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7">
            <text:p>3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sp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it-changelog-maven-plugi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fluxdb-plugin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mock(Ljava/lang/Class;)Ljava/lang/Object; org.mockito.stubbing.Stubber::when(Ljava/lang/Object;)Ljava/lang/Object; org.mockito.Mockito::nullable(Ljava/lang/Class;)Ljava/lang/Object; org.mockito.Mockito::spy(Ljava/lang/Object;)Ljava/lang/Object; org.mockito.Mockito::when(Ljava/lang/Object;)Lorg/mockito/stubbing/OngoingStubbing; org.mockito.ArgumentMatchers::any(Ljava/lang/Class;)Ljava/lang/Object; org.mockito.stubbing.OngoingStubbing::thenReturn(Ljava/lang/Object;)Lorg/mockito/stubbing/OngoingStubbing; org.mockito.Mockito::doReturn(Ljava/lang/Object;)Lorg/mockito/stubbing/Stubber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nominatim-java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ron-utils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663">
            <text:p>663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rg.mockito.Mockito::mock(Ljava/lang/Class;)Ljava/lang/Object; org.powermock.api.mockito.expectation.ConstructorExpectationSetup::withArguments(Ljava/lang/Object;[Ljava/lang/Object;)Lorg/mockito/stubbing/OngoingStubbing; org.mockito.internal.util.collections.Sets::newSet([Ljava/lang/Object;)Ljava/util/Set; org.mockito.Matchers::any(Ljava/lang/Class;)Ljava/lang/Object; org.mockito.ArgumentCaptor::capture()Ljava/lang/Object; org.mockito.Mockito::spy(Ljava/lang/Object;)Ljava/lang/Object; org.mockito.Mockito::when(Ljava/lang/Object;)Lorg/mockito/stubbing/OngoingStubbing; org.mockito.stubbing.OngoingStubbing::thenReturn(Ljava/lang/Object;)Lorg/mockito/stubbing/OngoingStubbing; org.mockito.MockitoAnnotations::initMocks(Ljava/lang/Object;)V org.mockito.Matchers::anyString()Ljava/lang/String; org.powermock.api.mockito.PowerMockito::mockStatic(Ljava/lang/Class;[Ljava/lang/Class;)V org.mockito.ArgumentCaptor::forClass(Ljava/lang/Class;)Lorg/mockito/ArgumentCaptor; org.mockito.ArgumentCaptor::getValue()Ljava/lang/Object; org.powermock.api.mockito.PowerMockito::whenNew(Ljava/lang/Class;)Lorg/powermock/api/mockito/expectation/ConstructorExpectationSetup; org.mockito.Mockito::verify(Ljava/lang/Object;)Ljava/lang/Object; org.mockito.Mockito::times(I)Lorg/mockito/verification/VerificationMode; org.mockito.Mockito::verify(Ljava/lang/Object;Lorg/mockito/verification/VerificationMode;)Ljava/lang/Object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imple-codege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ependency-track-maven-plugin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44">
            <text:p>14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org.mockito.Mockito::doThrow(Ljava/lang/Class;)Lorg/mockito/stubbing/Stubber; org.mockito.ArgumentMatchers::matches(Ljava/lang/String;)Ljava/lang/String; org.mockito.stubbing.Stubber::doReturn(Ljava/lang/Object;)Lorg/mockito/stubbing/Stubber; org.mockito.Mockito::atLeastOnce()Lorg/mockito/verification/VerificationMode; org.mockito.Mockito::never()Lorg/mockito/verification/VerificationMode; org.mockito.ArgumentCaptor::capture()Ljava/lang/Object; org.mockito.Mockito::doThrow([Ljava/lang/Throwable;)Lorg/mockito/stubbing/Stubber; org.mockito.Mockito::doReturn(Ljava/lang/Object;)Lorg/mockito/stubbing/Stubber; org.mockito.MockitoAnnotations::initMocks(Ljava/lang/Object;)V org.mockito.stubbing.Stubber::when(Ljava/lang/Object;)Ljava/lang/Object; org.mockito.ArgumentMatchers::anyString()Ljava/lang/String; org.mockito.ArgumentCaptor::forClass(Ljava/lang/Class;)Lorg/mockito/ArgumentCaptor; org.mockito.ArgumentMatchers::any(Ljava/lang/Class;)Ljava/lang/Object; org.mockito.ArgumentCaptor::getValue()Ljava/lang/Object; org.mockito.Mockito::verify(Ljava/lang/Object;)Ljava/lang/Object; org.mockito.Mockito::verify(Ljava/lang/Object;Lorg/mockito/verification/VerificationMode;)Ljava/lang/Object; org.mockito.Mockito::times(I)Lorg/mockito/verification/VerificationMode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valueclasse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stubbing.Stubber::when(Ljava/lang/Object;)Ljava/lang/Object; org.mockito.Mockito::doReturn(Ljava/lang/Object;)Lorg/mockito/stubbing/Stubber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uh-groupings-u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6">
            <text:p>2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BDDMockito::given(Ljava/lang/Object;)Lorg/mockito/BDDMockito$BDDMyOngoingStubbing; org.mockito.ArgumentMatchers::anyString()Ljava/lang/String; org.mockito.ArgumentMatchers::any(Ljava/lang/Class;)Ljava/lang/Object; org.mockito.Mockito::when(Ljava/lang/Object;)Lorg/mockito/stubbing/OngoingStubbing; org.mockito.stubbing.OngoingStubbing::thenReturn(Ljava/lang/Object;)Lorg/mockito/stubbing/OngoingStubbing; org.mockito.ArgumentMatchers::eq(Ljava/lang/Object;)Ljava/lang/Object; org.mockito.BDDMockito$BDDMyOngoingStubbing::willReturn(Ljava/lang/Object;)Lorg/mockito/BDDMockito$BDDMy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ybatis-dynamic-que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6">
            <text:p>2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de-gen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ittrex-api-wrap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ifi_terraform_gen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ynthetic-load-gen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afik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ortE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ynamodb-streams-kinesis-adapter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348">
            <text:p>34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atchers::any(Ljava/lang/Class;)Ljava/lang/Object; org.mockito.ArgumentCaptor::capture()Ljava/lang/Object; org.powermock.api.mockito.expectation.ConstructorExpectationSetup::withParameterTypes(Ljava/lang/Class;[Ljava/lang/Class;)Lorg/powermock/api/mockito/expectation/WithExpectedArguments; org.powermock.reflect.Whitebox::setInternalState(Ljava/lang/Object;Ljava/lang/Class;Ljava/lang/Object;)V org.mockito.Mockito::any(Ljava/lang/Class;)Ljava/lang/Object; org.mockito.stubbing.OngoingStubbing::thenReturn(Ljava/lang/Object;)Lorg/mockito/stubbing/OngoingStubbing; org.mockito.Mockito::doReturn(Ljava/lang/Object;)Lorg/mockito/stubbing/Stubber; org.mockito.Matchers::eq(Ljava/lang/Object;)Ljava/lang/Object; org.powermock.api.mockito.verification.ConstructorArgumentsVerification::withNoArguments()V org.mockito.stubbing.Stubber::when(Ljava/lang/Object;)Ljava/lang/Object; org.mockito.ArgumentCaptor::forClass(Ljava/lang/Class;)Lorg/mockito/ArgumentCaptor; org.mockito.Mockito::anyLong()J org.mockito.Mockito::verify(Ljava/lang/Object;Lorg/mockito/verification/VerificationMode;)Ljava/lang/Object; org.mockito.Mockito::times(I)Lorg/mockito/verification/VerificationMode; org.powermock.api.mockito.PowerMockito::whenNew(Ljava/lang/Class;)Lorg/powermock/api/mockito/expectation/ConstructorExpectationSetup; org.mockito.stubbing.OngoingStubbing::thenThrow([Ljava/lang/Throwable;)Lorg/mockito/stubbing/OngoingStubbing; org.powermock.api.mockito.PowerMockito::when(Ljava/lang/Object;)Lorg/mockito/stubbing/OngoingStubbing; org.mockito.stubbing.OngoingStubbing::thenAnswer(Lorg/mockito/stubbing/Answer;)Lorg/mockito/stubbing/OngoingStubbing; org.mockito.Mockito::mock(Ljava/lang/Class;)Ljava/lang/Object; org.powermock.api.mockito.PowerMockito::mock(Ljava/lang/Class;)Ljava/lang/Object; org.mockito.Matchers::argThat(Lorg/hamcrest/Matcher;)Ljava/lang/Object; org.mockito.stubbing.Stubber::doReturn(Ljava/lang/Object;)Lorg/mockito/stubbing/Stubber; org.mockito.ArgumentCaptor::getAllValues()Ljava/util/List; org.mockito.invocation.InvocationOnMock::getArgumentAt(ILjava/lang/Class;)Ljava/lang/Object; org.mockito.Mockito::doThrow(Ljava/lang/Throwable;)Lorg/mockito/stubbing/Stubber; org.mockito.Mockito::when(Ljava/lang/Object;)Lorg/mockito/stubbing/OngoingStubbing; org.mockito.stubbing.OngoingStubbing::thenReturn(Ljava/lang/Object;[Ljava/lang/Object;)Lorg/mockito/stubbing/OngoingStubbing; org.mockito.Mockito::doNothing()Lorg/mockito/stubbing/Stubber; org.powermock.api.mockito.expectation.WithExpectedArguments::withArguments(Ljava/lang/Object;[Ljava/lang/Object;)Lorg/mockito/stubbing/OngoingStubbing; org.powermock.api.mockito.verification.ConstructorArgumentsVerification::withArguments(Ljava/lang/Object;[Ljava/lang/Object;)V org.mockito.MockitoAnnotations::initMocks(Ljava/lang/Object;)V org.mockito.Matchers::isA(Ljava/lang/Class;)Ljava/lang/Object; org.mockito.Matchers::isNotNull(Ljava/lang/Class;)Ljava/lang/Object; org.powermock.api.mockito.expectation.ConstructorExpectationSetup::withNoArguments()Lorg/mockito/stubbing/OngoingStubbing; org.mockito.stubbing.OngoingStubbing::then(Lorg/mockito/stubbing/Answer;)Lorg/mockito/stubbing/OngoingStubbing; org.powermock.api.mockito.PowerMockito::verifyNew(Ljava/lang/Class;)Lorg/powermock/api/mockito/verification/ConstructorArgumentsVerification; org.mockito.Matchers::anyLong()J org.mockito.Mockito::atMost(I)Lorg/mockito/verification/VerificationMode; org.mockito.ArgumentCaptor::getValue()Ljava/lang/Object; org.mockito.Mockito::verify(Ljava/lang/Object;)Ljava/lang/Object; org.powermock.api.mockito.expectation.ConstructorExpectationSetup::withAnyArguments(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caleOutDistributedLedger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org.mockito.Mockito::mock(Ljava/lang/Class;)Ljava/lang/Object; org.mockito.Mockito::same(Ljava/lang/Object;)Ljava/lang/Object; org.mockito.Mockito::any()Ljava/lang/Object; org.mockito.Mockito::spy(Ljava/lang/Object;)Ljava/lang/Object; org.mockito.Mockito::any(Ljava/lang/Class;)Ljava/lang/Object; org.mockito.Mockito::when(Ljava/lang/Object;)Lorg/mockito/stubbing/OngoingStubbing; org.mockito.Mockito::doNothing()Lorg/mockito/stubbing/Stubber; org.mockito.stubbing.OngoingStubbing::thenReturn(Ljava/lang/Object;)Lorg/mockito/stubbing/OngoingStubbing; org.mockito.Mockito::doReturn(Ljava/lang/Object;)Lorg/mockito/stubbing/Stubber; org.mockito.Mockito::anyString()Ljava/lang/String; org.mockito.stubbing.Stubber::when(Ljava/lang/Object;)Ljava/lang/Object; org.mockito.verification.VerificationWithTimeout::times(I)Lorg/mockito/verification/VerificationMode; org.mockito.Mockito::anyLong()J org.mockito.Mockito::times(I)Lorg/mockito/verification/VerificationMode; org.mockito.Mockito::verify(Ljava/lang/Object;Lorg/mockito/verification/VerificationMode;)Ljava/lang/Object; org.mockito.Mockito::timeout(J)Lorg/mockito/verification/VerificationWithTimeout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ybatis-generator-plugins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83">
            <text:p>183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rg.mockito.BDDMockito::willReturn(Ljava/lang/Object;)Lorg/mockito/BDDMockito$BDDStubber; org.mockito.Matchers::anyVararg()Ljava/lang/Object; org.mockito.Matchers::any(Ljava/lang/Class;)Ljava/lang/Object; org.mockito.BDDMockito$BDDStubber::given(Ljava/lang/Object;)Ljava/lang/Object; org.mockito.ArgumentCaptor::capture()Ljava/lang/Object; org.mockito.Mockito::spy(Ljava/lang/Object;)Ljava/lang/Object; org.mockito.Matchers::eq(Ljava/lang/Object;)Ljava/lang/Object; org.mockito.Matchers::eq(I)I org.mockito.BDDMockito::given(Ljava/lang/Object;)Lorg/mockito/BDDMockito$BDDMyOngoingStubbing; org.mockito.Matchers::anyString()Ljava/lang/String; org.mockito.ArgumentCaptor::forClass(Ljava/lang/Class;)Lorg/mockito/ArgumentCaptor; org.mockito.Mockito::times(I)Lorg/mockito/verification/VerificationMode; org.mockito.Mockito::verify(Ljava/lang/Object;Lorg/mockito/verification/VerificationMode;)Ljava/lang/Object; org.mockito.BDDMockito::willDoNothing()Lorg/mockito/BDDMockito$BDDStubber; org.mockito.Matchers::anyListOf(Ljava/lang/Class;)Ljava/util/List; org.mockito.Mockito::mock(Ljava/lang/Class;)Ljava/lang/Object; org.mockito.Matchers::isNull(Ljava/lang/Class;)Ljava/lang/Object; org.mockito.Matchers::anyInt()I org.mockito.invocation.InvocationOnMock::getArgumentAt(ILjava/lang/Class;)Ljava/lang/Object; org.mockito.BDDMockito$BDDMyOngoingStubbing::willReturn(Ljava/lang/Object;)Lorg/mockito/BDDMockito$BDDMyOngoingStubbing; org.mockito.Matchers::eq(Z)Z org.mockito.BDDMockito::willAnswer(Lorg/mockito/stubbing/Answer;)Lorg/mockito/BDDMockito$BDDStubber; org.mockito.ArgumentCaptor::getValue()Ljava/lang/Object; org.mockito.Matchers::anyBoolean()Z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e.flapdoodle.embed.proces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itsmlObjectsLibra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cl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ability-util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easymock.IExpectationSetters::times(I)Lorg/easymock/IExpectationSetters; org.easymock.IExpectationSetters::andReturn(Ljava/lang/Object;)Lorg/easymock/IExpectationSetters; org.easymock.IExpectationSetters::andThrow(Ljava/lang/Throwable;)Lorg/easymock/IExpectationSetters; org.easymock.EasyMock::createMock(Ljava/lang/Class;)Ljava/lang/Object; org.easymock.EasyMock::verify([Ljava/lang/Object;)V org.easymock.EasyMock::expect(Ljava/lang/Object;)Lorg/easymock/IExpectationSetters; org.easymock.EasyMock::replay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ar-webdriver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penc2-lycan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pennar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ntlr4-autosugge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IP32-Ed25519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earn-reac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hapley-value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waggerhub-maven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ingtum-lib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xspec-maven-plugin-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croogeCo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ybatis-encrypt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atastruc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aderSentiment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tsd-jdb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LibFF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ambdaFromStri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ca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xternaliz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raken-java-api-client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99">
            <text:p>99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stubbing.Stubber::when(Ljava/lang/Object;)Ljava/lang/Object; org.mockito.Mockito::spy(Ljava/lang/Class;)Ljava/lang/Object; org.mockito.Mockito::spy(Ljava/lang/Object;)Ljava/lang/Object; org.mockito.Mockito::eq(Ljava/lang/Object;)Ljava/lang/Object; org.mockito.Mockito::when(Ljava/lang/Object;)Lorg/mockito/stubbing/OngoingStubbing; org.mockito.Mockito::verifyNoMoreInteractions([Ljava/lang/Object;)V org.mockito.stubbing.OngoingStubbing::thenReturn(Ljava/lang/Object;)Lorg/mockito/stubbing/OngoingStubbing; org.mockito.Mockito::verify(Ljava/lang/Object;)Ljava/lang/Object; org.mockito.Mockito::doReturn(Ljava/lang/Object;)Lorg/mockito/stubbing/Stubber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dcard-resolu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X4_Universe_Generation_Too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son-typeadapter-examp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dor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99">
            <text:p>99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stubbing.Stubber::when(Ljava/lang/Object;)Ljava/lang/Object; org.mockito.Mockito::doThrow(Ljava/lang/Throwable;)Lorg/mockito/stubbing/Stubber; org.mockito.Mockito::when(Ljava/lang/Object;)Lorg/mockito/stubbing/OngoingStubbing; org.mockito.Mockito::doNothing()Lorg/mockito/stubbing/Stubber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 org.mockito.Mockito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vaForg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son-comparison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Mockito::when(Ljava/lang/Object;)Lorg/mockito/stubbing/OngoingStubbing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fox-enum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ucene-clueweb-retriev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udit-log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meter-backend-listener-kafk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quboo-sonarqube-plugin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BDDMockito::given(Ljava/lang/Object;)Lorg/mockito/BDDMockito$BDDMyOngoingStubbing; org.mockito.ArgumentCaptor::getAllValues()Ljava/util/List; org.mockito.ArgumentCaptor::capture()Ljava/lang/Object; org.mockito.ArgumentCaptor::forClass(Ljava/lang/Class;)Lorg/mockito/ArgumentCaptor; org.mockito.Mockito::times(I)Lorg/mockito/verification/VerificationMode; org.mockito.Mockito::verify(Ljava/lang/Object;Lorg/mockito/verification/VerificationMode;)Ljava/lang/Object; org.mockito.Mockito::verifyNoMoreInteractions([Ljava/lang/Object;)V org.mockito.Mockito::verify(Ljava/lang/Object;)Ljava/lang/Object; org.mockito.BDDMockito$BDDMyOngoingStubbing::willReturn(Ljava/lang/Object;)Lorg/mockito/BDDMockito$BDDMy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nfiguration-servic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zt-process-kil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tex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96">
            <text:p>99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fivepars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hisix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eq(Z)Z org.mockito.Mockito::eq(Ljava/lang/Object;)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-mvc-test-uti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pdir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igitalocean-api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ssertj-core</text:p>
          </table:table-cell>
          <table:table-cell table:style-name="Gnumeric-default" office:value-type="float" office:value="2882">
            <text:p>2882</text:p>
          </table:table-cell>
          <table:table-cell table:style-name="Gnumeric-default" office:value-type="float" office:value="299">
            <text:p>29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string">
            <text:p>org.mockito.ArgumentMatchers::any()Ljava/lang/Object; org.mockito.stubbing.Stubber::doNothing()Lorg/mockito/stubbing/Stubber; org.mockito.BDDMockito::willReturn(Ljava/lang/Object;)Lorg/mockito/BDDMockito$BDDStubber; org.mockito.ArgumentMatchers::argThat(Lorg/mockito/ArgumentMatcher;)Ljava/lang/Object; org.mockito.BDDMockito$BDDStubber::given(Ljava/lang/Object;)Ljava/lang/Object; org.mockito.ArgumentCaptor::capture()Ljava/lang/Object; org.mockito.Mockito::spy(Ljava/lang/Object;)Ljava/lang/Object; org.mockito.Mockito::any(Ljava/lang/Class;)Ljava/lang/Object; org.mockito.stubbing.OngoingStubbing::thenReturn(Ljava/lang/Object;)Lorg/mockito/stubbing/OngoingStubbing; org.mockito.ArgumentMatchers::eq(Ljava/lang/Object;)Ljava/lang/Object; org.mockito.Mockito::verifyNoInteractions([Ljava/lang/Object;)V org.mockito.BDDMockito::verifyNoInteractions([Ljava/lang/Object;)V org.mockito.BDDMockito::given(Ljava/lang/Object;)Lorg/mockito/BDDMockito$BDDMyOngoingStubbing; org.mockito.stubbing.Stubber::when(Ljava/lang/Object;)Ljava/lang/Object; org.mockito.ArgumentCaptor::forClass(Ljava/lang/Class;)Lorg/mockito/ArgumentCaptor; org.mockito.ArgumentMatchers::anyString()Ljava/lang/String; org.mockito.BDDMockito::verify(Ljava/lang/Object;)Ljava/lang/Object; org.mockito.ArgumentMatchers::any(Ljava/lang/Class;)Ljava/lang/Object; org.mockito.Mockito::times(I)Lorg/mockito/verification/VerificationMode; org.mockito.Mockito::verify(Ljava/lang/Object;Lorg/mockito/verification/VerificationMode;)Ljava/lang/Object; org.mockito.Mockito::verifyNoMoreInteractions([Ljava/lang/Object;)V org.mockito.stubbing.OngoingStubbing::thenThrow([Ljava/lang/Throwable;)Lorg/mockito/stubbing/OngoingStubbing; org.mockito.ArgumentMatchers::anyInt()I org.mockito.Mockito::verifyZeroInteractions([Ljava/lang/Object;)V org.mockito.Mockito::withSettings()Lorg/mockito/MockSettings; org.mockito.Mockito::mock(Ljava/lang/Class;)Ljava/lang/Object; org.mockito.Mockito::mock(Ljava/lang/Class;Lorg/mockito/MockSettings;)Ljava/lang/Object; org.mockito.internal.util.collections.Sets::newSet([Ljava/lang/Object;)Ljava/util/Set; org.mockito.Mockito::doThrow([Ljava/lang/Throwable;)Lorg/mockito/stubbing/Stubber; org.mockito.Mockito::when(Ljava/lang/Object;)Lorg/mockito/stubbing/OngoingStubbing; org.mockito.ArgumentMatchers::isA(Ljava/lang/Class;)Ljava/lang/Object; org.mockito.MockSettings::defaultAnswer(Lorg/mockito/stubbing/Answer;)Lorg/mockito/MockSettings; org.mockito.BDDMockito$BDDMyOngoingStubbing::willReturn(Ljava/lang/Object;)Lorg/mockito/BDDMockito$BDDMyOngoingStubbing; org.mockito.MockitoAnnotations::initMocks(Ljava/lang/Object;)V org.mockito.BDDMockito$BDDMyOngoingStubbing::willThrow(Ljava/lang/Class;)Lorg/mockito/BDDMockito$BDDMyOngoingStubbing; org.mockito.Mockito::mockingDetails(Ljava/lang/Object;)Lorg/mockito/MockingDetails; org.mockito.BDDMockito$BDDMyOngoingStubbing::will(Lorg/mockito/stubbing/Answer;)Lorg/mockito/BDDMockito$BDDMyOngoingStubbing; org.mockito.invocation.Invocation::getMethod()Ljava/lang/reflect/Method; org.mockito.MockingDetails::getInvocations()Ljava/util/Collection; org.mockito.Mockito::doCallRealMethod()Lorg/mockito/stubbing/Stubber; org.mockito.BDDMockito::willAnswer(Lorg/mockito/stubbing/Answer;)Lorg/mockito/BDDMockito$BDDStubber; org.mockito.BDDMockito$BDDMyOngoingStubbing::willThrow([Ljava/lang/Throwable;)Lorg/mockito/BDDMockito$BDDMyOngoingStubbing; org.mockito.ArgumentCaptor::getValue()Ljava/lang/Object; org.mockito.Mockito::verify(Ljava/lang/Object;)Ljava/lang/Object; org.mockito.invocation.InvocationOnMock::getArgument(I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xchange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5">
            <text:p>1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ArgumentMatchers::any()Ljava/lang/Object; org.mockito.Mockito::never()Lorg/mockito/verification/VerificationMode; org.mockito.ArgumentCaptor::getAllValues()Ljava/util/List; org.mockito.ArgumentCaptor::capture()Ljava/lang/Object; org.mockito.ArgumentCaptor::getValue(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check</text:p>
          </table:table-cell>
          <table:table-cell table:style-name="Gnumeric-default" office:value-type="float" office:value="603">
            <text:p>603</text:p>
          </table:table-cell>
          <table:table-cell table:style-name="Gnumeric-default" office:value-type="float" office:value="356">
            <text:p>35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string">
            <text:p>org.mockito.ArgumentMatchers::any()Ljava/lang/Object; org.mockito.Matchers::any(Ljava/lang/Class;)Ljava/lang/Object; org.mockito.Mockito::never()Lorg/mockito/verification/VerificationMode; org.powermock.api.mockito.expectation.PowerMockitoStubber::when(Ljava/lang/Class;Ljava/lang/reflect/Method;)Lorg/powermock/api/mockito/expectation/PrivatelyExpectedArguments; org.mockito.Mockito::spy(Ljava/lang/Object;)Ljava/lang/Object; org.mockito.stubbing.OngoingStubbing::thenReturn(Ljava/lang/Object;)Lorg/mockito/stubbing/OngoingStubbing; org.mockito.ArgumentMatchers::eq(Ljava/lang/Object;)Ljava/lang/Object; org.mockito.Mockito::doReturn(Ljava/lang/Object;)Lorg/mockito/stubbing/Stubber; org.powermock.api.mockito.expectation.PrivatelyExpectedArguments::withNoArguments()V org.powermock.api.support.membermodification.MemberMatcher::method(Ljava/lang/Class;Ljava/lang/String;[Ljava/lang/Class;)Ljava/lang/reflect/Method; org.powermock.api.mockito.PowerMockito::doReturn(Ljava/lang/Object;)Lorg/powermock/api/mockito/expectation/PowerMockitoStubber; org.powermock.api.support.membermodification.MemberMatcher::field(Ljava/lang/Class;Ljava/lang/String;)Ljava/lang/reflect/Field; org.mockito.Mockito::only()Lorg/mockito/verification/VerificationMode; org.mockito.stubbing.Stubber::when(Ljava/lang/Object;)Ljava/lang/Object; org.mockito.ArgumentMatchers::anyString()Ljava/lang/String; org.powermock.api.mockito.expectation.PowerMockitoStubber::when(Ljava/lang/Object;)Ljava/lang/Object; org.mockito.ArgumentMatchers::any(Ljava/lang/Class;)Ljava/lang/Object; org.mockito.Mockito::verify(Ljava/lang/Object;Lorg/mockito/verification/VerificationMode;)Ljava/lang/Object; org.mockito.Mockito::times(I)Lorg/mockito/verification/VerificationMode; org.mockito.Mockito::verifyNoMoreInteractions([Ljava/lang/Object;)V org.powermock.api.mockito.PowerMockito::whenNew(Ljava/lang/Class;)Lorg/powermock/api/mockito/expectation/ConstructorExpectationSetup; org.mockito.stubbing.OngoingStubbing::thenThrow([Ljava/lang/Throwable;)Lorg/mockito/stubbing/OngoingStubbing; org.mockito.Mockito::verifyZeroInteractions([Ljava/lang/Object;)V org.powermock.api.mockito.PowerMockito::when(Ljava/lang/Object;)Lorg/mockito/stubbing/OngoingStubbing; org.mockito.Mockito::mock(Ljava/lang/Class;)Ljava/lang/Object; org.mockito.Mockito::doThrow(Ljava/lang/Class;)Lorg/mockito/stubbing/Stubber; org.mockito.Mockito::mock(Ljava/lang/Class;Lorg/mockito/stubbing/Answer;)Ljava/lang/Object; org.powermock.api.mockito.PowerMockito::mock(Ljava/lang/Class;)Ljava/lang/Object; org.mockito.Mockito::atLeastOnce()Lorg/mockito/verification/VerificationMode; org.powermock.api.mockito.PowerMockito::doThrow(Ljava/lang/Throwable;)Lorg/powermock/api/mockito/expectation/PowerMockitoStubber; org.mockito.Mockito::when(Ljava/lang/Object;)Lorg/mockito/stubbing/OngoingStubbing; org.mockito.stubbing.OngoingStubbing::thenThrow(Ljava/lang/Class;)Lorg/mockito/stubbing/OngoingStubbing; org.powermock.api.mockito.PowerMockito::mockStatic(Ljava/lang/Class;[Ljava/lang/Class;)V org.mockito.stubbing.OngoingStubbing::thenCallRealMethod()Lorg/mockito/stubbing/OngoingStubbing; org.mockito.Mockito::verify(Ljava/lang/Object;)Ljava/lang/Object; org.powermock.api.mockito.expectation.ConstructorExpectationSetup::withAnyArguments(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check.cl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d-ameritrade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f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71">
            <text:p>35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xsimilarit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bpmmigra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inimum-marshal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engyifan-commons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never()Lorg/mockito/verification/VerificationMode; org.mockito.Matchers::any(Ljava/lang/Class;)Ljava/lang/Object; org.mockito.Mockito::verify(Ljava/lang/Object;)Ljava/lang/Object; org.mockito.Mockito::verify(Ljava/lang/Object;Lorg/mockito/verification/VerificationMode;)Ljava/lang/Object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ase58-code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orm-trident-elasticsearc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auge-maven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wt-i18n-ser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ifx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loggi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2">
            <text:p>1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ustomized-spring-csrf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when(Ljava/lang/Object;)Lorg/mockito/stubbing/OngoingStubbing; org.mockito.Mockito::verify(Ljava/lang/Object;)Ljava/lang/Object; org.mockito.stubbing.OngoingStubbing::thenReturn(Ljava/lang/Object;)Lorg/mockito/stubbing/OngoingStubb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oko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doAnswer(Lorg/mockito/stubbing/Answer;)Lorg/mockito/stubbing/Stubber; org.mockito.stubbing.Stubber::when(Ljava/lang/Object;)Ljava/lang/Object; org.mockito.Matchers::any(Ljava/lang/Class;)Ljava/lang/Object; org.mockito.invocation.InvocationOnMock::getArguments()[Ljava/lang/Object; org.mockito.Mockito::any(Ljava/lang/Class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Mockito::verify(Ljava/lang/Object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QLExpres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6">
            <text:p>17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mazon-instant-access-sdk-java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easymock.IExpectationSetters::andReturn(Ljava/lang/Object;)Lorg/easymock/IExpectationSetters; org.easymock.EasyMock::createMock(Ljava/lang/Class;)Ljava/lang/Object; org.easymock.EasyMock::verify([Ljava/lang/Object;)V org.easymock.EasyMock::expect(Ljava/lang/Object;)Lorg/easymock/IExpectationSetters; org.easymock.EasyMock::replay([Ljava/lang/Object;)V org.easymock.IExpectationSetters::anyTimes()Lorg/easymock/IExpectationSetters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PropertiesReload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QuotientFil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etconf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2pvp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kubra-hdfs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easymock.IExpectationSetters::times(I)Lorg/easymock/IExpectationSetters; org.easymock.EasyMock::anyObject()Ljava/lang/Object; org.easymock.IExpectationSetters::andReturn(Ljava/lang/Object;)Lorg/easymock/IExpectationSetters; org.easymock.EasyMock::createMock(Ljava/lang/Class;)Ljava/lang/Object; org.easymock.EasyMock::anyObject(Ljava/lang/Class;)Ljava/lang/Object; org.easymock.EasyMock::expect(Ljava/lang/Object;)Lorg/easymock/IExpectationSetters; org.easymock.EasyMock::replay([Ljava/lang/Object;)V org.easymock.EasyMock::anyBoolean()Z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secure-ban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hrift-gen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rmlite-core</text:p>
          </table:table-cell>
          <table:table-cell table:style-name="Gnumeric-default" office:value-type="float" office:value="178">
            <text:p>178</text:p>
          </table:table-cell>
          <table:table-cell table:style-name="Gnumeric-default" office:value-type="float" office:value="1066">
            <text:p>1066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string">
            <text:p>org.easymock.IExpectationSetters::andAnswer(Lorg/easymock/IAnswer;)Lorg/easymock/IExpectationSetters; org.easymock.EasyMock::getCurrentArguments()[Ljava/lang/Object; org.easymock.EasyMock::isNull()Ljava/lang/Object; org.easymock.EasyMock::anyInt()I org.easymock.EasyMock::verify([Ljava/lang/Object;)V org.easymock.EasyMock::replay([Ljava/lang/Object;)V org.easymock.IExpectationSetters::anyTimes()Lorg/easymock/IExpectationSetters; org.easymock.IExpectationSetters::andReturn(Ljava/lang/Object;)Lorg/easymock/IExpectationSetters; org.easymock.IExpectationSetters::andThrow(Ljava/lang/Throwable;)Lorg/easymock/IExpectationSetters; org.easymock.EasyMock::createMock(Ljava/lang/Class;)Ljava/lang/Object; org.easymock.EasyMock::expectLastCall()Lorg/easymock/IExpectationSetters; org.easymock.EasyMock::eq(I)I org.easymock.EasyMock::expect(Ljava/lang/Object;)Lorg/easymock/IExpectationSetters; org.easymock.EasyMock::reset([Ljava/lang/Object;)V org.easymock.EasyMock::isA(Ljava/lang/Class;)Ljava/lang/Object; org.easymock.EasyMock::anyBoolean()Z org.easymock.EasyMock::eq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implemagic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84">
            <text:p>18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easymock.IExpectationSetters::andReturn(Ljava/lang/Object;)Lorg/easymock/IExpectationSetters; org.easymock.EasyMock::createMock(Ljava/lang/Class;)Ljava/lang/Object; org.easymock.EasyMock::verify([Ljava/lang/Object;)V org.easymock.EasyMock::expect(Ljava/lang/Object;)Lorg/easymock/IExpectationSetters; org.easymock.EasyMock::replay([Ljava/lang/Object;)V org.easymock.EasyMock::isA(Ljava/lang/Class;)Ljava/lang/Object; org.easymock.EasyMock::reset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mbedded-redis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BDDMockito::given(Ljava/lang/Object;)Lorg/mockito/BDDMockito$BDDMyOngoingStubbing; org.mockito.Mockito::verify(Ljava/lang/Object;)Ljava/lang/Object; org.mockito.BDDMockito$BDDMyOngoingStubbing::willReturn(Ljava/lang/Object;)Lorg/mockito/BDDMockito$BDDMy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oogle-maps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pencredo-couchdb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atchers::argThat(Lorg/hamcrest/Matcher;)Ljava/lang/Object; org.mockito.Mockito::reset([Ljava/lang/Object;)V org.mockito.Matchers::anyString()Ljava/lang/String; org.mockito.Mockito::eq(Ljava/lang/Object;)Ljava/lang/Object; org.mockito.Mockito::when(Ljava/lang/Object;)Lorg/mockito/stubbing/OngoingStubbing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-social-paypal-openidconnec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kv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rif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jungblut-grap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jungblut-online-m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mock(Ljava/lang/Class;Lorg/mockito/stubbing/Answer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rulia-java-rets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analdbkafk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atstorag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ira_http_authentic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inyRadiu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awtjourn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son-li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3">
            <text:p>6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lore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luent-jdb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3">
            <text:p>2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utopatc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3">
            <text:p>1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easymock.EasyMock::anyObject()Ljava/lang/Object; org.easymock.MockControl::setVoidCallable()V org.easymock.EasyMock::anyInt()I org.easymock.MockControl::expectAndReturn(Ljava/lang/Object;Ljava/lang/Object;)V org.easymock.classextension.EasyMock::createNiceControl()Lorg/easymock/classextension/IMocksControl; org.easymock.MockControl::expectAndReturn(II)V org.easymock.IExpectationSetters::anyTimes()Lorg/easymock/IExpectationSetters; org.easymock.MockControl::expectAndReturn(III)V org.easymock.IExpectationSetters::andReturn(Ljava/lang/Object;)Lorg/easymock/IExpectationSetters; org.easymock.classextension.IMocksControl::replay()V org.easymock.IMocksControl::verify()V org.easymock.classextension.EasyMock::createControl()Lorg/easymock/classextension/IMocksControl; org.easymock.MockControl::setVoidCallable(Lorg/easymock/internal/Range;)V org.easymock.classextension.EasyMock::createStrictControl()Lorg/easymock/classextension/IMocksControl; org.easymock.IMocksControl::createMock(Ljava/lang/Class;)Ljava/lang/Object; org.easymock.MockControl::setReturnValue(Ljava/lang/Object;Lorg/easymock/internal/Range;)V org.easymock.MockControl::setMatcher(Lorg/easymock/ArgumentsMatcher;)V org.easymock.MockControl::setThrowable(Ljava/lang/Throwable;)V org.easymock.IMocksControl::replay()V org.easymock.MockControl::createControl(Ljava/lang/Class;)Lorg/easymock/MockControl; org.easymock.MockControl::setReturnValue(Ljava/lang/Object;)V org.easymock.MockControl::expectAndReturn(IILorg/easymock/internal/Range;)V org.easymock.MockControl::expectAndReturn(Ljava/lang/Object;Ljava/lang/Object;Lorg/easymock/internal/Range;)V org.easymock.MockControl::setVoidCallable(I)V org.easymock.MockControl::createStrictControl(Ljava/lang/Class;)Lorg/easymock/MockControl; org.easymock.MockControl::reset()V org.easymock.MockControl::setDefaultReturnValue(Ljava/lang/Object;)V org.easymock.classextension.IMocksControl::verify()V org.easymock.MockControl::expectAndReturn(Ljava/lang/Object;Ljava/lang/Object;I)V org.easymock.MockControl::verify()V org.easymock.EasyMock::eq(Z)Z org.easymock.classextension.EasyMock::expect(Ljava/lang/Object;)Lorg/easymock/IExpectationSetters; org.easymock.MockControl::getMock()Ljava/lang/Object; org.easymock.EasyMock::expect(Ljava/lang/Object;)Lorg/easymock/IExpectationSetters; org.easymock.classextension.IMocksControl::createMock(Ljava/lang/Class;)Ljava/lang/Object; org.easymock.MockControl::replay()V org.easymock.EasyMock::eq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mmons-ma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83">
            <text:p>46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utomotion-java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453">
            <text:p>453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spy(Ljava/lang/Class;)Ljava/lang/Object; org.mockito.Mockito::when(Ljava/lang/Object;)Lorg/mockito/stubbing/OngoingStubbing; org.mockito.Mockito::verify(Ljava/lang/Object;)Ljava/lang/Object; org.mockito.stubbing.OngoingStubbing::thenReturn(Ljava/lang/Object;)Lorg/mockito/stubbing/OngoingStubbing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BF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de-for-Curve-Skeleton-Extraction-via-k-Nearest-Neighbors-Based-Contrac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ir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oine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6">
            <text:p>19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ankli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rac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eqsi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ataflow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ortun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mallpt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spic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atset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ime-series-math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any()Ljava/lang/Object; org.mockito.Mockito::never()Lorg/mockito/verification/VerificationMode; org.mockito.ArgumentMatchers::any(Ljava/lang/Class;)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eeTim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bf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pen-dis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yperMinHash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iozernik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s-alg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enomeFlo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KJM-extend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easymock.EasyMock::replay([Ljava/lang/Object;)V org.easymock.EasyMock::createStrictMock(Ljava/lang/Class;)Ljava/lang/Object; org.easymock.EasyMock::isA(Ljava/lang/Class;)Ljava/lang/Object; org.easymock.EasyMock::createNiceMock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kalman-gp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poo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6">
            <text:p>2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akBot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241">
            <text:p>241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org.mockito.Mockito::mock(Ljava/lang/Class;)Ljava/lang/Object; org.mockito.Mockito::doAnswer(Lorg/mockito/stubbing/Answer;)Lorg/mockito/stubbing/Stubber; org.mockito.Matchers::any(Ljava/lang/Class;)Ljava/lang/Object; org.mockito.Mockito::never()Lorg/mockito/verification/VerificationMode; org.mockito.Matchers::anyInt()I org.mockito.Mockito::spy(Ljava/lang/Object;)Ljava/lang/Object; org.mockito.Mockito::when(Ljava/lang/Object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Mockito::doReturn(Ljava/lang/Object;)Lorg/mockito/stubbing/Stubber; org.mockito.stubbing.OngoingStubbing::then(Lorg/mockito/stubbing/Answer;)Lorg/mockito/stubbing/OngoingStubbing; org.mockito.Matchers::eq(Ljava/lang/Object;)Ljava/lang/Object; org.mockito.stubbing.Stubber::when(Ljava/lang/Object;)Ljava/lang/Object; org.mockito.Matchers::anyString()Ljava/lang/String; org.mockito.invocation.InvocationOnMock::getArguments()[Ljava/lang/Object; org.mockito.Mockito::verify(Ljava/lang/Object;)Ljava/lang/Object; org.mockito.Mockito::times(I)Lorg/mockito/verification/VerificationMode; org.mockito.Mockito::verify(Ljava/lang/Object;Lorg/mockito/verification/VerificationMode;)Ljava/lang/Object; org.mockito.Matchers::same(Ljava/lang/Object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SONata4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erano-htt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ogredac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p-config-db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any()Ljava/lang/Object; org.mockito.Mockito::spy(Ljava/lang/Object;)Ljava/lang/Object; org.mockito.ArgumentMatchers::anyString()Ljava/lang/String; org.mockito.Mockito::when(Ljava/lang/Object;)Lorg/mockito/stubbing/OngoingStubbing; org.mockito.stubbing.OngoingStubbing::thenThrow(Ljava/lang/Class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Mockito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ar-auth-aad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stubbing.Stubber::when(Ljava/lang/Object;)Ljava/lang/Object; org.mockito.Mockito::when(Ljava/lang/Object;)Lorg/mockito/stubbing/OngoingStubbing; org.mockito.Mockito::doReturn(Ljava/lang/Object;)Lorg/mockito/stubbing/Stubber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amel-language-ser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7">
            <text:p>2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zendesk-java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ucumber-uti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p-config-consul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ArgumentMatchers::anyString()Ljava/lang/String; org.mockito.Mockito::when(Ljava/lang/Object;)Lorg/mockito/stubbing/OngoingStubbing; org.mockito.stubbing.OngoingStubbing::thenThrow(Ljava/lang/Class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sConnect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mmons-valid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8">
            <text:p>4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infraud-api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3">
            <text:p>1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inyvalid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nomed-util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Reddit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any(Ljava/lang/Class;)Ljava/lang/Object; org.mockito.ArgumentCaptor::capture()Ljava/lang/Object; org.mockito.ArgumentCaptor::forClass(Ljava/lang/Class;)Lorg/mockito/ArgumentCaptor; org.mockito.Mockito::when(Ljava/lang/Object;)Lorg/mockito/stubbing/OngoingStubbing; org.mockito.ArgumentCaptor::getValue()Ljava/lang/Object; org.mockito.stubbing.OngoingStubbing::thenReturn(Ljava/lang/Object;)Lorg/mockito/stubbing/OngoingStubbing; org.mockito.Mockito::verify(Ljava/lang/Object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VersionOne.SDK.Java.API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cript-executor-tas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Mail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ucm-http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ling-org-apache-sling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ling-org-apache-sling-dynamic-includ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Q-Transport-Hand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ling-org-apache-sling-que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7">
            <text:p>1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inyin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y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sweb-uti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ongo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80">
            <text:p>28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ArgumentCaptor::capture()Ljava/lang/Object; org.mockito.Mockito::when(Ljava/lang/Object;)Lorg/mockito/stubbing/OngoingStubbing; org.mockito.ArgumentCaptor::getValue()Ljava/lang/Object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ongodb-two-phase-commi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ongobeeJ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argThat(Lorg/hamcrest/Matcher;)Ljava/lang/Object; org.mockito.Mockito::mock(Ljava/lang/Class;)Ljava/lang/Object; org.mockito.Mockito::atLeastOnce()Lorg/mockito/verification/VerificationMode; org.mockito.Matchers::any(Ljava/lang/Class;)Ljava/lang/Object; org.mockito.Mockito::never()Lorg/mockito/verification/VerificationMode; org.mockito.Mockito::any()Ljava/lang/Object; org.mockito.Mockito::any(Ljava/lang/Class;)Ljava/lang/Object; org.mockito.Mockito::when(Ljava/lang/Object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stubbing.OngoingStubbing::thenThrow([Ljava/lang/Class;)Lorg/mockito/stubbing/OngoingStubbing; org.mockito.Matchers::anyString()Ljava/lang/String; org.mockito.stubbing.Stubber::when(Ljava/lang/Object;)Ljava/lang/Object; org.mockito.Mockito::doCallRealMethod()Lorg/mockito/stubbing/Stubber; org.mockito.Mockito::times(I)Lorg/mockito/verification/VerificationMode; org.mockito.Mockito::verify(Ljava/lang/Object;Lorg/mockito/verification/VerificationMode;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ongodb-slow-operations-profi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ciq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3">
            <text:p>1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ds2index.htm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loudwatch_exporter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argThat(Lorg/hamcrest/Matcher;)Ljava/lang/Object; org.mockito.Mockito::when(Ljava/lang/Object;)Lorg/mockito/stubbing/OngoingStubbing; org.mockito.Matchers::anyObject()Ljava/lang/Object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yahoofinance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ap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3">
            <text:p>1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operties-to-yam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ocker-unittes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alyu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p-api-v2-client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ingeltange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ro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erge-ym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code-trace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atchers::any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yaml-resource-bund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lationFin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wasi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sou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8">
            <text:p>56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zhilianSpider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ochimo-farm-manag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ineskin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ranslate-onl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iq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9">
            <text:p>4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xjava2-la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okope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rkdown-preview-syn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TPaprE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lr6-bm25f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eb-data-extrac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ebDriverElementLoc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mcharts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ebmuncher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ArgumentCaptor::getAllValues()Ljava/util/List; org.mockito.ArgumentCaptor::capture()Ljava/lang/Object; org.mockito.ArgumentCaptor::forClass(Ljava/lang/Class;)Lorg/mockito/ArgumentCaptor; org.mockito.Mockito::any(Ljava/lang/Class;)Ljava/lang/Object; org.mockito.Mockito::times(I)Lorg/mockito/verification/VerificationMode; org.mockito.Mockito::verify(Ljava/lang/Object;Lorg/mockito/verification/VerificationMode;)Ljava/lang/Object; org.mockito.Mockito::verify(Ljava/lang/Object;)Ljava/lang/Object; org.mockito.Mockito::anySet()Ljava/util/Se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adoop-map-reduce-patterns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times(I)Lorg/mockito/verification/VerificationMode; org.mockito.Mockito::verify(Ljava/lang/Object;Lorg/mockito/verification/VerificationMode;)Ljava/lang/Object; org.mockito.Mockito::verifyNoMoreInteractions([Ljava/lang/Object;)V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lasticsearch-river-remote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263">
            <text:p>263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org.mockito.Mockito::argThat(Lorg/hamcrest/Matcher;)Ljava/lang/Object; org.mockito.Mockito::atLeastOnce()Lorg/mockito/internal/verification/api/VerificationMode; org.mockito.Mockito::eq(Z)Z org.mockito.Mockito::any(Ljava/lang/Class;)Ljava/lang/Object; org.mockito.stubbing.OngoingStubbing::thenReturn(Ljava/lang/Object;)Lorg/mockito/stubbing/OngoingStubbing; org.mockito.Mockito::anyString()Ljava/lang/String; org.mockito.Mockito::verify(Ljava/lang/Object;Lorg/mockito/internal/verification/api/VerificationMode;)Ljava/lang/Object; org.mockito.Matchers::eq(Ljava/lang/Object;)Ljava/lang/Object; org.mockito.Mockito::notNull()Ljava/lang/Object; org.mockito.stubbing.Stubber::when(Ljava/lang/Object;)Ljava/lang/Object; org.mockito.Mockito::eq(Ljava/lang/Object;)Ljava/lang/Object; org.mockito.Mockito::verifyNoMoreInteractions([Ljava/lang/Object;)V org.mockito.Mockito::times(I)Lorg/mockito/internal/verification/api/VerificationMode; org.mockito.stubbing.OngoingStubbing::thenThrow([Ljava/lang/Throwable;)Lorg/mockito/stubbing/OngoingStubbing; org.mockito.stubbing.OngoingStubbing::thenAnswer(Lorg/mockito/stubbing/Answer;)Lorg/mockito/stubbing/OngoingStubbing; org.mockito.Mockito::verifyZeroInteractions([Ljava/lang/Object;)V org.mockito.Mockito::mock(Ljava/lang/Class;)Ljava/lang/Object; org.mockito.Mockito::eq(I)I org.mockito.Mockito::anyMap()Ljava/util/Map; org.mockito.Mockito::anyInt()I org.mockito.Mockito::reset([Ljava/lang/Object;)V org.mockito.Mockito::any()Ljava/lang/Object; org.mockito.Mockito::isNull()Ljava/lang/Object; org.mockito.Mockito::doThrow(Ljava/lang/Throwable;)Lorg/mockito/stubbing/Stubber; org.mockito.Mockito::when(Ljava/lang/Object;)Lorg/mockito/stubbing/OngoingStubbing; org.mockito.invocation.InvocationOnMock::getArguments()[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vaSpringMvcBlo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7">
            <text:p>1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ockito::atLeastOnce()Lorg/mockito/verification/VerificationMode; org.mockito.Matchers::anyLong()J org.mockito.Matchers::anyString()Ljava/lang/String; org.mockito.Matchers::any(Ljava/lang/Class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Matchers::any()Ljava/lang/Object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oogleMapsDownloa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XSExtrac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iferay-journal-article-conver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ertx-craw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b-product-pars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xsou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deu_project_2018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ArgumentCaptor::capture()Ljava/lang/Object; org.mockito.ArgumentCaptor::forClass(Ljava/lang/Class;)Lorg/mockito/ArgumentCaptor; org.mockito.Mockito::any(Ljava/lang/Class;)Ljava/lang/Object; org.mockito.Mockito::when(Ljava/lang/Object;)Lorg/mockito/stubbing/OngoingStubbing; org.mockito.ArgumentCaptor::getValue()Ljava/lang/Object; org.mockito.stubbing.OngoingStubbing::thenReturn(Ljava/lang/Object;)Lorg/mockito/stubbing/OngoingStubbing; org.mockito.Mockito::verify(Ljava/lang/Object;)Ljava/lang/Object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KaboomZhih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eletegithubprojec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lipI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rked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hai-news-retriev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lx-rs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mmobilien-scout-craw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imm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ttplia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rail2gtfs-r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astCal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fia-maven-plugin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 org.mockito.stubbing.OngoingStubbing::thenThrow([Ljava/lang/Class;)Lorg/mockito/stubbing/OngoingStubbing; org.mockito.Matchers::isA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play-dh-client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ockito::doAnswer(Lorg/mockito/stubbing/Answer;)Lorg/mockito/stubbing/Stubber; org.mockito.stubbing.Stubber::when(Ljava/lang/Object;)Ljava/lang/Object; org.mockito.Mockito::never()Lorg/mockito/verification/VerificationMode; org.mockito.invocation.InvocationOnMock::getArguments()[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Matchers::any(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imple-emai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uo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thmmyrss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ArgumentMatchers::anyString()Ljava/lang/String; org.mockito.Mockito::when(Ljava/lang/Object;)Lorg/mockito/stubbing/OngoingStubbing; org.mockito.stubbing.OngoingStubbing::thenReturn(Ljava/lang/Object;)Lorg/mockito/stubbing/OngoingStubbing; org.mockito.ArgumentMatchers::eq(Ljava/lang/Object;)Ljava/lang/Object; org.mockito.Mockito::verify(Ljava/lang/Object;)Ljava/lang/Object; org.mockito.Mockito::times(I)Lorg/mockito/verification/VerificationMode; org.mockito.Mockito::verify(Ljava/lang/Object;Lorg/mockito/verification/VerificationMode;)Ljava/lang/Object; org.mockito.ArgumentMatchers::anyInt()I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va-web-craw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mail-ext-plugin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mock(Ljava/lang/Class;)Ljava/lang/Object; org.mockito.Mockito::anyBoolean()Z org.powermock.api.mockito.PowerMockito::mock(Ljava/lang/Class;)Ljava/lang/Object; org.mockito.Mockito::any()Ljava/lang/Object; org.powermock.api.mockito.PowerMockito::doAnswer(Lorg/mockito/stubbing/Answer;)Lorg/powermock/api/mockito/expectation/PowerMockitoStubber; org.powermock.api.mockito.expectation.PowerMockitoStubber::when(Ljava/lang/Class;Ljava/lang/String;[Ljava/lang/Object;)V org.mockito.Mockito::any(Ljava/lang/Class;)Ljava/lang/Object; org.mockito.Mockito::when(Ljava/lang/Object;)Lorg/mockito/stubbing/OngoingStubbing; org.powermock.api.mockito.PowerMockito::spy(Ljava/lang/Object;)Ljava/lang/Object; org.mockito.stubbing.OngoingStubbing::thenReturn(Ljava/lang/Object;)Lorg/mockito/stubbing/OngoingStubbing; org.mockito.Mockito::anyString()Ljava/lang/String; org.powermock.api.mockito.PowerMockito::doReturn(Ljava/lang/Object;)Lorg/powermock/api/mockito/expectation/PowerMockitoStubber; org.powermock.api.mockito.PowerMockito::mockStatic(Ljava/lang/Class;[Ljava/lang/Class;)V org.powermock.api.mockito.PowerMockito::spy(Ljava/lang/Class;)V org.powermock.reflect.Whitebox::setInternalState(Ljava/lang/Object;Ljava/lang/String;Ljava/lang/Object;)V org.mockito.invocation.InvocationOnMock::getArguments()[Ljava/lang/Object; org.powermock.api.mockito.expectation.PowerMockitoStubber::when(Ljava/lang/Object;)Ljava/lang/Object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ebproxyPortlet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stubbing.Stubber::when(Ljava/lang/Object;)Ljava/lang/Object; org.mockito.Matchers::any(Ljava/lang/Class;)Ljava/lang/Object; org.mockito.Mockito::spy(Ljava/lang/Object;)Ljava/lang/Object; org.mockito.Mockito::when(Ljava/lang/Object;)Lorg/mockito/stubbing/OngoingStubbing; org.mockito.stubbing.OngoingStubbing::thenReturn(Ljava/lang/Object;)Lorg/mockito/stubbing/OngoingStubbing; org.mockito.Mockito::doReturn(Ljava/lang/Object;)Lorg/mockito/stubbing/Stubber; org.mockito.Mockito::verify(Ljava/lang/Object;)Ljava/lang/Object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rush-csdn-traff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ss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oulder-j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ArgumentCaptor::capture()Ljava/lang/Object; org.mockito.ArgumentCaptor::forClass(Ljava/lang/Class;)Lorg/mockito/ArgumentCaptor; org.mockito.InOrder::verify(Ljava/lang/Object;)Ljava/lang/Object; org.mockito.Mockito::when(Ljava/lang/Object;)Lorg/mockito/stubbing/OngoingStubbing; org.mockito.ArgumentCaptor::getValue()Ljava/lang/Object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kype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etwor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zhihu2kind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stFixture</text:p>
          </table:table-cell>
          <table:table-cell table:style-name="Gnumeric-default" office:value-type="float" office:value="214">
            <text:p>214</text:p>
          </table:table-cell>
          <table:table-cell table:style-name="Gnumeric-default" office:value-type="float" office:value="316">
            <text:p>316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ArgumentCaptor::capture()Ljava/lang/Object; org.mockito.Mockito::mock(Ljava/lang/Class;Ljava/lang/String;)Ljava/lang/Object; org.mockito.Mockito::when(Ljava/lang/Object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Matchers::isA(Ljava/lang/Class;)Ljava/lang/Object; org.mockito.Matchers::eq(Ljava/lang/Object;)Ljava/lang/Object; org.mockito.ArgumentCaptor::forClass(Ljava/lang/Class;)Lorg/mockito/ArgumentCaptor; org.mockito.ArgumentCaptor::getValue()Ljava/lang/Object; org.mockito.Mockito::verify(Ljava/lang/Object;)Ljava/lang/Object; org.mockito.Mockito::verifyNoMoreInteractions([Ljava/lang/Object;)V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uava-min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ig-sor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ilbert-curv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tre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15">
            <text:p>3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Mockito::any()Ljava/lang/Object; org.mockito.stubbing.Stubber::when(Ljava/lang/Object;)Ljava/lang/Object; org.mockito.Mockito::doThrow([Ljava/lang/Throwable;)Lorg/mockito/stubbing/Stubber; org.mockito.Mockito::verify(Ljava/lang/Object;Lorg/mockito/verification/VerificationMode;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tree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51">
            <text:p>25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tree-multi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6">
            <text:p>1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xjava2-extras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26">
            <text:p>42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atLeastOnce()Lorg/mockito/verification/VerificationMode; org.mockito.stubbing.Stubber::when(Ljava/lang/Object;)Ljava/lang/Object; org.mockito.Mockito::doThrow([Ljava/lang/Throwable;)Lorg/mockito/stubbing/Stubber; org.mockito.Mockito::doNothing()Lorg/mockito/stubbing/Stubber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xjava2-aws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InOrder::verify(Ljava/lang/Object;Lorg/mockito/verification/VerificationMode;)Ljava/lang/Object; org.mockito.Mockito::atLeastOnce()Lorg/mockito/verification/VerificationMode; org.mockito.Mockito::any()Ljava/lang/Object; org.mockito.Mockito::doThrow(Ljava/lang/Throwable;)Lorg/mockito/stubbing/Stubber; org.mockito.Mockito::any(Ljava/lang/Class;)Ljava/lang/Object; org.mockito.Mockito::when(Ljava/lang/Object;)Lorg/mockito/stubbing/OngoingStubbing; org.mockito.stubbing.OngoingStubbing::thenReturn(Ljava/lang/Object;)Lorg/mockito/stubbing/OngoingStubbing; org.mockito.stubbing.OngoingStubbing::thenThrow([Ljava/lang/Class;)Lorg/mockito/stubbing/OngoingStubbing; org.mockito.Mockito::anyString()Ljava/lang/String; org.mockito.InOrder::verifyNoMoreInteractions()V org.mockito.stubbing.Stubber::when(Ljava/lang/Object;)Ljava/lang/Object; org.mockito.Mockito::times(I)Lorg/mockito/verification/VerificationMode; org.mockito.Mockito::verifyNoMoreInteractions([Ljava/lang/Object;)V org.mockito.stubbing.OngoingStubbing::thenThrow([Ljava/lang/Throwable;)Lorg/mockito/stubbing/OngoingStubbing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xjava2-http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stubbing.Stubber::when(Ljava/lang/Object;)Ljava/lang/Object; org.mockito.Mockito::doThrow(Ljava/lang/Throwable;)Lorg/mockito/stubbing/Stubber; org.mockito.Mockito::when(Ljava/lang/Object;)Lorg/mockito/stubbing/OngoingStubbing; org.mockito.stubbing.OngoingStubbing::thenReturn(Ljava/lang/Object;[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ord-wra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xjava-file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inOrder([Ljava/lang/Object;)Lorg/mockito/InOrder; org.mockito.InOrder::verifyNoMoreInteractions()V org.mockito.Mockito::mock(Ljava/lang/Class;)Ljava/lang/Object; org.mockito.InOrder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xjava-jdbc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InOrder::verify(Ljava/lang/Object;Lorg/mockito/verification/VerificationMode;)Ljava/lang/Object; org.easymock.EasyMock::verify([Ljava/lang/Object;)V org.mockito.Mockito::never()Lorg/mockito/verification/VerificationMode; org.mockito.Matchers::any(Ljava/lang/Class;)Ljava/lang/Object; org.mockito.InOrder::verify(Ljava/lang/Object;)Ljava/lang/Object; org.easymock.EasyMock::replay([Ljava/lang/Object;)V org.mockito.Mockito::when(Ljava/lang/Object;)Lorg/mockito/stubbing/OngoingStubbing; org.mockito.stubbing.OngoingStubbing::thenReturn(Ljava/lang/Object;)Lorg/mockito/stubbing/OngoingStubbing; org.easymock.IExpectationSetters::once()Lorg/easymock/IExpectationSetters; org.mockito.InOrder::verifyNoMoreInteractions()V org.easymock.IExpectationSetters::andReturn(Ljava/lang/Object;)Lorg/easymock/IExpectationSetters; org.easymock.IExpectationSetters::andThrow(Ljava/lang/Throwable;)Lorg/easymock/IExpectationSetters; org.easymock.EasyMock::createMock(Ljava/lang/Class;)Ljava/lang/Object; org.easymock.EasyMock::expectLastCall()Lorg/easymock/IExpectationSetters; org.easymock.EasyMock::expect(Ljava/lang/Object;)Lorg/easymock/IExpectationSetters; org.mockito.Mockito::times(I)Lorg/mockito/verification/VerificationMode; org.mockito.Mockito::verify(Ljava/lang/Object;)Ljava/lang/Object; org.mockito.Mockito::verify(Ljava/lang/Object;Lorg/mockito/verification/VerificationMode;)Ljava/lang/Object; org.mockito.stubbing.OngoingStubbing::thenAnswer(Lorg/mockito/stubbing/Answer;)Lorg/mockito/stubbing/OngoingStubbing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ns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5">
            <text:p>6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nscontro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dn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nssecjava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48">
            <text:p>34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powermock.api.mockito.PowerMockito::spy(Ljava/lang/Object;)Ljava/lang/Object; org.mockito.stubbing.OngoingStubbing::thenReturn(Ljava/lang/Object;)Lorg/mockito/stubbing/OngoingStubbing; org.mockito.ArgumentMatchers::eq(Ljava/lang/Object;)Ljava/lang/Object; org.mockito.MockSettings::spiedInstance(Ljava/lang/Object;)Lorg/mockito/MockSettings; org.powermock.api.mockito.PowerMockito::doReturn(Ljava/lang/Object;)Lorg/powermock/api/mockito/expectation/PowerMockitoStubber; org.powermock.api.mockito.PowerMockito::spy(Ljava/lang/Class;)V org.mockito.ArgumentMatchers::anyString()Ljava/lang/String; org.powermock.api.mockito.expectation.PowerMockitoStubber::when(Ljava/lang/Object;)Ljava/lang/Object; org.mockito.ArgumentMatchers::any(Ljava/lang/Class;)Ljava/lang/Object; org.mockito.ArgumentMatchers::anyInt()I org.powermock.api.mockito.PowerMockito::when(Ljava/lang/Object;)Lorg/mockito/stubbing/OngoingStubbing; org.mockito.Mockito::withSettings()Lorg/mockito/MockSettings; org.mockito.Mockito::mock(Ljava/lang/Class;Lorg/mockito/MockSettings;)Ljava/lang/Object; org.mockito.Mockito::mock(Ljava/lang/Class;)Ljava/lang/Object; org.mockito.invocation.InvocationOnMock::callRealMethod()Ljava/lang/Object; org.powermock.api.mockito.PowerMockito::mock(Ljava/lang/Class;)Ljava/lang/Object; org.mockito.invocation.InvocationOnMock::getMethod()Ljava/lang/reflect/Method; org.powermock.reflect.Whitebox::invokeConstructor(Ljava/lang/Class;[Ljava/lang/Object;)Ljava/lang/Object; org.powermock.api.mockito.PowerMockito::doAnswer(Lorg/mockito/stubbing/Answer;)Lorg/powermock/api/mockito/expectation/PowerMockitoStubber; org.powermock.api.mockito.expectation.PowerMockitoStubber::when(Ljava/lang/Class;Ljava/lang/String;[Ljava/lang/Object;)V org.mockito.MockSettings::defaultAnswer(Lorg/mockito/stubbing/Answer;)Lorg/mockito/MockSettings; org.mockito.ArgumentMatchers::anyBoolean()Z org.mockito.ArgumentMatchers::anyLong()J org.mockito.stubbing.OngoingStubbing::then(Lorg/mockito/stubbing/Answer;)Lorg/mockito/stubbing/OngoingStubbing; org.mockito.Answers::answer(Lorg/mockito/invocation/InvocationOnMock;)Ljava/lang/Object; org.mockito.invocation.InvocationOnMock::getArguments()[Ljava/lang/Object; org.mockito.ArgumentMatchers::eq(I)I org.powermock.reflect.Whitebox::invokeMethod(Ljava/lang/Object;Ljava/lang/String;[Ljava/lang/Object;)Ljava/lang/Object; org.mockito.invocation.InvocationOnMock::getArgument(I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ql-stream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uthMeReloaded</text:p>
          </table:table-cell>
          <table:table-cell table:style-name="Gnumeric-default" office:value-type="float" office:value="1590">
            <text:p>1590</text:p>
          </table:table-cell>
          <table:table-cell table:style-name="Gnumeric-default" office:value-type="float" office:value="1028">
            <text:p>1028</text:p>
          </table:table-cell>
          <table:table-cell table:style-name="Gnumeric-default" office:value-type="float" office:value="590">
            <text:p>59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string">
            <text:p>org.mockito.ArgumentMatchers::any()Ljava/lang/Object; org.mockito.stubbing.Stubber::doThrow(Ljava/lang/Class;)Lorg/mockito/stubbing/Stubber; org.mockito.ArgumentMatchers::anyList()Ljava/util/List; org.mockito.Mockito::never()Lorg/mockito/verification/VerificationMode; org.mockito.ArgumentCaptor::capture()Ljava/lang/Object; org.mockito.Mockito::spy(Ljava/lang/Object;)Ljava/lang/Object; org.mockito.Mockito::any(Ljava/lang/Class;)Ljava/lang/Object; org.mockito.ArgumentMatchers::eq(Ljava/lang/Object;)Ljava/lang/Object; org.mockito.stubbing.OngoingStubbing::thenReturn(Ljava/lang/Object;)Lorg/mockito/stubbing/OngoingStubbing; org.mockito.BDDMockito::given(Ljava/lang/Object;)Lorg/mockito/BDDMockito$BDDMyOngoingStubbing; org.mockito.stubbing.Stubber::when(Ljava/lang/Object;)Ljava/lang/Object; org.mockito.ArgumentMatchers::anyString()Ljava/lang/String; org.mockito.Mockito::verifyNoMoreInteractions([Ljava/lang/Object;)V org.mockito.ArgumentMatchers::anyInt()I org.mockito.ArgumentMatchers::anyCollection()Ljava/util/Collection; org.mockito.Mockito::reset([Ljava/lang/Object;)V org.mockito.Mockito::doAnswer(Lorg/mockito/stubbing/Answer;)Lorg/mockito/stubbing/Stubber; org.mockito.Mockito::spy(Ljava/lang/Class;)Ljava/lang/Object; org.mockito.BDDMockito$BDDMyOngoingStubbing::willReturn(Ljava/lang/Object;)Lorg/mockito/BDDMockito$BDDMyOngoingStubbing; org.mockito.ArgumentMatchers::anyBoolean()Z org.mockito.Mockito::atLeast(I)Lorg/mockito/verification/VerificationMode; org.mockito.invocation.InvocationOnMock::getArguments()[Ljava/lang/Object; org.mockito.invocation.InvocationOnMock::getArgument(I)Ljava/lang/Object; org.mockito.stubbing.Stubber::doNothing()Lorg/mockito/stubbing/Stubber; org.mockito.internal.verification.VerificationModeFactory::only()Lorg/mockito/verification/VerificationMode; org.mockito.BDDMockito$BDDMyOngoingStubbing::willCallRealMethod()Lorg/mockito/BDDMockito$BDDMyOngoingStubbing; org.mockito.Mockito::doReturn(Ljava/lang/Object;)Lorg/mockito/stubbing/Stubber; org.mockito.BDDMockito$BDDMyOngoingStubbing::willAnswer(Lorg/mockito/stubbing/Answer;)Lorg/mockito/BDDMockito$BDDMyOngoingStubbing; org.mockito.Mockito::verifyNoInteractions([Ljava/lang/Object;)V org.mockito.Mockito::only()Lorg/mockito/verification/VerificationMode; org.mockito.internal.verification.VerificationModeFactory::times(I)Lorg/mockito/internal/verification/Times; org.mockito.ArgumentCaptor::forClass(Ljava/lang/Class;)Lorg/mockito/ArgumentCaptor; org.mockito.Mockito::eq(Ljava/lang/Object;)Ljava/lang/Object; org.mockito.ArgumentMatchers::any(Ljava/lang/Class;)Ljava/lang/Object; org.mockito.Mockito::verify(Ljava/lang/Object;Lorg/mockito/verification/VerificationMode;)Ljava/lang/Object; org.mockito.Mockito::times(I)Lorg/mockito/verification/VerificationMode; org.mockito.Mockito::mock(Ljava/lang/Class;)Ljava/lang/Object; org.mockito.Mockito::doThrow(Ljava/lang/Class;)Lorg/mockito/stubbing/Stubber; org.mockito.Mockito::mock(Ljava/lang/Class;Lorg/mockito/stubbing/Answer;)Ljava/lang/Object; org.mockito.hamcrest.MockitoHamcrest::argThat(Lorg/hamcrest/Matcher;)Ljava/lang/Object; org.mockito.Mockito::atLeastOnce()Lorg/mockito/verification/VerificationMode; org.mockito.ArgumentCaptor::getAllValues()Ljava/util/List; org.mockito.Mockito::doThrow([Ljava/lang/Throwable;)Lorg/mockito/stubbing/Stubber; org.mockito.Mockito::when(Ljava/lang/Object;)Lorg/mockito/stubbing/OngoingStubbing; org.mockito.Mockito::doNothing()Lorg/mockito/stubbing/Stubber; org.mockito.BDDMockito$BDDMyOngoingStubbing::willThrow(Ljava/lang/Class;)Lorg/mockito/BDDMockito$BDDMyOngoingStubbing; org.mockito.ArgumentMatchers::anyLong()J org.mockito.BDDMockito$BDDMyOngoingStubbing::willThrow([Ljava/lang/Throwable;)Lorg/mockito/BDDMockito$BDDMyOngoingStubbing; org.mockito.ArgumentMatchers::eq(J)J org.mockito.ArgumentCaptor::getValue()Ljava/lang/Object; org.mockito.Mockito::verify(Ljava/lang/Object;)Ljava/lang/Object; org.mockito.ArgumentMatchers::isNull(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ssertj-d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58">
            <text:p>19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eveasse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9">
            <text:p>3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tud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eoku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2">
            <text:p>1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eleportSigns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mock(Ljava/lang/Class;)Ljava/lang/Object; org.mockito.Matchers::anyString()Ljava/lang/String; org.mockito.Matchers::any(Ljava/lang/Class;)Ljava/lang/Object; org.mockito.Mockito::never()Lorg/mockito/verification/VerificationMode; org.mockito.Mockito::spy(Ljava/lang/Object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DFlak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harkF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utorest4d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ansOr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dbUnit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inOrder([Ljava/lang/Object;)Lorg/mockito/InOrder; org.mockito.InOrder::verifyNoMoreInteractions()V org.mockito.Mockito::mock(Ljava/lang/Class;)Ljava/lang/Object; org.mockito.Mockito::anyList()Ljava/util/List; org.mockito.stubbing.Stubber::when(Ljava/lang/Object;)Ljava/lang/Object; org.mockito.Mockito::spy(Ljava/lang/Object;)Ljava/lang/Object; org.mockito.InOrder::verify(Ljava/lang/Object;)Ljava/lang/Object; org.mockito.Mockito::any(Ljava/lang/Class;)Ljava/lang/Object; org.mockito.Mockito::when(Ljava/lang/Object;)Lorg/mockito/stubbing/OngoingStubbing; org.mockito.Mockito::doNothing()Lorg/mockito/stubbing/Stubber; org.mockito.stubbing.OngoingStubbing::thenReturn(Ljava/lang/Object;)Lorg/mockito/stubbing/OngoingStubbing; org.mockito.Mockito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va-crud-a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3">
            <text:p>1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diff-uti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iracli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invocation.InvocationOnMock::getArgumentAt(I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vertx-contextual-loggi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line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6">
            <text:p>1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easymock.IExpectationSetters::andReturn(Ljava/lang/Object;)Lorg/easymock/IExpectationSetters; org.powermock.api.easymock.PowerMock::verifyAll()V org.powermock.api.easymock.PowerMock::replayAll([Ljava/lang/Object;)V org.easymock.EasyMock::expect(Ljava/lang/Object;)Lorg/easymock/IExpectationSetters; org.powermock.api.easymock.PowerMock::mockStaticPartial(Ljava/lang/Class;[Ljava/lang/String;)V org.easymock.IExpectationSetters::anyTimes()Lorg/easymock/IExpectationSetters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stable-too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yp2sq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urdue-fast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5">
            <text:p>2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as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jor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lowstone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286">
            <text:p>286</text:p>
          </table:table-cell>
          <table:table-cell table:style-name="Gnumeric-default" office:value-type="float" office:value="96">
            <text:p>9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org.mockito.ArgumentMatchers::any()Ljava/lang/Object; org.mockito.ArgumentMatchers::argThat(Lorg/mockito/ArgumentMatcher;)Ljava/lang/Object; org.mockito.Mockito::never()Lorg/mockito/verification/VerificationMode; org.powermock.api.mockito.PowerMockito::mock(Ljava/lang/Class;Lorg/mockito/stubbing/Answer;)Ljava/lang/Object; org.mockito.Mockito::spy(Ljava/lang/Object;)Ljava/lang/Object; org.mockito.ArgumentMatchers::eq(Ljava/lang/Object;)Ljava/lang/Object; org.mockito.stubbing.OngoingStubbing::thenReturn(Ljava/lang/Object;)Lorg/mockito/stubbing/OngoingStubbing; org.mockito.Mockito::doReturn(Ljava/lang/Object;)Lorg/mockito/stubbing/Stubber; org.mockito.Mockito::anyString()Ljava/lang/String; org.powermock.api.mockito.expectation.PowerMockitoStubber::when(Ljava/lang/Object;Ljava/lang/String;[Ljava/lang/Object;)V org.powermock.api.mockito.PowerMockito::doNothing()Lorg/powermock/api/mockito/expectation/PowerMockitoStubber; org.mockito.stubbing.Stubber::when(Ljava/lang/Object;)Ljava/lang/Object; org.mockito.ArgumentMatchers::eq(Z)Z org.mockito.ArgumentMatchers::anyString()Ljava/lang/String; org.mockito.AdditionalAnswers::returnsFirstArg()Lorg/mockito/stubbing/Answer; org.powermock.api.mockito.expectation.PowerMockitoStubber::when(Ljava/lang/Object;)Ljava/lang/Object; org.mockito.ArgumentMatchers::any(Ljava/lang/Class;)Ljava/lang/Object; org.powermock.api.mockito.PowerMockito::method(Ljava/lang/Class;Ljava/lang/String;[Ljava/lang/Class;)Ljava/lang/reflect/Method; org.mockito.Mockito::times(I)Lorg/mockito/verification/VerificationMode; org.mockito.Mockito::verify(Ljava/lang/Object;Lorg/mockito/verification/VerificationMode;)Ljava/lang/Object; org.mockito.Mockito::verifyNoMoreInteractions([Ljava/lang/Object;)V org.mockito.ArgumentMatchers::anyInt()I org.powermock.api.mockito.PowerMockito::when(Ljava/lang/Object;)Lorg/mockito/stubbing/OngoingStubbing; org.mockito.stubbing.OngoingStubbing::thenAnswer(Lorg/mockito/stubbing/Answer;)Lorg/mockito/stubbing/OngoingStubbing; org.mockito.ArgumentMatchers::intThat(Lorg/mockito/ArgumentMatcher;)I org.mockito.Mockito::clearInvocations([Ljava/lang/Object;)V org.mockito.Mockito::mock(Ljava/lang/Class;)Ljava/lang/Object; org.powermock.api.mockito.PowerMockito::mock(Ljava/lang/Class;)Ljava/lang/Object; org.mockito.Mockito::mock(Ljava/lang/Class;Lorg/mockito/stubbing/Answer;)Ljava/lang/Object; org.powermock.api.mockito.PowerMockito::doAnswer(Lorg/mockito/stubbing/Answer;)Lorg/powermock/api/mockito/expectation/PowerMockitoStubber; org.mockito.Mockito::when(Ljava/lang/Object;)Lorg/mockito/stubbing/OngoingStubbing; org.mockito.ArgumentMatchers::anyBoolean()Z org.mockito.MockitoAnnotations::initMocks(Ljava/lang/Object;)V org.mockito.stubbing.OngoingStubbing::then(Lorg/mockito/stubbing/Answer;)Lorg/mockito/stubbing/OngoingStubbing; org.mockito.ArgumentMatchers::eq(F)F org.powermock.api.mockito.PowerMockito::mockStatic(Ljava/lang/Class;[Ljava/lang/Class;)V org.mockito.Mockito::doCallRealMethod()Lorg/mockito/stubbing/Stubber; org.mockito.stubbing.OngoingStubbing::thenCallRealMethod()Lorg/mockito/stubbing/OngoingStubbing; org.powermock.api.support.membermodification.strategy.MethodStubStrategy::toReturn(Ljava/lang/Object;)V org.mockito.Mockito::verify(Ljava/lang/Object;)Ljava/lang/Object; org.mockito.Mockito::argThat(Lorg/mockito/ArgumentMatcher;)Ljava/lang/Object; org.powermock.api.mockito.PowerMockito::stub(Ljava/lang/reflect/Method;)Lorg/powermock/api/support/membermodification/strategy/MethodStubStrategy; org.mockito.invocation.InvocationOnMock::getArgument(I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weakflow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ust-Evalu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impleDmxEng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rmlite-jdbc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436">
            <text:p>436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easymock.IExpectationSetters::andReturn(Ljava/lang/Object;)Lorg/easymock/IExpectationSetters; org.easymock.EasyMock::createMock(Ljava/lang/Class;)Ljava/lang/Object; org.easymock.EasyMock::expectLastCall()Lorg/easymock/IExpectationSetters; org.easymock.EasyMock::verify([Ljava/lang/Object;)V org.easymock.EasyMock::expect(Ljava/lang/Object;)Lorg/easymock/IExpectationSetters; org.easymock.EasyMock::replay([Ljava/lang/Object;)V org.easymock.EasyMock::isA(Ljava/lang/Class;)Ljava/lang/Object; org.easymock.EasyMock::eq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hestShop-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nap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i-imageio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tupl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ssi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2">
            <text:p>4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hrift-pool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inyd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el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pCenter-Test-Appium-Java-Extension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ogging-interceptor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148">
            <text:p>148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inOrder([Ljava/lang/Object;)Lorg/mockito/InOrder; org.mockito.Mockito::never()Lorg/mockito/verification/VerificationMode; org.mockito.ArgumentCaptor::capture()Ljava/lang/Object; org.mockito.stubbing.OngoingStubbing::thenReturn(Ljava/lang/Object;)Lorg/mockito/stubbing/OngoingStubbing; org.mockito.internal.util.MockUtil::getMockHandler(Ljava/lang/Object;)Lorg/mockito/invocation/MockHandler; org.mockito.Mockito::anyString()Ljava/lang/String; org.mockito.ArgumentCaptor::forClass(Ljava/lang/Class;)Lorg/mockito/ArgumentCaptor; org.mockito.ArgumentMatchers::anyString()Ljava/lang/String; org.mockito.Mockito::eq(Ljava/lang/Object;)Ljava/lang/Object; org.mockito.Mockito::times(I)Lorg/mockito/verification/VerificationMode; org.mockito.Mockito::verify(Ljava/lang/Object;Lorg/mockito/verification/VerificationMode;)Ljava/lang/Object; org.mockito.Mockito::verifyNoMoreInteractions([Ljava/lang/Object;)V org.mockito.invocation.MockHandler::getInvocationContainer()Lorg/mockito/invocation/InvocationContainer; org.mockito.stubbing.OngoingStubbing::thenAnswer(Lorg/mockito/stubbing/Answer;)Lorg/mockito/stubbing/OngoingStubbing; org.mockito.Mockito::mock(Ljava/lang/Class;)Ljava/lang/Object; org.mockito.Mockito::atLeastOnce()Lorg/mockito/verification/VerificationMode; org.mockito.Mockito::reset([Ljava/lang/Object;)V org.mockito.ArgumentCaptor::getAllValues()Ljava/util/List; org.mockito.InOrder::verify(Ljava/lang/Object;)Ljava/lang/Object; org.mockito.Mockito::when(Ljava/lang/Object;)Lorg/mockito/stubbing/OngoingStubbing; org.mockito.stubbing.OngoingStubbing::thenReturn(Ljava/lang/Object;[Ljava/lang/Object;)Lorg/mockito/stubbing/OngoingStubbing; org.mockito.internal.stubbing.InvocationContainerImpl::getInvocations()Ljava/util/List; org.mockito.Mockito::atLeast(I)Lorg/mockito/verification/VerificationMode; org.mockito.invocation.InvocationOnMock::getArguments()[Ljava/lang/Object; org.mockito.ArgumentCaptor::getValue(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tashnotifier-plugin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ArgumentMatchers::anyList()Ljava/util/List; org.mockito.Mockito::never()Lorg/mockito/verification/VerificationMode; org.mockito.ArgumentCaptor::capture()Ljava/lang/Object; org.mockito.Mockito::spy(Ljava/lang/Object;)Ljava/lang/Object; org.mockito.stubbing.OngoingStubbing::thenReturn(Ljava/lang/Object;)Lorg/mockito/stubbing/OngoingStubbing; org.mockito.Mockito::doReturn(Ljava/lang/Object;)Lorg/mockito/stubbing/Stubber; org.mockito.ArgumentMatchers::eq(Ljava/lang/Object;)Ljava/lang/Object; org.mockito.stubbing.Stubber::when(Ljava/lang/Object;)Ljava/lang/Object; org.mockito.ArgumentMatchers::anyString()Ljava/lang/String; org.mockito.ArgumentCaptor::forClass(Ljava/lang/Class;)Lorg/mockito/ArgumentCaptor; org.mockito.ArgumentMatchers::any(Ljava/lang/Class;)Ljava/lang/Object; org.mockito.Mockito::verify(Ljava/lang/Object;Lorg/mockito/verification/VerificationMode;)Ljava/lang/Object; org.mockito.stubbing.OngoingStubbing::thenThrow([Ljava/lang/Throwable;)Lorg/mockito/stubbing/OngoingStubbing; org.powermock.api.mockito.PowerMockito::when(Ljava/lang/Object;)Lorg/mockito/stubbing/OngoingStubbing; org.mockito.ArgumentMatchers::anyCollection()Ljava/util/Collection; org.mockito.Mockito::mock(Ljava/lang/Class;)Ljava/lang/Object; org.powermock.api.mockito.PowerMockito::mock(Ljava/lang/Class;)Ljava/lang/Object; org.mockito.Mockito::atLeastOnce()Lorg/mockito/verification/VerificationMode; org.mockito.ArgumentCaptor::getAllValues()Ljava/util/List; org.mockito.Mockito::when(Ljava/lang/Object;)Lorg/mockito/stubbing/OngoingStubbing; org.mockito.Mockito::doNothing()Lorg/mockito/stubbing/Stubber; org.mockito.ArgumentMatchers::nullable(Ljava/lang/Class;)Ljava/lang/Object; org.powermock.api.mockito.PowerMockito::mockStatic(Ljava/lang/Class;[Ljava/lang/Class;)V org.mockito.ArgumentCaptor::getValue(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ubot-steps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stubbing.Stubber::when(Ljava/lang/Object;)Ljava/lang/Object; org.mockito.Mockito::when(Ljava/lang/Object;)Lorg/mockito/stubbing/OngoingStubbing; org.mockito.Mockito::doNothing()Lorg/mockito/stubbing/Stubber; org.mockito.stubbing.OngoingStubbing::thenReturn(Ljava/lang/Object;)Lorg/mockito/stubbing/OngoingStubbing; org.mockito.Matchers::any(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BCryp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expresso</text:p>
          </table:table-cell>
          <table:table-cell table:style-name="Gnumeric-default" office:value-type="float" office:value="133">
            <text:p>133</text:p>
          </table:table-cell>
          <table:table-cell table:style-name="Gnumeric-default" office:value-type="float" office:value="245">
            <text:p>245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atchers::any(Ljava/lang/Class;)Ljava/lang/Object; org.mockito.Mockito::when(Ljava/lang/Object;)Lorg/mockito/stubbing/OngoingStubbing; org.mockito.Mockito::verify(Ljava/lang/Object;)Ljava/lang/Object; org.mockito.stubbing.OngoingStubbing::thenReturn(Ljava/lang/Object;)Lorg/mockito/stubbing/OngoingStubbing; org.mockito.Mockito::verify(Ljava/lang/Object;Lorg/mockito/verification/VerificationMode;)Ljava/lang/Object; org.mockito.Matchers::any()Ljava/lang/Object; org.mockito.stubbing.OngoingStubbing::thenThrow([Ljava/lang/Class;)Lorg/mockito/stubbing/OngoingStubb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erritor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Mockito::spy(Ljava/lang/Object;)Ljava/lang/Object; org.mockito.Mockito::any(Ljava/lang/Class;)Ljava/lang/Object; org.mockito.Mockito::when(Ljava/lang/Object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Mockito::anyString()Ljava/lang/String; org.mockito.stubbing.Stubber::when(Ljava/lang/Object;)Ljava/lang/Object; org.mockito.Mockito::doCallRealMethod()Lorg/mockito/stubbing/Stubber; org.mockito.Mockito::verify(Ljava/lang/Object;Lorg/mockito/verification/VerificationMode;)Ljava/lang/Object; org.mockito.Mockito::verify(Ljava/lang/Object;)Ljava/lang/Object; org.mockito.Mockito::times(I)Lorg/mockito/verification/VerificationMode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vlingo-comm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comm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5">
            <text:p>1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nr-ff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5">
            <text:p>3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nr-enxi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nr-unixsocke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mdb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4">
            <text:p>17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bean-spring-tx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zmon-data-service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org.mockito.Mockito::never()Lorg/mockito/verification/VerificationMode; org.mockito.Matchers::any(Ljava/lang/Class;)Ljava/lang/Object; org.mockito.Mockito::spy(Ljava/lang/Object;)Ljava/lang/Object; org.mockito.Mockito::any(Ljava/lang/Class;)Ljava/lang/Object; org.mockito.stubbing.OngoingStubbing::thenReturn(Ljava/lang/Object;)Lorg/mockito/stubbing/OngoingStubbing; org.mockito.Mockito::anyString()Ljava/lang/String; org.mockito.Matchers::eq(Ljava/lang/Object;)Ljava/lang/Object; org.mockito.stubbing.Stubber::when(Ljava/lang/Object;)Ljava/lang/Object; org.mockito.Matchers::anyString()Ljava/lang/String; org.mockito.internal.verification.VerificationModeFactory::times(I)Lorg/mockito/internal/verification/Times; org.mockito.Mockito::verify(Ljava/lang/Object;Lorg/mockito/verification/VerificationMode;)Ljava/lang/Object; org.mockito.Mockito::times(I)Lorg/mockito/verification/VerificationMode; org.mockito.stubbing.OngoingStubbing::thenThrow([Ljava/lang/Throwable;)Lorg/mockito/stubbing/OngoingStubbing; org.mockito.Mockito::mock(Ljava/lang/Class;)Ljava/lang/Object; org.mockito.Mockito::anyMap()Ljava/util/Map; org.mockito.Mockito::anyInt()I org.mockito.internal.verification.VerificationModeFactory::atMost(I)Lorg/mockito/verification/VerificationMode; org.mockito.Mockito::reset([Ljava/lang/Object;)V org.mockito.Mockito::atLeastOnce()Lorg/mockito/verification/VerificationMode; org.mockito.Mockito::doThrow(Ljava/lang/Throwable;)Lorg/mockito/stubbing/Stubber; org.mockito.Mockito::when(Ljava/lang/Object;)Lorg/mockito/stubbing/OngoingStubbing; org.mockito.Mockito::anyObject()Ljava/lang/Object; org.mockito.Matchers::anyLong()J org.mockito.Mockito::atLeast(I)Lorg/mockito/verification/VerificationMode; org.mockito.Mockito::atMost(I)Lorg/mockito/verification/VerificationMode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aterfall-confi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Query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LSPlugin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ArgumentMatchers::any()Ljava/lang/Object; org.mockito.Mockito::mock(Ljava/lang/Class;Lorg/mockito/MockSettings;)Ljava/lang/Object; org.mockito.Mockito::doAnswer(Lorg/mockito/stubbing/Answer;)Lorg/mockito/stubbing/Stubber; org.mockito.Mockito::atLeastOnce()Lorg/mockito/verification/VerificationMode; org.mockito.ArgumentCaptor::getAllValues()Ljava/util/List; org.mockito.ArgumentCaptor::capture()Ljava/lang/Object; org.mockito.Mockito::doThrow([Ljava/lang/Throwable;)Lorg/mockito/stubbing/Stubber; org.mockito.Mockito::when(Ljava/lang/Object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MockSettings::extraInterfaces([Ljava/lang/Class;)Lorg/mockito/MockSettings; org.mockito.invocation.InvocationOnMock::getArgument(ILjava/lang/Class;)Ljava/lang/Object; org.mockito.stubbing.Stubber::when(Ljava/lang/Object;)Ljava/lang/Object; org.mockito.ArgumentCaptor::forClass(Ljava/lang/Class;)Lorg/mockito/ArgumentCaptor; org.mockito.Mockito::verify(Ljava/lang/Object;)Ljava/lang/Object; org.mockito.Mockito::verify(Ljava/lang/Object;Lorg/mockito/verification/VerificationMode;)Ljava/lang/Object; org.mockito.Mockito::withSettings()Lorg/mockito/MockSettings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indmi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gnm:error-value="#NAME?" table:formula="of:=#NAME?" office:value-type="string" office:string-value="#NAME?">
            <text:p>#NAME?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30-seconds-of-java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immutable-collection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2">
            <text:p>3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erne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aconic-velocit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olden-maste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stubbing.Stubber::when(Ljava/lang/Object;)Ljava/lang/Object; org.mockito.Mockito::doReturn(Ljava/lang/Object;)Lorg/mockito/stubbing/Stubber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lock-cha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th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ithub-users</text:p>
          </table:table-cell>
          <table:table-cell table:style-name="Gnumeric-default" office:value-type="float" office:value="104">
            <text:p>104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rg.mockito.Mockito::inOrder([Ljava/lang/Object;)Lorg/mockito/InOrder; org.mockito.ArgumentCaptor::capture()Ljava/lang/Object; org.mockito.Mockito::anyString()Ljava/lang/String; org.mockito.BDDMockito$Then::shouldHaveZeroInteractions()V org.mockito.BDDMockito::given(Ljava/lang/Object;)Lorg/mockito/BDDMockito$BDDMyOngoingStubbing; org.mockito.stubbing.Stubber::when(Ljava/lang/Object;)Ljava/lang/Object; org.mockito.ArgumentMatchers::anyString()Ljava/lang/String; org.mockito.Mockito::eq(Ljava/lang/Object;)Ljava/lang/Object; org.mockito.Mockito::verifyNoMoreInteractions([Ljava/lang/Object;)V org.mockito.BDDMockito$Then::shouldHaveNoMoreInteractions()V org.mockito.Mockito::times(I)Lorg/mockito/verification/VerificationMode; org.mockito.Mockito::verify(Ljava/lang/Object;Lorg/mockito/verification/VerificationMode;)Ljava/lang/Object; org.mockito.Mockito::verifyZeroInteractions([Ljava/lang/Object;)V org.mockito.Mockito::mock(Ljava/lang/Class;)Ljava/lang/Object; org.mockito.Mockito::eq(I)I org.mockito.Mockito::anyInt()I org.mockito.Mockito::doAnswer(Lorg/mockito/stubbing/Answer;)Lorg/mockito/stubbing/Stubber; org.mockito.ArgumentCaptor::getAllValues()Ljava/util/List; org.mockito.Mockito::any()Ljava/lang/Object; org.mockito.InOrder::verify(Ljava/lang/Object;)Ljava/lang/Object; org.mockito.BDDMockito$BDDMyOngoingStubbing::willReturn(Ljava/lang/Object;)Lorg/mockito/BDDMockito$BDDMyOngoingStubbing; org.mockito.BDDMockito$BDDMyOngoingStubbing::willReturn(Ljava/lang/Object;[Ljava/lang/Object;)Lorg/mockito/BDDMockito$BDDMyOngoingStubbing; org.mockito.BDDMockito$Then::should()Ljava/lang/Object; org.mockito.BDDMockito::then(Ljava/lang/Object;)Lorg/mockito/BDDMockito$Then; org.mockito.InOrder::verifyNoMoreInteractions()V org.mockito.ArgumentCaptor::getValue(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360-too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eb-kanban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vertx-asyn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dmin-persistenc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leancod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powermock.api.mockito.PowerMockito::doThrow(Ljava/lang/Throwable;)Lorg/powermock/api/mockito/expectation/PowerMockitoStubber; org.mockito.Mockito::when(Ljava/lang/Object;)Lorg/mockito/stubbing/OngoingStubbing; org.powermock.api.mockito.PowerMockito::spy(Ljava/lang/Object;)Ljava/lang/Object; org.mockito.stubbing.OngoingStubbing::thenReturn(Ljava/lang/Object;)Lorg/mockito/stubbing/OngoingStubbing; org.powermock.api.mockito.expectation.PowerMockitoStubber::when(Ljava/lang/Class;)V org.mockito.Matchers::anyString()Ljava/lang/String; org.powermock.api.mockito.PowerMockito::mockStatic(Ljava/lang/Class;[Ljava/lang/Class;)V org.powermock.api.mockito.PowerMockito::when(Ljava/lang/Object;Ljava/lang/String;[Ljava/lang/Object;)Lorg/mockito/stubbing/OngoingStubbing; org.mockito.Mockito::times(I)Lorg/mockito/verification/VerificationMode; org.mockito.Mockito::verify(Ljava/lang/Object;Lorg/mockito/verification/VerificationMode;)Ljava/lang/Object; org.powermock.reflect.Whitebox::invokeMethod(Ljava/lang/Object;Ljava/lang/String;[Ljava/lang/Object;)Ljava/lang/Object; org.powermock.api.mockito.PowerMockito::verifyStatic(Ljava/lang/Class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ayroll-ddd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native-protocol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44">
            <text:p>14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never()Lorg/mockito/verification/VerificationMode; org.mockito.Mockito::spy(Ljava/lang/Object;)Ljava/lang/Object; org.mockito.ArgumentMatchers::any(Ljava/lang/Class;)Ljava/lang/Object; org.mockito.Mockito::verify(Ljava/lang/Object;)Ljava/lang/Object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isq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25">
            <text:p>12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Mockito::mock(Ljava/lang/Class;Lorg/mockito/stubbing/Answer;)Ljava/lang/Object; org.mockito.Mockito::any()Ljava/lang/Object; org.mockito.InOrder::verify(Ljava/lang/Object;)Ljava/lang/Object; org.mockito.Mockito::doThrow(Ljava/lang/Throwable;)Lorg/mockito/stubbing/Stubber; org.mockito.Mockito::when(Ljava/lang/Object;)Lorg/mockito/stubbing/OngoingStubbing; org.mockito.Mockito::anyString()Ljava/lang/String; org.mockito.InOrder::verifyNoMoreInteractions()V org.mockito.stubbing.Stubber::when(Ljava/lang/Object;)Ljava/lang/Object; org.mockito.Mockito::verify(Ljava/lang/Object;)Ljava/lang/Object; org.mockito.Matchers::any()Ljava/lang/Object; org.mockito.stubbing.OngoingStubbing::thenThrow([Ljava/lang/Throwable;)Lorg/mockito/stubbing/OngoingStubbing; org.mockito.stubbing.OngoingStubbing::thenAnswer(Lorg/mockito/stubbing/Answer;)Lorg/mockito/stubbing/OngoingStubbing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-webflux-client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ArgumentMatchers::same(Ljava/lang/Object;)Ljava/lang/Object; org.mockito.ArgumentMatchers::anyList()Ljava/util/List; org.mockito.ArgumentCaptor::capture()Ljava/lang/Object; org.mockito.Mockito::when(Ljava/lang/Object;)Lorg/mockito/stubbing/OngoingStubbing; org.mockito.ArgumentMatchers::any(Ljava/lang/Class;)Ljava/lang/Object; org.mockito.ArgumentCaptor::getValue()Ljava/lang/Object; org.mockito.stubbing.OngoingStubbing::thenReturn(Ljava/lang/Object;)Lorg/mockito/stubbing/OngoingStubbing; org.mockito.Mockito::verify(Ljava/lang/Object;)Ljava/lang/Object; org.mockito.Mockito::verifyNoMoreInteractions([Ljava/lang/Object;)V org.mockito.ArgumentMatchers::eq(Ljava/lang/Object;)Ljava/lang/Object; org.mockito.Mockito::verifyZeroInteractions([Ljava/lang/Object;)V org.mockito.ArgumentMatchers::isNull(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ockito-unit-test-demo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ArgumentMatchers::any()Ljava/lang/Object; org.mockito.Mockito::inOrder([Ljava/lang/Object;)Lorg/mockito/InOrder; org.mockito.ArgumentMatchers::argThat(Lorg/mockito/ArgumentMatcher;)Ljava/lang/Object; org.mockito.Mockito::never()Lorg/mockito/verification/VerificationMode; org.mockito.ArgumentCaptor::capture()Ljava/lang/Object; org.mockito.stubbing.OngoingStubbing::thenReturn(Ljava/lang/Object;)Lorg/mockito/stubbing/OngoingStubbing; org.mockito.stubbing.Stubber::when(Ljava/lang/Object;)Ljava/lang/Object; org.mockito.ArgumentMatchers::anyString()Ljava/lang/String; org.mockito.ArgumentCaptor::forClass(Ljava/lang/Class;)Lorg/mockito/ArgumentCaptor; org.mockito.Mockito::verify(Ljava/lang/Object;Lorg/mockito/verification/VerificationMode;)Ljava/lang/Object; org.mockito.Mockito::times(I)Lorg/mockito/verification/VerificationMode; org.mockito.ArgumentMatchers::anyInt()I org.mockito.stubbing.OngoingStubbing::thenThrow([Ljava/lang/Throwable;)Lorg/mockito/stubbing/OngoingStubbing; org.mockito.stubbing.OngoingStubbing::thenAnswer(Lorg/mockito/stubbing/Answer;)Lorg/mockito/stubbing/OngoingStubbing; org.mockito.Mockito::mock(Ljava/lang/Class;)Ljava/lang/Object; org.mockito.Mockito::description(Ljava/lang/String;)Lorg/mockito/verification/VerificationMode; org.mockito.Mockito::doThrow([Ljava/lang/Throwable;)Lorg/mockito/stubbing/Stubber; org.mockito.InOrder::verify(Ljava/lang/Object;)Ljava/lang/Object; org.mockito.ArgumentMatchers::startsWith(Ljava/lang/String;)Ljava/lang/String; org.mockito.Mockito::when(Ljava/lang/Object;)Lorg/mockito/stubbing/OngoingStubbing; org.mockito.MockitoAnnotations::initMocks(Ljava/lang/Object;)V org.mockito.verification.VerificationMode::description(Ljava/lang/String;)Lorg/mockito/verification/VerificationMode; org.mockito.invocation.InvocationOnMock::getArguments()[Ljava/lang/Object; org.mockito.ArgumentMatchers::eq(I)I org.mockito.ArgumentCaptor::getValue()Ljava/lang/Object; org.mockito.Mockito::verify(Ljava/lang/Object;)Ljava/lang/Object; org.mockito.Mockito::argThat(Lorg/mockito/ArgumentMatcher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dc-pipel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stubbing.Stubber::when(Ljava/lang/Object;)Ljava/lang/Object; org.mockito.Matchers::any(Ljava/lang/Class;)Ljava/lang/Object; org.mockito.Mockito::doReturn(Ljava/lang/Object;)Lorg/mockito/stubbing/Stubber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alaryslipkat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dd-trade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abase-stag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hymeleafexamples-layou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atchers::any(Ljava/lang/Class;)Ljava/lang/Object; org.mockito.Mockito::when(Ljava/lang/Object;)Lorg/mockito/stubbing/OngoingStubbing; org.mockito.Mockito::times(I)Lorg/mockito/verification/VerificationMode; org.mockito.Mockito::verify(Ljava/lang/Object;Lorg/mockito/verification/VerificationMode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ucelastic-maven-plugin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ArgumentMatchers::anyString()Ljava/lang/String; org.mockito.Mockito::when(Ljava/lang/Object;)Lorg/mockito/stubbing/OngoingStubbing; org.mockito.Mockito::times(I)Lorg/mockito/verification/VerificationMode; org.mockito.Mockito::verify(Ljava/lang/Object;Lorg/mockito/verification/VerificationMode;)Ljava/lang/Object; org.mockito.stubbing.OngoingStubbing::thenReturn(Ljava/lang/Object;)Lorg/mockito/stubbing/OngoingStubbing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efault-immutabl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ssertj-vav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pok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orcelate-acceptance-rest-reporting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org.mockito.Mockito::mock(Ljava/lang/Class;)Ljava/lang/Object; org.mockito.Mockito::reset([Ljava/lang/Object;)V org.mockito.ArgumentCaptor::capture()Ljava/lang/Object; org.mockito.Mockito::doThrow(Ljava/lang/Throwable;)Lorg/mockito/stubbing/Stubber; org.mockito.Mockito::any(Ljava/lang/Class;)Ljava/lang/Object; org.mockito.Mockito::when(Ljava/lang/Object;)Lorg/mockito/stubbing/OngoingStubbing; org.mockito.stubbing.OngoingStubbing::thenReturn(Ljava/lang/Object;)Lorg/mockito/stubbing/OngoingStubbing; org.mockito.Matchers::eq(Ljava/lang/Object;)Ljava/lang/Object; org.mockito.Mockito::anyList()Ljava/util/List; org.mockito.stubbing.Stubber::when(Ljava/lang/Object;)Ljava/lang/Object; org.mockito.ArgumentCaptor::forClass(Ljava/lang/Class;)Lorg/mockito/ArgumentCaptor; org.mockito.Mockito::eq(Ljava/lang/Object;)Ljava/lang/Object; org.mockito.ArgumentCaptor::getValue()Ljava/lang/Object; org.mockito.Mockito::verifyNoMoreInteractions([Ljava/lang/Object;)V org.mockito.Mockito::times(I)Lorg/mockito/verification/VerificationMode; org.mockito.Mockito::verify(Ljava/lang/Object;Lorg/mockito/verification/VerificationMode;)Ljava/lang/Object; org.mockito.Mockito::verify(Ljava/lang/Object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nar-clojur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ArgumentCaptor::capture()Ljava/lang/Object; org.mockito.Mockito::when(Ljava/lang/Object;)Lorg/mockito/stubbing/OngoingStubbing; org.mockito.stubbing.OngoingStubbing::thenReturn(Ljava/lang/Object;)Lorg/mockito/stubbing/OngoingStubbing; org.mockito.ArgumentMatchers::eq(Ljava/lang/Object;)Ljava/lang/Object; org.mockito.MockitoAnnotations::initMocks(Ljava/lang/Object;)V org.mockito.ArgumentCaptor::forClass(Ljava/lang/Class;)Lorg/mockito/ArgumentCaptor; org.mockito.Mockito::anyLong()J org.mockito.ArgumentMatchers::any(Ljava/lang/Class;)Ljava/lang/Object; org.mockito.ArgumentCaptor::getValue()Ljava/lang/Object; org.mockito.Mockito::times(I)Lorg/mockito/verification/VerificationMode; org.mockito.Mockito::verify(Ljava/lang/Object;Lorg/mockito/verification/VerificationMode;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luent-resul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crobo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fluent-valid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0">
            <text:p>4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itest-junit5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log-polymorphism-with-gs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unit5-docker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ArgumentMatchers::argThat(Lorg/mockito/ArgumentMatcher;)Ljava/lang/Object; org.mockito.Mockito::never()Lorg/mockito/verification/VerificationMode; org.mockito.ArgumentCaptor::capture()Ljava/lang/Object; org.mockito.Mockito::when(Ljava/lang/Object;)Lorg/mockito/stubbing/OngoingStubbing; org.mockito.stubbing.OngoingStubbing::thenReturn(Ljava/lang/Object;)Lorg/mockito/stubbing/OngoingStubbing; org.mockito.ArgumentMatchers::eq(Ljava/lang/Object;)Ljava/lang/Object; org.mockito.MockitoAnnotations::initMocks(Ljava/lang/Object;)V org.mockito.ArgumentMatchers::anyString()Ljava/lang/String; org.mockito.ArgumentCaptor::getValue()Ljava/lang/Object; org.mockito.Mockito::verify(Ljava/lang/Object;)Ljava/lang/Object; org.mockito.Mockito::verify(Ljava/lang/Object;Lorg/mockito/verification/VerificationMode;)Ljava/lang/Object; org.mockito.ArgumentMatchers::anyMap()Ljava/util/Map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ropwizard-jdbi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ropwizard-metrics-elasticsearc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agerduty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_monad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ace-savi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eign-reac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ttp-moc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enon4j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InOrder::verify(Ljava/lang/Object;Lorg/mockito/verification/VerificationMode;)Ljava/lang/Object; org.mockito.Mockito::doAnswer(Lorg/mockito/stubbing/Answer;)Lorg/mockito/stubbing/Stubber; org.mockito.stubbing.Stubber::when(Ljava/lang/Object;)Ljava/lang/Object; org.mockito.Mockito::doThrow([Ljava/lang/Throwable;)Lorg/mockito/stubbing/Stubber; org.mockito.Mockito::when(Ljava/lang/Object;)Lorg/mockito/stubbing/OngoingStubbing; org.mockito.Mockito::times(I)Lorg/mockito/verification/VerificationMode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vavr-ren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meter-http2-plugin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ArgumentMatchers::any(Ljava/lang/Class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itmovin-api-sdk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zip-code-uti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sh-steps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stubbing.Stubber::when(Ljava/lang/Object;)Ljava/lang/Object; org.powermock.api.mockito.PowerMockito::mockStatic(Ljava/lang/Class;[Ljava/lang/Class;)V org.mockito.Mockito::when(Ljava/lang/Object;)Lorg/mockito/stubbing/OngoingStubbing; org.mockito.Mockito::doNothing()Lorg/mockito/stubbing/Stubber; org.mockito.Matchers::anyBoolean()Z org.mockito.stubbing.OngoingStubbing::thenReturn(Ljava/lang/Object;)Lorg/mockito/stubbing/OngoingStubbing; org.mockito.Matchers::any(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ayloa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avr-beanvalidation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otating-fos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inOrder([Ljava/lang/Object;)Lorg/mockito/InOrder; org.mockito.InOrder::verify(Ljava/lang/Object;Lorg/mockito/verification/VerificationMode;)Ljava/lang/Object; org.mockito.Mockito::never()Lorg/mockito/verification/VerificationMode; org.mockito.Mockito::spy(Ljava/lang/Object;)Ljava/lang/Object; org.mockito.Mockito::any(Ljava/lang/Class;)Ljava/lang/Object; org.mockito.stubbing.OngoingStubbing::thenReturn(Ljava/lang/Object;)Lorg/mockito/stubbing/OngoingStubbing; org.mockito.stubbing.Stubber::when(Ljava/lang/Object;)Ljava/lang/Object; org.mockito.Mockito::anyLong()J org.mockito.Mockito::eq(Ljava/lang/Object;)Ljava/lang/Object; org.mockito.stubbing.Stubber::doAnswer(Lorg/mockito/stubbing/Answer;)Lorg/mockito/stubbing/Stubber; org.mockito.Mockito::verify(Ljava/lang/Object;Lorg/mockito/verification/VerificationMode;)Ljava/lang/Object; org.mockito.Mockito::timeout(J)Lorg/mockito/verification/VerificationWithTimeout; org.mockito.Mockito::verifyNoMoreInteractions([Ljava/lang/Object;)V org.mockito.stubbing.OngoingStubbing::thenAnswer(Lorg/mockito/stubbing/Answer;)Lorg/mockito/stubbing/OngoingStubbing; org.mockito.Mockito::eq(J)J org.mockito.Mockito::mock(Ljava/lang/Class;)Ljava/lang/Object; org.mockito.Mockito::same(Ljava/lang/Object;)Ljava/lang/Object; org.mockito.Mockito::doAnswer(Lorg/mockito/stubbing/Answer;)Lorg/mockito/stubbing/Stubber; org.mockito.Mockito::atLeastOnce()Lorg/mockito/verification/VerificationMode; org.mockito.Mockito::any()Ljava/lang/Object; org.mockito.Mockito::isNull()Ljava/lang/Object; org.mockito.InOrder::verify(Ljava/lang/Object;)Ljava/lang/Object; org.mockito.Mockito::when(Ljava/lang/Object;)Lorg/mockito/stubbing/OngoingStubbing; org.mockito.Mockito::verify(Ljava/lang/Object;)Ljava/lang/Object; org.mockito.invocation.InvocationOnMock::getArgument(I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va8-uti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mtpd-java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Mockito::reset([Ljava/lang/Object;)V org.mockito.Mockito::never()Lorg/mockito/verification/VerificationMode; org.mockito.Mockito::any()Ljava/lang/Object; org.mockito.InOrder::verify(Ljava/lang/Object;)Ljava/lang/Object; org.mockito.Mockito::when(Ljava/lang/Object;)Lorg/mockito/stubbing/OngoingStubbing; org.mockito.stubbing.OngoingStubbing::thenReturn(Ljava/lang/Object;)Lorg/mockito/stubbing/OngoingStubbing; org.mockito.Matchers::eq(Ljava/lang/Object;)Ljava/lang/Object; org.mockito.Mockito::only()Lorg/mockito/verification/VerificationMode; org.mockito.Matchers::anyString()Ljava/lang/String; org.mockito.Mockito::verify(Ljava/lang/Object;Lorg/mockito/verification/VerificationMode;)Ljava/lang/Object; org.mockito.Mockito::verify(Ljava/lang/Object;)Ljava/lang/Object; org.mockito.Mockito::times(I)Lorg/mockito/verification/VerificationMode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ws-v4-signer-jav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stubbing.Stubber::when(Ljava/lang/Object;)Ljava/lang/Object; org.mockito.Mockito::doReturn(Ljava/lang/Object;)Lorg/mockito/stubbing/Stubber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kafka-serializer-examp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spar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stubbing.OngoingStubbing::then(Lorg/mockito/stubbing/Answer;)Lorg/mockito/stubbing/OngoingStubbing; org.mockito.ArgumentMatchers::anyLong()J org.mockito.ArgumentMatchers::any()Ljava/lang/Object; org.mockito.ArgumentMatchers::anyDouble()D org.mockito.ArgumentMatchers::anyString()Ljava/lang/String; org.mockito.invocation.InvocationOnMock::getArguments()[Ljava/lang/Object; org.mockito.Mockito::when(Ljava/lang/Object;)Lorg/mockito/stubbing/OngoingStubbing; org.mockito.ArgumentMatchers::anyInt()I org.mockito.invocation.InvocationOnMock::getArgument(I)Ljava/lang/Object; org.mockito.ArgumentMatchers::anyCollection()Ljava/util/Collection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lgorithm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6">
            <text:p>4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BDDMockito::mock(Ljava/lang/Class;)Ljava/lang/Object; org.mockito.BDDMockito::given(Ljava/lang/Object;)Lorg/mockito/BDDMockito$BDDMyOngoingStubbing; org.mockito.BDDMockito$BDDMyOngoingStubbing::willThrow([Ljava/lang/Throwable;)Lorg/mockito/BDDMockito$BDDMy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ring-security-acl-mongodb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nar-auth-bitbucket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ddin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8TheRoadSoFa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after(J)Lorg/mockito/verification/VerificationAfterDelay; org.mockito.BDDMockito::given(Ljava/lang/Object;)Lorg/mockito/BDDMockito$BDDMyOngoingStubbing; org.mockito.verification.VerificationAfterDelay::never()Lorg/mockito/verification/VerificationMode; org.mockito.Mockito::timeout(J)Lorg/mockito/verification/VerificationWithTimeout; org.mockito.Mockito::verify(Ljava/lang/Object;Lorg/mockito/verification/VerificationMode;)Ljava/lang/Object; org.mockito.BDDMockito$BDDMyOngoingStubbing::willReturn(Ljava/lang/Object;)Lorg/mockito/BDDMockito$BDDMyOngoingStubb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ckson-dynamic-fil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ropwizard-auth-jw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atchers::any(Ljava/lang/Class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vavr-exampl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leximatc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ogzio-logback-appen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dbi-exampl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timestrea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az-person-i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ebdriverextensions-maven-plugin-reposito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ransducer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nderstanding_jvm_futur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nar-slack-notifier-plugin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atchers::anyString()Ljava/lang/String; org.mockito.Matchers::any(Ljava/lang/Class;)Ljava/lang/Object; org.mockito.invocation.InvocationOnMock::getArguments()[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stubbing.OngoingStubbing::thenAnswer(Lorg/mockito/stubbing/Answer;)Lorg/mockito/stubbing/OngoingStubbing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actory_duk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reset([Ljava/lang/Object;)V org.mockito.Mockito::times(I)Lorg/mockito/verification/VerificationMode; org.mockito.Mockito::verify(Ljava/lang/Object;Lorg/mockito/verification/VerificationMode;)Ljava/lang/Object; org.mockito.Mockito::verifyNoMoreInteractions([Ljava/lang/Object;)V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lanb-revocation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48">
            <text:p>14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stubbing.Stubber::when(Ljava/lang/Object;)Ljava/lang/Object; org.mockito.Mockito::any()Ljava/lang/Object; org.mockito.Mockito::doThrow(Ljava/lang/Throwable;)Lorg/mockito/stubbing/Stubber; org.mockito.Mockito::spy(Ljava/lang/Object;)Ljava/lang/Object; org.mockito.Mockito::when(Ljava/lang/Object;)Lorg/mockito/stubbing/OngoingStubbing; org.mockito.Mockito::times(I)Lorg/mockito/verification/VerificationMode; org.mockito.Mockito::verify(Ljava/lang/Object;Lorg/mockito/verification/VerificationMode;)Ljava/lang/Object; org.mockito.Mockito::verify(Ljava/lang/Object;)Ljava/lang/Object; org.mockito.Matchers::same(Ljava/lang/Object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raylog-plugin-aggregation-count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ArgumentMatchers::anyList()Ljava/util/List; org.mockito.ArgumentMatchers::anyString()Ljava/lang/String; org.mockito.Mockito::when(Ljava/lang/Object;)Lorg/mockito/stubbing/OngoingStubbing; org.mockito.ArgumentMatchers::any(Ljava/lang/Class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raylog-plugin-correlation-count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ArgumentMatchers::anyList()Ljava/util/List; org.mockito.ArgumentMatchers::anyString()Ljava/lang/String; org.mockito.Mockito::any(Ljava/lang/Class;)Ljava/lang/Object; org.mockito.Mockito::when(Ljava/lang/Object;)Lorg/mockito/stubbing/OngoingStubbing; org.mockito.ArgumentMatchers::any(Ljava/lang/Class;)Ljava/lang/Object; org.mockito.stubbing.OngoingStubbing::thenReturn(Ljava/lang/Object;[Ljava/lang/Object;)Lorg/mockito/stubbing/OngoingStubbing; org.mockito.stubbing.OngoingStubbing::thenReturn(Ljava/lang/Object;)Lorg/mockito/stubbing/OngoingStubbing; org.mockito.Mockito::anyString()Ljava/lang/Str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atpack-zipk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onar-branch-community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ArgumentCaptor::capture()Ljava/lang/Object; org.mockito.ArgumentCaptor::forClass(Ljava/lang/Class;)Lorg/mockito/ArgumentCaptor; org.mockito.Mockito::when(Ljava/lang/Object;)Lorg/mockito/stubbing/OngoingStubbing; org.mockito.ArgumentCaptor::getValue()Ljava/lang/Object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mmutables-styl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ussian-requisites-valid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omberblind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75">
            <text:p>27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org.mockito.Mockito::mock(Ljava/lang/Class;)Ljava/lang/Object; org.mockito.Mockito::doAnswer(Lorg/mockito/stubbing/Answer;)Lorg/mockito/stubbing/Stubber; org.mockito.stubbing.Stubber::when(Ljava/lang/Object;)Ljava/lang/Object; org.mockito.Mockito::spy(Ljava/lang/Object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sql-buil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igh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lanb-provider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47">
            <text:p>14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any()Ljava/lang/Object; org.mockito.Mockito::spy(Ljava/lang/Object;)Ljava/lang/Object; org.mockito.Mockito::doThrow(Ljava/lang/Throwable;)Lorg/mockito/stubbing/Stubber; org.mockito.Mockito::when(Ljava/lang/Object;)Lorg/mockito/stubbing/OngoingStubbing; org.mockito.stubbing.OngoingStubbing::thenReturn(Ljava/lang/Object;)Lorg/mockito/stubbing/OngoingStubbing; org.mockito.Mockito::doReturn(Ljava/lang/Object;)Lorg/mockito/stubbing/Stubber; org.mockito.Mockito::anyString()Ljava/lang/String; org.mockito.Matchers::longThat(Lorg/hamcrest/Matcher;)J org.mockito.stubbing.Stubber::when(Ljava/lang/Object;)Ljava/lang/Object; org.mockito.Mockito::anyLong()J org.mockito.Mockito::eq(Ljava/lang/Object;)Ljava/lang/Object; org.mockito.Mockito::verify(Ljava/lang/Object;)Ljava/lang/Object; org.mockito.Matchers::same(Ljava/lang/Object;)Ljava/lang/Object; org.mockito.Mockito::verifyNoMoreInteractions([Ljava/lang/Object;)V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ZWave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53">
            <text:p>15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ArgumentCaptor::capture()Ljava/lang/Object; org.mockito.ArgumentCaptor::forClass(Ljava/lang/Class;)Lorg/mockito/ArgumentCaptor; org.mockito.ArgumentCaptor::getValue(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feign-vertx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nix-stream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when(Ljava/lang/Object;)Lorg/mockito/stubbing/OngoingStubbing; org.mockito.Mockito::verify(Ljava/lang/Object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ssertj-gu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asy-flows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InOrder::verify(Ljava/lang/Object;Lorg/mockito/verification/VerificationMode;)Ljava/lang/Object; org.mockito.Mockito::never()Lorg/mockito/verification/VerificationMode; org.mockito.Mockito::verify(Ljava/lang/Object;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asy-prop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easy-state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stubbing.Stubber::when(Ljava/lang/Object;)Ljava/lang/Object; org.mockito.Mockito::doThrow([Ljava/lang/Throwable;)Lorg/mockito/stubbing/Stubber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neco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4">
            <text:p>19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tPLSQL-maven-plugin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stubbing.OngoingStubbing::thenReturn(Ljava/lang/Object;)Lorg/mockito/stubbing/OngoingStubbing; org.powermock.reflect.Whitebox::getInternalState(Ljava/lang/Object;Ljava/lang/String;)Ljava/lang/Object; org.powermock.api.mockito.PowerMockito::mockStatic(Ljava/lang/Class;[Ljava/lang/Class;)V org.mockito.ArgumentMatchers::anyString()Ljava/lang/String; org.powermock.reflect.Whitebox::invokeMethod(Ljava/lang/Object;Ljava/lang/String;[Ljava/lang/Object;)Ljava/lang/Object; org.mockito.Mockito::times(I)Lorg/mockito/verification/VerificationMode; org.mockito.Mockito::verify(Ljava/lang/Object;Lorg/mockito/verification/VerificationMode;)Ljava/lang/Object; org.mockito.Mockito::verify(Ljava/lang/Object;)Ljava/lang/Object; org.mockito.Mockito::verifyNoMoreInteractions([Ljava/lang/Object;)V org.powermock.api.mockito.PowerMockito::when(Ljava/lang/Object;)Lorg/mockito/stubbing/OngoingStubbing; org.mockito.stubbing.OngoingStubbing::thenAnswer(Lorg/mockito/stubbing/Answer;)Lorg/mockito/stubbing/OngoingStubbing; org.mockito.invocation.InvocationOnMock::getArgument(I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actor-pubsub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lassgrap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3">
            <text:p>1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auge-java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147">
            <text:p>147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org.mockito.Mockito::inOrder([Ljava/lang/Object;)Lorg/mockito/InOrder; org.mockito.Mockito::mock(Ljava/lang/Class;)Ljava/lang/Object; org.mockito.Matchers::any(Ljava/lang/Class;)Ljava/lang/Object; org.mockito.ArgumentCaptor::capture()Ljava/lang/Object; org.mockito.InOrder::verify(Ljava/lang/Object;)Ljava/lang/Object; org.mockito.Mockito::when(Ljava/lang/Object;)Lorg/mockito/stubbing/OngoingStubbing; org.mockito.stubbing.OngoingStubbing::thenReturn(Ljava/lang/Object;[Ljava/lang/Object;)Lorg/mockito/stubbing/OngoingStubbing; org.mockito.stubbing.OngoingStubbing::thenReturn(Ljava/lang/Object;)Lorg/mockito/stubbing/OngoingStubbing; org.mockito.Matchers::isA(Ljava/lang/Class;)Ljava/lang/Object; org.mockito.Matchers::eq(Ljava/lang/Object;)Ljava/lang/Object; org.mockito.stubbing.Stubber::when(Ljava/lang/Object;)Ljava/lang/Object; org.mockito.Mockito::doCallRealMethod()Lorg/mockito/stubbing/Stubber; org.mockito.internal.verification.VerificationModeFactory::times(I)Lorg/mockito/internal/verification/Times; org.mockito.ArgumentCaptor::forClass(Ljava/lang/Class;)Lorg/mockito/ArgumentCaptor; org.mockito.ArgumentCaptor::getValue()Ljava/lang/Object; org.mockito.Mockito::times(I)Lorg/mockito/verification/VerificationMode; org.mockito.Mockito::verify(Ljava/lang/Object;Lorg/mockito/verification/VerificationMode;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yav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0">
            <text:p>2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adoop-hdfs-fsimage-export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bunit-plus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string">
            <text:p>org.mockito.Mockito::inOrder([Ljava/lang/Object;)Lorg/mockito/InOrder; org.mockito.Mockito::never()Lorg/mockito/verification/VerificationMode; org.mockito.ArgumentCaptor::capture()Ljava/lang/Object; org.mockito.Mockito::spy(Ljava/lang/Object;)Ljava/lang/Object; org.mockito.Mockito::mock(Ljava/lang/Class;Ljava/lang/String;)Ljava/lang/Object; org.mockito.stubbing.OngoingStubbing::thenReturn(Ljava/lang/Object;)Lorg/mockito/stubbing/OngoingStubbing; org.mockito.stubbing.Stubber::when(Ljava/lang/Object;)Ljava/lang/Object; org.mockito.ArgumentMatchers::anyString()Ljava/lang/String; org.mockito.ArgumentCaptor::forClass(Ljava/lang/Class;)Lorg/mockito/ArgumentCaptor; org.mockito.ArgumentMatchers::any(Ljava/lang/Class;)Ljava/lang/Object; org.mockito.Mockito::verifyNoMoreInteractions([Ljava/lang/Object;)V org.mockito.Mockito::verify(Ljava/lang/Object;Lorg/mockito/verification/VerificationMode;)Ljava/lang/Object; org.mockito.Mockito::times(I)Lorg/mockito/verification/VerificationMode; org.mockito.ArgumentMatchers::anyInt()I org.mockito.stubbing.OngoingStubbing::thenThrow([Ljava/lang/Throwable;)Lorg/mockito/stubbing/OngoingStubbing; org.mockito.stubbing.OngoingStubbing::thenAnswer(Lorg/mockito/stubbing/Answer;)Lorg/mockito/stubbing/OngoingStubbing; org.mockito.Mockito::verifyZeroInteractions([Ljava/lang/Object;)V org.mockito.ArgumentMatchers::same(Ljava/lang/Object;)Ljava/lang/Object; org.mockito.Mockito::mock(Ljava/lang/Class;)Ljava/lang/Object; org.mockito.Mockito::doThrow(Ljava/lang/Class;)Lorg/mockito/stubbing/Stubber; org.mockito.Mockito::atLeastOnce()Lorg/mockito/verification/VerificationMode; org.mockito.Mockito::doAnswer(Lorg/mockito/stubbing/Answer;)Lorg/mockito/stubbing/Stubber; org.mockito.Mockito::doThrow([Ljava/lang/Throwable;)Lorg/mockito/stubbing/Stubber; org.mockito.InOrder::verify(Ljava/lang/Object;)Ljava/lang/Object; org.mockito.Mockito::when(Ljava/lang/Object;)Lorg/mockito/stubbing/OngoingStubbing; org.mockito.invocation.InvocationOnMock::getArguments()[Ljava/lang/Object; org.mockito.ArgumentCaptor::getValue()Ljava/lang/Object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anking-swift-messages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soncode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se-eventbu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boot-graceful-shutdown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itflow-incremental-builder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Settings::lenient()Lorg/mockito/MockSettings; org.mockito.Mockito::mock(Ljava/lang/Class;Lorg/mockito/MockSettings;)Ljava/lang/Object; org.mockito.Mockito::mock(Ljava/lang/Class;)Ljava/lang/Object; org.mockito.Mockito::mock(Ljava/lang/Class;Lorg/mockito/stubbing/Answer;)Ljava/lang/Object; org.mockito.ArgumentMatchers::anyList()Ljava/util/List; org.mockito.Mockito::never()Lorg/mockito/verification/VerificationMode; org.mockito.Mockito::any()Ljava/lang/Object; org.mockito.Mockito::doThrow([Ljava/lang/Throwable;)Lorg/mockito/stubbing/Stubber; org.powermock.reflect.Whitebox::setInternalState(Ljava/lang/Object;Ljava/lang/Object;[Ljava/lang/Object;)V org.mockito.Mockito::when(Ljava/lang/Object;)Lorg/mockito/stubbing/OngoingStubbing; org.mockito.stubbing.OngoingStubbing::thenReturn(Ljava/lang/Object;)Lorg/mockito/stubbing/OngoingStubbing; org.mockito.ArgumentMatchers::eq(Ljava/lang/Object;)Ljava/lang/Object; org.mockito.MockSettings::name(Ljava/lang/String;)Lorg/mockito/MockSettings; org.mockito.ArgumentMatchers::contains(Ljava/lang/String;)Ljava/lang/String; org.mockito.Mockito::verifyNoInteractions([Ljava/lang/Object;)V org.mockito.AdditionalAnswers::delegatesTo(Ljava/lang/Object;)Lorg/mockito/stubbing/Answer; org.mockito.Mockito::anyList()Ljava/util/List; org.mockito.stubbing.Stubber::when(Ljava/lang/Object;)Ljava/lang/Object; org.mockito.ArgumentMatchers::anyString()Ljava/lang/String; org.mockito.Mockito::verify(Ljava/lang/Object;)Ljava/lang/Object; org.mockito.Mockito::verify(Ljava/lang/Object;Lorg/mockito/verification/VerificationMode;)Ljava/lang/Object; org.mockito.Mockito::times(I)Lorg/mockito/verification/VerificationMode; org.mockito.Mockito::withSettings()Lorg/mockito/MockSettings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pitest-mutation-testing-elements-plugin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kafka-juni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olobo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okens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4">
            <text:p>9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atLeastOnce()Lorg/mockito/verification/VerificationMode; org.mockito.Mockito::any()Ljava/lang/Object; org.mockito.Mockito::atLeast(I)Lorg/mockito/verification/VerificationMode; org.mockito.internal.util.io.IOUtil::writeText(Ljava/lang/String;Ljava/io/File;)V org.mockito.Mockito::any(Ljava/lang/Class;)Ljava/lang/Object; org.mockito.Mockito::when(Ljava/lang/Object;)Lorg/mockito/stubbing/OngoingStubbing; org.mockito.stubbing.OngoingStubbing::thenReturn(Ljava/lang/Object;)Lorg/mockito/stubbing/OngoingStubbing; org.mockito.Mockito::verify(Ljava/lang/Object;Lorg/mockito/verification/VerificationMode;)Ljava/lang/Object; org.mockito.Mockito::anyString()Ljava/lang/String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kafka-connect-zeeb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afka-logback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ArgumentMatchers::any(Ljava/lang/Class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etrics-zabbix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Long()J org.mockito.stubbing.Stubber::when(Ljava/lang/Object;)Ljava/lang/Object; org.mockito.ArgumentCaptor::capture()Ljava/lang/Object; org.mockito.ArgumentCaptor::forClass(Ljava/lang/Class;)Lorg/mockito/ArgumentCaptor; org.mockito.ArgumentMatchers::any(Ljava/lang/Class;)Ljava/lang/Object; org.mockito.ArgumentCaptor::getValue()Ljava/lang/Object; org.mockito.Mockito::doReturn(Ljava/lang/Object;)Lorg/mockito/stubbing/Stubber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ira-steps-plugi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2">
            <text:p>14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stubbing.Stubber::when(Ljava/lang/Object;)Ljava/lang/Object; org.mockito.Matchers::anyString()Ljava/lang/String; org.powermock.api.mockito.PowerMockito::mockStatic(Ljava/lang/Class;[Ljava/lang/Class;)V org.mockito.Matchers::anyInt()I org.mockito.Mockito::when(Ljava/lang/Object;)Lorg/mockito/stubbing/OngoingStubbing; org.mockito.Mockito::doNothing()Lorg/mockito/stubbing/Stubber; org.mockito.stubbing.OngoingStubbing::thenReturn(Ljava/lang/Object;)Lorg/mockito/stubbing/OngoingStubbing; org.mockito.Matchers::any()Ljava/lang/Object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thymeleaf-custom-layout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 org.mockito.Mockito::verify(Ljava/lang/Object;)Ljava/lang/Object; org.mockito.Mockito::verifyNoMore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aml-mock-server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org.mockito.Mockito::mock(Ljava/lang/Class;)Ljava/lang/Object; org.mockito.ArgumentMatchers::argThat(Lorg/mockito/ArgumentMatcher;)Ljava/lang/Object; org.mockito.Mockito::spy(Ljava/lang/Object;)Ljava/lang/Object; org.mockito.Mockito::when(Ljava/lang/Object;)Lorg/mockito/stubbing/OngoingStubbing; org.mockito.ArgumentMatchers::any(Ljava/lang/Class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objectgrap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groups-kubernet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inecraft-prometheus-exporter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access2csv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ocd-janito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cur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urla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qart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ume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nyBar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wilio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30">
            <text:p>33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son-fi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arbor-java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playmus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xesso-java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dobeSignJavaSd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sc-restapi-cli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5">
            <text:p>3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Iv3-java-librar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avagebo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ogback-redis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atchers::anyVararg()Ljava/lang/Object; org.mockito.Mockito::doThrow(Ljava/lang/Throwable;)Lorg/mockito/stubbing/Stubber; org.mockito.invocation.InvocationOnMock::getArgumentAt(ILjava/lang/Class;)Ljava/lang/Object; org.mockito.Mockito::spy(Ljava/lang/Object;)Ljava/lang/Object; org.mockito.Mockito::when(Ljava/lang/Object;)Lorg/mockito/stubbing/OngoingStubbing; org.mockito.stubbing.OngoingStubbing::thenReturn(Ljava/lang/Object;)Lorg/mockito/stubbing/OngoingStubbing; org.mockito.MockitoAnnotations::initMocks(Ljava/lang/Object;)V org.mockito.stubbing.Stubber::when(Ljava/lang/Object;)Ljava/lang/Object; org.mockito.Matchers::anyString()Ljava/lang/String; org.mockito.Mockito::times(I)Lorg/mockito/verification/VerificationMode; org.mockito.Mockito::verify(Ljava/lang/Object;Lorg/mockito/verification/VerificationMode;)Ljava/lang/Object; org.mockito.Mockito::verify(Ljava/lang/Object;)Ljava/lang/Object; org.mockito.Matchers::any()Ljava/lang/Object; org.mockito.stubbing.OngoingStubbing::thenThrow([Ljava/lang/Throwable;)Lorg/mockito/stubbing/OngoingStubbing; org.mockito.stubbing.OngoingStubbing::thenAnswer(Lorg/mockito/stubbing/Answer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efeat-callback-hel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ddef-toolkit-mybati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ogstash-logback-encoder</text:p>
          </table:table-cell>
          <table:table-cell table:style-name="Gnumeric-default" office:value-type="float" office:value="193">
            <text:p>193</text:p>
          </table:table-cell>
          <table:table-cell table:style-name="Gnumeric-default" office:value-type="float" office:value="216">
            <text:p>216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org.mockito.Mockito::inOrder([Ljava/lang/Object;)Lorg/mockito/InOrder; org.mockito.stubbing.Stubber::doNothing()Lorg/mockito/stubbing/Stubber; org.mockito.stubbing.Stubber::doThrow(Ljava/lang/Class;)Lorg/mockito/stubbing/Stubber; org.mockito.Matchers::any(Ljava/lang/Class;)Ljava/lang/Object; org.mockito.Mockito::never()Lorg/mockito/verification/VerificationMode; org.mockito.ArgumentCaptor::capture()Ljava/lang/Object; org.mockito.Mockito::spy(Ljava/lang/Object;)Ljava/lang/Object; org.mockito.stubbing.OngoingStubbing::thenReturn(Ljava/lang/Object;)Lorg/mockito/stubbing/OngoingStubbing; org.mockito.Mockito::doReturn(Ljava/lang/Object;)Lorg/mockito/stubbing/Stubber; org.mockito.Matchers::eq(Ljava/lang/Object;)Ljava/lang/Object; org.mockito.BDDMockito::given(Ljava/lang/Object;)Lorg/mockito/BDDMockito$BDDMyOngoingStubbing; org.mockito.stubbing.Stubber::when(Ljava/lang/Object;)Ljava/lang/Object; org.mockito.Matchers::anyString()Ljava/lang/String; org.mockito.ArgumentCaptor::forClass(Ljava/lang/Class;)Lorg/mockito/ArgumentCaptor; org.mockito.Mockito::timeout(J)Lorg/mockito/verification/VerificationWithTimeout; org.mockito.Mockito::verify(Ljava/lang/Object;Lorg/mockito/verification/VerificationMode;)Ljava/lang/Object; org.mockito.Mockito::times(I)Lorg/mockito/verification/VerificationMode; org.mockito.Mockito::verifyNoMoreInteractions([Ljava/lang/Object;)V org.mockito.stubbing.OngoingStubbing::thenThrow([Ljava/lang/Throwable;)Lorg/mockito/stubbing/OngoingStubbing; org.mockito.Mockito::doThrow(Ljava/lang/Class;)Lorg/mockito/stubbing/Stubber; org.mockito.Mockito::mock(Ljava/lang/Class;)Ljava/lang/Object; org.mockito.Matchers::argThat(Lorg/hamcrest/Matcher;)Ljava/lang/Object; org.mockito.Mockito::reset([Ljava/lang/Object;)V org.mockito.Mockito::doAnswer(Lorg/mockito/stubbing/Answer;)Lorg/mockito/stubbing/Stubber; org.mockito.Matchers::anyInt()I org.mockito.invocation.InvocationOnMock::getArgumentAt(ILjava/lang/Class;)Ljava/lang/Object; org.mockito.Mockito::doThrow(Ljava/lang/Throwable;)Lorg/mockito/stubbing/Stubber; org.mockito.InOrder::verify(Ljava/lang/Object;)Ljava/lang/Object; org.mockito.internal.util.reflection.Whitebox::getInternalState(Ljava/lang/Object;Ljava/lang/String;)Ljava/lang/Object; org.mockito.Mockito::when(Ljava/lang/Object;)Lorg/mockito/stubbing/OngoingStubbing; org.mockito.Mockito::doNothing()Lorg/mockito/stubbing/Stubber; org.mockito.BDDMockito$BDDMyOngoingStubbing::willReturn(Ljava/lang/Object;)Lorg/mockito/BDDMockito$BDDMyOngoingStubbing; org.mockito.Matchers::eq(Z)Z org.mockito.InOrder::verifyNoMoreInteractions()V org.mockito.Matchers::anyLong()J org.mockito.verification.VerificationWithTimeout::times(I)Lorg/mockito/verification/VerificationMode; org.mockito.ArgumentCaptor::getValue()Ljava/lang/Object; org.mockito.Matchers::anyBoolean()Z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logging-java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Mockito::verify(Ljava/lang/Object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kryo-serializer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4">
            <text:p>2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ve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zealo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ybatis-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rg.mockito.Mockito::mock(Ljava/lang/Class;)Ljava/lang/Object; org.mockito.Mockito::eq(I)I org.mockito.Matchers::any(Ljava/lang/Class;)Ljava/lang/Object; org.mockito.Matchers::anyInt()I org.mockito.Mockito::doThrow(Ljava/lang/Throwable;)Lorg/mockito/stubbing/Stubber; org.mockito.Mockito::any(Ljava/lang/Class;)Ljava/lang/Object; org.mockito.Mockito::when(Ljava/lang/Object;)Lorg/mockito/stubbing/OngoingStubbing; org.mockito.stubbing.OngoingStubbing::thenReturn(Ljava/lang/Object;)Lorg/mockito/stubbing/OngoingStubbing; org.mockito.Mockito::doReturn(Ljava/lang/Object;)Lorg/mockito/stubbing/Stubber; org.mockito.stubbing.Stubber::when(Ljava/lang/Object;)Ljava/lang/Object; org.mockito.Matchers::anyString()Ljava/lang/String; org.mockito.Mockito::verify(Ljava/lang/Object;)Ljava/lang/Object; org.mockito.Mockito::verifyNoMoreInteractions([Ljava/lang/Object;)V org.mockito.stubbing.OngoingStubbing::thenThrow([Ljava/lang/Throwable;)Lorg/mockito/stubbing/OngoingStubbing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Hospit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eeken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ybatis-spring-suppor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ybatis-samp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laygroun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oru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hardbati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etty-spring-example-with-mybatis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ybatis-shard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yBatis-batc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tguigu_ssm_cru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istributeLockGenerato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ernon-nett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ase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erogear-unifiedpush-java-client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powermock.api.mockito.PowerMockito::mock(Ljava/lang/Class;)Ljava/lang/Object; org.mockito.Mockito::anyInt()I org.mockito.Mockito::any()Ljava/lang/Object; org.mockito.Mockito::never()Lorg/mockito/verification/VerificationMode; org.powermock.api.mockito.expectation.PowerMockitoStubber::when(Ljava/lang/Class;Ljava/lang/String;[Ljava/lang/Object;)V org.mockito.Mockito::any(Ljava/lang/Class;)Ljava/lang/Object; org.mockito.ArgumentMatchers::startsWith(Ljava/lang/String;)Ljava/lang/String; org.powermock.api.mockito.PowerMockito::doThrow(Ljava/lang/Throwable;)Lorg/powermock/api/mockito/expectation/PowerMockitoStubber; org.powermock.api.mockito.PowerMockito::spy(Ljava/lang/Object;)Ljava/lang/Object; org.mockito.stubbing.OngoingStubbing::thenReturn(Ljava/lang/Object;)Lorg/mockito/stubbing/OngoingStubbing; org.mockito.Mockito::anyString()Ljava/lang/String; org.powermock.api.mockito.PowerMockito::doReturn(Ljava/lang/Object;)Lorg/powermock/api/mockito/expectation/PowerMockitoStubber; org.powermock.api.mockito.PowerMockito::doNothing()Lorg/powermock/api/mockito/expectation/PowerMockitoStubber; org.powermock.api.mockito.PowerMockito::spy(Ljava/lang/Class;)V org.powermock.api.mockito.expectation.PowerMockitoStubber::when(Ljava/lang/Object;)Ljava/lang/Object; org.mockito.Mockito::times(I)Lorg/mockito/verification/VerificationMode; org.mockito.Mockito::verify(Ljava/lang/Object;Lorg/mockito/verification/VerificationMode;)Ljava/lang/Object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ldapcha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xmlbuil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arkl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logService_SparkExample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easymock.IExpectationSetters::andReturn(Ljava/lang/Object;)Lorg/easymock/IExpectationSetters; org.easymock.EasyMock::createMock(Ljava/lang/Class;)Ljava/lang/Object; org.easymock.EasyMock::verify([Ljava/lang/Object;)V org.easymock.EasyMock::expect(Ljava/lang/Object;)Lorg/easymock/IExpectationSetters; org.easymock.EasyMock::replay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ackspoil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inetest-tile-ser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amtam-bot-api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74">
            <text:p>27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Mockito::mock(Ljava/lang/Class;)Ljava/lang/Object; org.mockito.stubbing.Stubber::when(Ljava/lang/Object;)Ljava/lang/Object; org.mockito.Matchers::anyString()Ljava/lang/String; org.mockito.Matchers::any(Ljava/lang/Class;)Ljava/lang/Object; org.mockito.Matchers::anyInt()I org.mockito.Mockito::doThrow(Ljava/lang/Throwable;)Lorg/mockito/stubbing/Stubber; org.mockito.Mockito::when(Ljava/lang/Object;)Lorg/mockito/stubbing/OngoingStubbing; org.mockito.Matchers::any()Ljava/lang/Object; org.mockito.stubbing.OngoingStubbing::thenReturn(Ljava/lang/Object;)Lorg/mockito/stubbing/OngoingStubbing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park-metrics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anyString()Ljava/lang/String; org.mockito.Mockito::when(Ljava/lang/Object;)Lorg/mockito/stubbing/OngoingStubbing; org.mockito.stubbing.OngoingStubbing::thenReturn(Ljava/lang/Object;)Lorg/mockito/stubbing/OngoingStubbing; org.mockito.stubbing.OngoingStubbing::thenThrow([Ljava/lang/Class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conutcha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flection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jprof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otmill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lean-Architecture-Starter-Kit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mockito.Mockito::mock(Ljava/lang/Class;)Ljava/lang/Object; org.mockito.BDDMockito::willReturn(Ljava/lang/Object;)Lorg/mockito/BDDMockito$BDDStubber; org.mockito.BDDMockito$BDDStubber::given(Ljava/lang/Object;)Ljava/lang/Object; org.mockito.Matchers::anyCollectionOf(Ljava/lang/Class;)Ljava/util/Collection;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jabberdExternalAuthJav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stubbing.Stubber::when(Ljava/lang/Object;)Ljava/lang/Object; org.mockito.Matchers::anyString()Ljava/lang/String; org.mockito.Mockito::doCallRealMethod()Lorg/mockito/stubbing/Stubber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osdq-co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ark-swagg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se-framewor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cd-actor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kittenmas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nfigurations-yam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odelmapper-module-vav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emsto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oodooD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fx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2o-scoring-engine-base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any(Ljava/lang/Class;)Ljava/lang/Object; org.mockito.ArgumentCaptor::capture()Ljava/lang/Object; org.mockito.ArgumentCaptor::forClass(Ljava/lang/Class;)Lorg/mockito/ArgumentCaptor; org.mockito.Mockito::when(Ljava/lang/Object;)Lorg/mockito/stubbing/OngoingStubbing; org.mockito.ArgumentCaptor::getValue()Ljava/lang/Object; org.mockito.Mockito::verify(Ljava/lang/Object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asyrp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ropwizard-version-bundl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yardstic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rquillian-suite-extens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stapi-codegen-maven-plug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dropwizard-db-sharding-bundl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when(Ljava/lang/Object;)Lorg/mockito/stubbing/OngoingStubbing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liquicouc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atchers::any(Ljava/lang/Class;)Ljava/lang/Object; org.mockito.Mockito::when(Ljava/lang/Object;)Lorg/mockito/stubbing/OngoingStubbing; org.mockito.stubbing.OngoingStubbing::thenReturn(Ljava/lang/Object;)Lorg/mockito/stubbing/OngoingStubbing; 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ropwizard-guice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eq(Ljava/lang/Object;)Ljava/lang/Object; org.mockito.ArgumentCaptor::getAllValues()Ljava/util/List; org.mockito.ArgumentCaptor::capture()Ljava/lang/Object; org.mockito.ArgumentCaptor::forClass(Ljava/lang/Class;)Lorg/mockito/ArgumentCaptor; org.mockito.Mockito::when(Ljava/lang/Object;)Lorg/mockito/stubbing/OngoingStubbing; org.mockito.ArgumentCaptor::getValue()Ljava/lang/Object; org.mockito.stubbing.OngoingStubbing::thenRetur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loudformation-buil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ava-see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SOLV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sterisk-java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89">
            <text:p>28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org.easymock.IExpectationSetters::andReturn(Ljava/lang/Object;)Lorg/easymock/IExpectationSetters; org.easymock.IExpectationSetters::andThrow(Ljava/lang/Throwable;)Lorg/easymock/IExpectationSetters; org.easymock.EasyMock::createMock(Ljava/lang/Class;)Ljava/lang/Object; org.easymock.EasyMock::verify([Ljava/lang/Object;)V org.easymock.EasyMock::expect(Ljava/lang/Object;)Lorg/easymock/IExpectationSetters; org.easymock.EasyMock::replay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asyrasp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SONasser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1">
            <text:p>1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icurio-data-model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ogintc-java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atchers::eq(Ljava/lang/Object;)Ljava/lang/Object; org.mockito.Matchers::argThat(Lorg/hamcrest/Matcher;)Ljava/lang/Object; org.mockito.Mockito::when(Ljava/lang/Object;)Lorg/mockito/stubbing/OngoingStubbing; org.mockito.stubbing.OngoingStubbing::thenReturn(Ljava/lang/Object;)Lorg/mockito/stubbing/OngoingStubbing; org.mockito.Mockito::verify(Ljava/lang/Object;)Ljava/lang/Object; org.mockito.stubbing.OngoingStubbing::thenThrow([Ljava/lang/Throwable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eddl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sonschema-module-javax-validation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any()Ljava/lang/Object; org.mockito.ArgumentCaptor::capture()Ljava/lang/Object; org.mockito.Mockito::spy(Ljava/lang/Object;)Ljava/lang/Object; org.mockito.ArgumentCaptor::forClass(Ljava/lang/Class;)Lorg/mockito/ArgumentCaptor; org.mockito.Mockito::when(Ljava/lang/Object;)Lorg/mockito/stubbing/OngoingStubbing; org.mockito.ArgumentCaptor::getValue()Ljava/lang/Object; org.mockito.stubbing.OngoingStubbing::thenReturn(Ljava/lang/Object;)Lorg/mockito/stubbing/OngoingStubbing; org.mockito.Mockito::verifyNoMoreInteractions([Ljava/lang/Object;)V org.mockito.Mockito::verify(Ljava/lang/Object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xificient-for-js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orecast-io-wrapp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xml-avr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mxtrans-ag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eocod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caleset-ge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book-inventory-boo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uaiMockServer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58">
            <text:p>15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org.mockito.Mockito::mock(Ljava/lang/Class;)Ljava/lang/Object; org.mockito.Mockito::any(Ljava/lang/Class;)Ljava/lang/Object; org.powermock.api.mockito.PowerMockito::doThrow(Ljava/lang/Throwable;)Lorg/powermock/api/mockito/expectation/PowerMockitoStubber; org.mockito.Mockito::when(Ljava/lang/Object;)Lorg/mockito/stubbing/OngoingStubbing; org.mockito.stubbing.OngoingStubbing::thenThrow([Ljava/lang/Class;)Lorg/mockito/stubbing/OngoingStubbing; org.mockito.stubbing.OngoingStubbing::thenReturn(Ljava/lang/Object;)Lorg/mockito/stubbing/OngoingStubbing; org.mockito.Mockito::anyString()Ljava/lang/String; org.powermock.api.mockito.expectation.PowerMockitoStubber::when(Ljava/lang/Class;)V org.powermock.api.mockito.PowerMockito::mockStatic(Ljava/lang/Class;[Ljava/lang/Class;)V org.powermock.api.mockito.PowerMockito::spy(Ljava/lang/Class;)V org.mockito.Mockito::anyLong()J org.mockito.stubbing.OngoingStubbing::thenThrow([Ljava/lang/Throwable;)Lorg/mockito/stubbing/OngoingStubbing; org.powermock.api.mockito.PowerMockito::whe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ropwizard-json-exception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boot-jerse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amcrest-js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ecurelogin-jav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ldh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ertx-hazelcas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tfc_serv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ertx-uni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1">
            <text:p>2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vertx-concurr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-vertx-ext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tatful-client-vertx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org.mockito.ArgumentMatchers::any()Ljava/lang/Object; org.mockito.Mockito::mock(Ljava/lang/Class;)Ljava/lang/Object; org.mockito.Mockito::anyInt()I org.mockito.ArgumentCaptor::capture()Ljava/lang/Object; org.mockito.Mockito::any(Ljava/lang/Class;)Ljava/lang/Object; org.mockito.Mockito::when(Ljava/lang/Object;)Lorg/mockito/stubbing/OngoingStubbing; org.mockito.Mockito::doNothing()Lorg/mockito/stubbing/Stubber; org.mockito.stubbing.OngoingStubbing::thenReturn(Ljava/lang/Object;)Lorg/mockito/stubbing/OngoingStubbing; org.mockito.Mockito::anyString()Ljava/lang/String; org.mockito.stubbing.Stubber::when(Ljava/lang/Object;)Ljava/lang/Object; org.mockito.ArgumentCaptor::forClass(Ljava/lang/Class;)Lorg/mockito/ArgumentCaptor; org.mockito.Mockito::anyLong()J org.mockito.Mockito::eq(Ljava/lang/Object;)Ljava/lang/Object; org.mockito.ArgumentCaptor::getValue()Ljava/lang/Object; org.mockito.Mockito::times(I)Lorg/mockito/verification/VerificationMode; org.mockito.Mockito::verify(Ljava/lang/Object;Lorg/mockito/verification/VerificationMode;)Ljava/lang/Object;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excelasti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calable-open-api-with-vertx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pringmockedtes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times(I)Lorg/mockito/verification/VerificationMode; org.mockito.Mockito::verify(Ljava/lang/Object;Lorg/mockito/verification/VerificationMode;)Ljava/lang/Object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jeromq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7">
            <text:p>3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locust4j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eromq-toolkit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ockito::mock(Ljava/lang/Class;)Ljava/lang/Object; org.mockito.Mockito::never()Lorg/mockito/verification/VerificationMode; org.mockito.Mockito::when(Ljava/lang/Object;)Lorg/mockito/stubbing/OngoingStubbing; org.mockito.Mockito::verify(Ljava/lang/Object;)Ljava/lang/Object; org.mockito.Mockito::times(I)Lorg/mockito/verification/VerificationMode; org.mockito.Mockito::verify(Ljava/lang/Object;Lorg/mockito/verification/VerificationMode;)Ljava/lang/Object; org.mockito.stubbing.OngoingStubbing::thenReturn(Ljava/lang/Object;)Lorg/mockito/stubbing/OngoingStubbing;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netty-zmtp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rg.mockito.Matchers::eq(Ljava/lang/Object;)Ljava/lang/Object; org.mockito.Matchers::any(Ljava/lang/Class;)Ljava/lang/Object; org.mockito.ArgumentCaptor::capture()Ljava/lang/Object; org.mockito.Mockito::when(Ljava/lang/Object;)Lorg/mockito/stubbing/OngoingStubbing; org.mockito.ArgumentCaptor::getValue()Ljava/lang/Object; org.mockito.stubbing.OngoingStubbing::thenReturn(Ljava/lang/Object;)Lorg/mockito/stubbing/OngoingStubbing; org.mockito.Mockito::timeout(J)Lorg/mockito/verification/VerificationWithTimeout; org.mockito.Mockito::verify(Ljava/lang/Object;Lorg/mockito/verification/VerificationMode;)Ljava/lang/Object; org.mockito.Mockito::verify(Ljava/lang/Object;)Ljava/lang/Object; org.mockito.Mockito::verifyNoMoreInteractions([Ljava/lang/Object;)V org.mockito.Mockito::verifyZeroInteractions([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upport-ruleseng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org.mockito.Mockito::when(Ljava/lang/Object;)Lorg/mockito/stubbing/OngoingStubbing; org.mockito.stubbing.OngoingStubbing::thenReturn(Ljava/lang/Object;)Lorg/mockito/stubbing/OngoingStubbing; org.mockito.stubbing.OngoingStubbing::thenThrow([Ljava/lang/Throwable;)Lorg/mockito/stubbing/OngoingStubbing; org.mockito.MockitoAnnotations::initMocks(Ljava/lang/Object;)V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igca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sums</text:p>
          </table:table-cell>
          <table:table-cell table:style-name="Gnumeric-default" table:formula="of:=SUM([.B2:.B1648])" office:value-type="float" office:value="18390">
            <text:p>18390</text:p>
          </table:table-cell>
          <table:table-cell table:style-name="Gnumeric-default" table:formula="of:=SUM([.C2:.C1648])" office:value-type="float" office:value="180463">
            <text:p>180463</text:p>
          </table:table-cell>
          <table:table-cell table:style-name="Gnumeric-default" table:formula="of:=SUM([.D2:.D1648])" office:value-type="float" office:value="7264">
            <text:p>7264</text:p>
          </table:table-cell>
          <table:table-cell table:style-name="Gnumeric-default" table:formula="of:=SUM([.E2:.E1648])" office:value-type="float" office:value="1235">
            <text:p>1235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eans</text:p>
          </table:table-cell>
          <table:table-cell table:style-name="ACE-2" table:formula="of:=AVERAGE([.B2:.B1648])" office:value-type="float" office:value="11.165755919854281">
            <text:p>11.2</text:p>
          </table:table-cell>
          <table:table-cell table:style-name="ACE-2" table:formula="of:=AVERAGE([.C2:.C1648])" office:value-type="float" office:value="109.57073466909533">
            <text:p>109.6</text:p>
          </table:table-cell>
          <table:table-cell table:style-name="ACE-2" table:formula="of:=AVERAGE([.D2:.D1648])" office:value-type="float" office:value="4.4104432301153613">
            <text:p>4.4</text:p>
          </table:table-cell>
          <table:table-cell table:style-name="ACE-2" table:formula="of:=AVERAGE([.E2:.E1648])" office:value-type="float" office:value="0.74984820886460235">
            <text:p>0.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ax</text:p>
          </table:table-cell>
          <table:table-cell table:style-name="Gnumeric-default" table:formula="of:=MAX([.B2:.B1648])" office:value-type="float" office:value="2882">
            <text:p>2882</text:p>
          </table:table-cell>
          <table:table-cell table:style-name="Gnumeric-default" table:formula="of:=MAX([.C2:.C1648])" office:value-type="float" office:value="6242">
            <text:p>6242</text:p>
          </table:table-cell>
          <table:table-cell table:style-name="Gnumeric-default" table:formula="of:=MAX([.D2:.D1648])" office:value-type="float" office:value="865">
            <text:p>865</text:p>
          </table:table-cell>
          <table:table-cell table:style-name="Gnumeric-default" table:formula="of:=MAX([.E2:.E1648])" office:value-type="float" office:value="102">
            <text:p>102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edians</text:p>
          </table:table-cell>
          <table:table-cell table:style-name="Gnumeric-default" table:formula="of:=MEDIAN([.B2:.B1648])" office:value-type="float" office:value="0">
            <text:p>0</text:p>
          </table:table-cell>
          <table:table-cell table:style-name="Gnumeric-default" table:formula="of:=MEDIAN([.C2:.C1648])" office:value-type="float" office:value="22">
            <text:p>22</text:p>
          </table:table-cell>
          <table:table-cell table:style-name="Gnumeric-default" table:formula="of:=MEDIAN([.D2:.D1648])" office:value-type="float" office:value="0">
            <text:p>0</text:p>
          </table:table-cell>
          <table:table-cell table:style-name="Gnumeric-default" table:formula="of:=MEDIAN([.E2:.E1648])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ount</text:p>
          </table:table-cell>
          <table:table-cell table:style-name="Gnumeric-default" table:formula="of:=COUNT([.B2:.B1648])" office:value-type="float" office:value="1647">
            <text:p>1647</text:p>
          </table:table-cell>
          <table:table-cell table:style-name="Gnumeric-default" table:formula="of:=COUNT([.C2:.C1648])" office:value-type="float" office:value="1647">
            <text:p>1647</text:p>
          </table:table-cell>
          <table:table-cell table:style-name="Gnumeric-default" table:formula="of:=COUNT([.D2:.D1648])" office:value-type="float" office:value="1647">
            <text:p>1647</text:p>
          </table:table-cell>
          <table:table-cell table:style-name="Gnumeric-default" table:formula="of:=COUNT([.E2:.E1648])" office:value-type="float" office:value="1647">
            <text:p>164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nonzero count</text:p>
          </table:table-cell>
          <table:table-cell table:style-name="Gnumeric-default" table:formula="of:=COUNTIF([.B2:.B1648];&quot;&lt;&gt;0&quot;)" office:value-type="float" office:value="381">
            <text:p>381</text:p>
          </table:table-cell>
          <table:table-cell table:style-name="Gnumeric-default" table:formula="of:=COUNTIF([.C2:.C1648];&quot;&lt;&gt;0&quot;)" office:value-type="float" office:value="1637">
            <text:p>1637</text:p>
          </table:table-cell>
          <table:table-cell table:style-name="Gnumeric-default" table:formula="of:=COUNTIF([.D2:.D1648];&quot;&lt;&gt;0&quot;)" office:value-type="float" office:value="354">
            <text:p>354</text:p>
          </table:table-cell>
          <table:table-cell table:style-name="Gnumeric-default" table:formula="of:=COUNTIF([.E2:.E1648];&quot;&lt;&gt;0&quot;)" office:value-type="float" office:value="381">
            <text:p>38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mean of nonzeros</text:p>
          </table:table-cell>
          <table:table-cell table:style-name="ACE-2" table:formula="of:=AVERAGEIF([.B2:.B1648];&quot;&lt;&gt;0&quot;)" office:value-type="float" office:value="48.267716535433074">
            <text:p>48.3</text:p>
          </table:table-cell>
          <table:table-cell table:style-name="ACE-2" table:formula="of:=AVERAGEIF([.C2:.C1648];&quot;&lt;&gt;0&quot;)" office:value-type="float" office:value="110.2400733048259">
            <text:p>110.2</text:p>
          </table:table-cell>
          <table:table-cell table:style-name="ACE-2" table:formula="of:=AVERAGEIF([.D2:.D1648];&quot;&lt;&gt;0&quot;)" office:value-type="float" office:value="20.519774011299436">
            <text:p>20.5</text:p>
          </table:table-cell>
          <table:table-cell table:style-name="ACE-2" table:formula="of:=AVERAGEIF([.E2:.E1648];&quot;&lt;&gt;0&quot;)" office:value-type="float" office:value="3.241469816272966">
            <text:p>3.2</text:p>
          </table:table-cell>
          <table:table-cell table:number-columns-repeated="251" table:style-name="Gnumeric-default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number-columns-repeated="2" table:style-name="Gnumeric-default"/>
          <table:table-cell table:style-name="ACE-1" table:formula="of:=[.B1655]/[.C1655]" office:value-type="float" office:value="0.2327428222357972">
            <text:p>0.233</text:p>
          </table:table-cell>
          <table:table-cell table:number-columns-repeated="253" table:style-name="Gnumeric-default"/>
        </table:table-row>
        <table:table-row table:style-name="AROW-0" table:number-rows-repeated="63877">
          <table:table-cell table:number-columns-repeated="256"/>
        </table:table-row>
        <table:named-expressions>
          <table:named-expression table:name="Sheet_Title" table:expression="of:=&quot;op.tsv&quot;" table:base-cell-address="$'op.tsv'.$A$1"/>
          <table:named-expression table:name="Print_Area" table:expression="of:=#REF!" table:base-cell-address="$'op.tsv'.$A$1"/>
        </table:named-expressions>
        <gnm:selections gnm:cursor-col="4" gnm:cursor-row="0">
          <gnm:selection gnm:start-col="4" gnm:start-row="0" gnm:end-col="4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p.t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5-07T04:04:21Z</dc:date>
    <meta:creation-date>2022-05-07T03:36:22Z</meta:creation-date>
    <meta:generator>gnumeric/1.12.50</meta:generator>
  </office:meta>
</office:document-meta>
</file>